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FFBA3E" style:cell-protect="none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89898" style:cell-protect="non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89898" style:cell-protec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89898" style:cell-protect="none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4A4A7" style:cell-protect="none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4A4A7" style:cell-protect="none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4A4A7" style:cell-protect="none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4A4A7" style:cell-protect="none"/>
    </style:style>
    <style:style style:name="ce1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67788E" style:font-name="Arial" style:font-name-asian="Arial" style:font-name-complex="Arial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color="#67788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BA3E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0065D9" style:font-name="Arial" style:font-name-asian="Arial" style:font-name-complex="Arial" fo:font-size="7pt" style:font-size-asian="7pt" style:font-size-complex="7pt" style:text-underline-style="solid" style:text-underline-type="single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4pt" style:font-size-asian="4pt" style:font-size-complex="4pt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4pt" style:font-size-asian="4pt" style:font-size-complex="4p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justify"/>
      <style:text-properties fo:color="#000000" style:font-name="Arial" style:font-name-asian="Arial" style:font-name-complex="Arial" fo:font-size="4pt" style:font-size-asian="4pt" style:font-size-complex="4pt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4pt" style:font-size-asian="4pt" style:font-size-complex="4pt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4A4A7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4A4A7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color="#67788E" style:font-name="Arial" style:font-name-asian="Arial" style:font-name-complex="Arial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end" fo:margin-right="0cm"/>
      <style:text-properties fo:color="#67788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0.132291666666667cm"/>
    </style:style>
    <style:style style:name="co2" style:family="table-column">
      <style:table-column-properties fo:break-before="auto" style:column-width="0.9525cm"/>
    </style:style>
    <style:style style:name="co3" style:family="table-column">
      <style:table-column-properties fo:break-before="auto" style:column-width="0.0264583333333333cm"/>
    </style:style>
    <style:style style:name="co4" style:family="table-column">
      <style:table-column-properties fo:break-before="auto" style:column-width="1.48166666666667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0.0529166666666667cm"/>
    </style:style>
    <style:style style:name="co7" style:family="table-column">
      <style:table-column-properties fo:break-before="auto" style:column-width="1.61395833333333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666875cm"/>
    </style:style>
    <style:style style:name="co10" style:family="table-column">
      <style:table-column-properties fo:break-before="auto" style:column-width="2.778125cm"/>
    </style:style>
    <style:style style:name="co11" style:family="table-column">
      <style:table-column-properties fo:break-before="auto" style:column-width="4.31270833333333cm"/>
    </style:style>
    <style:style style:name="co12" style:family="table-column">
      <style:table-column-properties fo:break-before="auto" style:column-width="0.687916666666667cm"/>
    </style:style>
    <style:style style:name="co13" style:family="table-column">
      <style:table-column-properties fo:break-before="auto" style:column-width="1.71979166666667cm"/>
    </style:style>
    <style:style style:name="co14" style:family="table-column">
      <style:table-column-properties fo:break-before="auto" style:column-width="0.608541666666667cm"/>
    </style:style>
    <style:style style:name="co15" style:family="table-column">
      <style:table-column-properties fo:break-before="auto" style:column-width="1.42875cm"/>
    </style:style>
    <style:style style:name="co16" style:family="table-column">
      <style:table-column-properties fo:break-before="auto" style:column-width="1.29645833333333cm"/>
    </style:style>
    <style:style style:name="co17" style:family="table-column">
      <style:table-column-properties fo:break-before="auto" style:column-width="1.69333333333333cm"/>
    </style:style>
    <style:style style:name="ro1" style:family="table-row">
      <style:table-row-properties style:row-height="15.9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9.95pt" style:use-optimal-row-height="false" fo:break-before="auto"/>
    </style:style>
    <style:style style:name="ro4" style:family="table-row">
      <style:table-row-properties style:row-height="12.95pt" style:use-optimal-row-height="false" fo:break-before="auto"/>
    </style:style>
    <style:style style:name="ro5" style:family="table-row">
      <style:table-row-properties style:row-height="24pt" style:use-optimal-row-height="false" fo:break-before="auto"/>
    </style:style>
    <style:style style:name="ro6" style:family="table-row">
      <style:table-row-properties style:row-height="18.95pt" style:use-optimal-row-height="false" fo:break-before="auto"/>
    </style:style>
    <style:style style:name="ro7" style:family="table-row">
      <style:table-row-properties style:row-height="30pt" style:use-optimal-row-height="false" fo:break-before="auto"/>
    </style:style>
    <style:style style:name="ro8" style:family="table-row">
      <style:table-row-properties style:row-height="36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age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7" table:number-columns-repeated="16359" table:default-cell-style-name="ce1"/>
        <table:table-row table:style-name="ro1">
          <table:table-cell office:value-type="string" table:number-columns-spanned="17" table:number-rows-spanned="1" table:style-name="ce30">
            <text:p>Despesas com Cartão Corporativo e Suprimento de Fundos</text:p>
          </table:table-cell>
          <table:covered-table-cell table:number-columns-repeated="16"/>
          <table:table-cell table:style-name="ce2"/>
          <table:table-cell office:value-type="string" table:number-columns-spanned="7" table:number-rows-spanned="1" table:style-name="ce31">
            <text:p>agosto/2024</text:p>
          </table:table-cell>
          <table:covered-table-cell table:number-columns-repeated="6"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100 - PGR - PROCURADORIA GERAL DA REPUBLIC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GILSON JORGE TELES MARINHO - CPF: 182.644.173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9/07/2024 a 16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7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8/2024</text:p>
          </table:table-cell>
          <table:covered-table-cell/>
          <table:table-cell office:value-type="string" table:number-columns-spanned="8" table:number-rows-spanned="1" table:style-name="ce22">
            <text:p>MARIANE PESCARIA</text:p>
          </table:table-cell>
          <table:covered-table-cell table:number-columns-repeated="7"/>
          <table:table-cell office:value-type="string" table:number-columns-spanned="3" table:number-rows-spanned="1" table:style-name="ce21">
            <text:p>48.286.567/0001-00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A DEMANDAS DE CONTRATAÇÕES DE PEQUENOS VALORES QUE SÃO DE UTILIZAÇÃO IMEDIATA E NÃO PASSÍVEIS DE PLANEJAMENT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8/2024</text:p>
          </table:table-cell>
          <table:covered-table-cell/>
          <table:table-cell office:value-type="string" table:number-columns-spanned="8" table:number-rows-spanned="1" table:style-name="ce22">
            <text:p>MAQPEÇAS REFRIGERAÇÃO EIRELI ME</text:p>
          </table:table-cell>
          <table:covered-table-cell table:number-columns-repeated="7"/>
          <table:table-cell office:value-type="string" table:number-columns-spanned="3" table:number-rows-spanned="1" table:style-name="ce21">
            <text:p>24.597.079/0001-48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A DEMANDAS DE CONTRATAÇÕES DE PEQUENOS VALORES QUE SÃO DE UTILIZAÇÃO IMEDIATA E NÃO PASSÍVEIS DE PLANEJAMENT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6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69 - PR-AC - PROCURADORIA DA REPUBLICA - ACRE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IA CANDIDA DE ARAUJO FREIRE - CPF: 612.317.462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8/06/2024 a 26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0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08/2024</text:p>
          </table:table-cell>
          <table:covered-table-cell/>
          <table:table-cell office:value-type="string" table:number-columns-spanned="8" table:number-rows-spanned="1" table:style-name="ce22">
            <text:p>PRB SERVIÇOS, COMÉRCIO E REPRESENTAÇÕ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1.201.419/0001-74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ENCADERNAÇÃO DE LIVROS DO DR. LUIDGI</text:p>
          </table:table-cell>
          <table:covered-table-cell table:number-columns-repeated="9"/>
          <table:table-cell office:value-type="string" table:number-columns-spanned="2" table:number-rows-spanned="1" table:style-name="ce24">
            <text:p>R$ 24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IA CANDIDA DE ARAUJO FREIRE - CPF: 612.317.462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7/06/2024 a 06/08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4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08/2024</text:p>
          </table:table-cell>
          <table:covered-table-cell/>
          <table:table-cell office:value-type="string" table:number-columns-spanned="8" table:number-rows-spanned="1" table:style-name="ce22">
            <text:p>V.L.F. GASPAR COMÉRCIO DE SERVIÇ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6.255.086/0001-80</text:p>
          </table:table-cell>
          <table:covered-table-cell table:number-columns-repeated="2"/>
          <table:table-cell office:value-type="string" table:number-columns-spanned="10" table:number-rows-spanned="1" table:style-name="ce23">
            <text:p>TROCA DE FILTRO DE BEBEDOURO</text:p>
          </table:table-cell>
          <table:covered-table-cell table:number-columns-repeated="9"/>
          <table:table-cell office:value-type="string" table:number-columns-spanned="2" table:number-rows-spanned="1" table:style-name="ce24">
            <text:p>R$ 46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08/2024</text:p>
          </table:table-cell>
          <table:covered-table-cell/>
          <table:table-cell office:value-type="string" table:number-columns-spanned="8" table:number-rows-spanned="1" table:style-name="ce22">
            <text:p>A. C. D. A. IMPORTAÇÃO E EXPORTAÇÃ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4.308.980/0014-07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BANHEIROS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,88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08/2024</text:p>
          </table:table-cell>
          <table:covered-table-cell/>
          <table:table-cell office:value-type="string" table:number-columns-spanned="8" table:number-rows-spanned="1" table:style-name="ce22">
            <text:p>ASSAI ATACADISTA - SENDAS DISTRIBUIDORA SA LJ206</text:p>
          </table:table-cell>
          <table:covered-table-cell table:number-columns-repeated="7"/>
          <table:table-cell office:value-type="string" table:number-columns-spanned="3" table:number-rows-spanned="1" table:style-name="ce21">
            <text:p>06.057.223/0431-48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UTILIZAÇÃO SEGURANÇA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,98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08/2024</text:p>
          </table:table-cell>
          <table:covered-table-cell/>
          <table:table-cell office:value-type="string" table:number-columns-spanned="8" table:number-rows-spanned="1" table:style-name="ce22">
            <text:p>HAVAN S.A.</text:p>
          </table:table-cell>
          <table:covered-table-cell table:number-columns-repeated="7"/>
          <table:table-cell office:value-type="string" table:number-columns-spanned="3" table:number-rows-spanned="1" table:style-name="ce21">
            <text:p>79.379.491/0110-37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UTILIZAÇÃO DAS COPAS</text:p>
          </table:table-cell>
          <table:covered-table-cell table:number-columns-repeated="9"/>
          <table:table-cell office:value-type="string" table:number-columns-spanned="2" table:number-rows-spanned="1" table:style-name="ce24">
            <text:p>R$ 279,98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380005 - PR-AP - PROCURADORIA DA REPUBLICA - AMAP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EUCLIDES ARAUJO RIBEIRO - CPF: 251.895.732-4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8/07/2024 a 05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2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1/08/2024</text:p>
          </table:table-cell>
          <table:covered-table-cell/>
          <table:table-cell office:value-type="string" table:number-columns-spanned="8" table:number-rows-spanned="1" table:style-name="ce22">
            <text:p>M A E SILV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3.069.198/0003-27</text:p>
          </table:table-cell>
          <table:covered-table-cell table:number-columns-repeated="2"/>
          <table:table-cell office:value-type="string" table:number-columns-spanned="10" table:number-rows-spanned="1" table:style-name="ce23">
            <text:p>AUDIÊNCIA PÚBLICA A SER REALIZADA NA ESCOLA ESTADUAL EVILÁSIO PEDRO DE FERREIRA, LOCALIZADA NA BR 156, KM 132, S/N, VILA MARACÁ, MAZAGÃO-AP, NO DIA 08 DE AGOSTO DE 2024 ÀS 11H00, DEMANDA PROVENIENTE DO GABINETE DO PROCURADOR DA REPÚBLICA DO 6º OFÍCIO DA PR-APA</text:p>
          </table:table-cell>
          <table:covered-table-cell table:number-columns-repeated="9"/>
          <table:table-cell office:value-type="string" table:number-columns-spanned="2" table:number-rows-spanned="1" table:style-name="ce24">
            <text:p>R$ 96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08/2024</text:p>
          </table:table-cell>
          <table:covered-table-cell/>
          <table:table-cell office:value-type="string" table:number-columns-spanned="8" table:number-rows-spanned="1" table:style-name="ce22">
            <text:p>L C F MENDES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14.574.032/0001-05</text:p>
          </table:table-cell>
          <table:covered-table-cell table:number-columns-repeated="2"/>
          <table:table-cell office:value-type="string" table:number-columns-spanned="10" table:number-rows-spanned="1" table:style-name="ce23">
            <text:p>SE DESTINA À DEMARCAÇÃO DAS VAGAS DE CARROS E MOTOCICLETAS DA GARAGEM DO PRÉDIO SEDE DA PR-AP. E UTILIZAR EM PEQUENOS REPAROS</text:p>
          </table:table-cell>
          <table:covered-table-cell table:number-columns-repeated="9"/>
          <table:table-cell office:value-type="string" table:number-columns-spanned="2" table:number-rows-spanned="1" table:style-name="ce24">
            <text:p>R$ 167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08/2024</text:p>
          </table:table-cell>
          <table:covered-table-cell/>
          <table:table-cell office:value-type="string" table:number-columns-spanned="8" table:number-rows-spanned="1" table:style-name="ce22">
            <text:p>MONTE &amp; CIA LTDA (MATRIZ)</text:p>
          </table:table-cell>
          <table:covered-table-cell table:number-columns-repeated="7"/>
          <table:table-cell office:value-type="string" table:number-columns-spanned="3" table:number-rows-spanned="1" table:style-name="ce21">
            <text:p>04.661.385/0001-99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A SOLICITAÇÃO DA SMSG</text:p>
          </table:table-cell>
          <table:covered-table-cell table:number-columns-repeated="9"/>
          <table:table-cell office:value-type="string" table:number-columns-spanned="2" table:number-rows-spanned="1" table:style-name="ce24">
            <text:p>R$ 39,95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08/2024</text:p>
          </table:table-cell>
          <table:covered-table-cell/>
          <table:table-cell office:value-type="string" table:number-columns-spanned="8" table:number-rows-spanned="1" table:style-name="ce22">
            <text:p>L C F MENDES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14.574.032/0002-96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A SOLICITAÇÃO DA SMSG</text:p>
          </table:table-cell>
          <table:covered-table-cell table:number-columns-repeated="9"/>
          <table:table-cell office:value-type="string" table:number-columns-spanned="2" table:number-rows-spanned="1" table:style-name="ce24">
            <text:p>R$ 139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1/08/2024</text:p>
          </table:table-cell>
          <table:covered-table-cell/>
          <table:table-cell office:value-type="string" table:number-columns-spanned="8" table:number-rows-spanned="1" table:style-name="ce22">
            <text:p>L C F MENDES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14.574.032/0002-96</text:p>
          </table:table-cell>
          <table:covered-table-cell table:number-columns-repeated="2"/>
          <table:table-cell office:value-type="string" table:number-columns-spanned="10" table:number-rows-spanned="1" table:style-name="ce23">
            <text:p>MECANISMO PARA SUBSTITUIR A ANTERIOR QUE APRESENTOU DEFEITO DE FUNCIONAMENT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1/08/2024</text:p>
          </table:table-cell>
          <table:covered-table-cell/>
          <table:table-cell office:value-type="string" table:number-columns-spanned="8" table:number-rows-spanned="1" table:style-name="ce22">
            <text:p>L C F MENDES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14.574.032/0002-96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PARA REPAROS DAS PORTAS</text:p>
          </table:table-cell>
          <table:covered-table-cell table:number-columns-repeated="9"/>
          <table:table-cell office:value-type="string" table:number-columns-spanned="2" table:number-rows-spanned="1" table:style-name="ce24">
            <text:p>R$ 63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8/2024</text:p>
          </table:table-cell>
          <table:covered-table-cell/>
          <table:table-cell office:value-type="string" table:number-columns-spanned="8" table:number-rows-spanned="1" table:style-name="ce22">
            <text:p>L C F MENDES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14.574.032/0002-96</text:p>
          </table:table-cell>
          <table:covered-table-cell table:number-columns-repeated="2"/>
          <table:table-cell office:value-type="string" table:number-columns-spanned="10" table:number-rows-spanned="1" table:style-name="ce23">
            <text:p>CONTROLE UNIVERSAL DE CENTRAL DE AR</text:p>
          </table:table-cell>
          <table:covered-table-cell table:number-columns-repeated="9"/>
          <table:table-cell office:value-type="string" table:number-columns-spanned="2" table:number-rows-spanned="1" table:style-name="ce24">
            <text:p>R$ 31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2/08/2024</text:p>
          </table:table-cell>
          <table:covered-table-cell/>
          <table:table-cell office:value-type="string" table:number-columns-spanned="8" table:number-rows-spanned="1" table:style-name="ce22">
            <text:p>P J J DA CRUZ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20.069.378/0001-59</text:p>
          </table:table-cell>
          <table:covered-table-cell table:number-columns-repeated="2"/>
          <table:table-cell office:value-type="string" table:number-columns-spanned="10" table:number-rows-spanned="1" table:style-name="ce23">
            <text:p>Chave: 01 - Sala: 205 = 2 cópias <text:s text:c="26"/>301 = 2 cópias <text:s text:c="28"/>311 = 2 cópias <text:s text:c="26"/>506 = 2 cópias <text:s text:c="26"/>509 = 2 cópias <text:s text:c="26"/>610 = 2 cópias <text:s text:c="18"/>Sala cofre= 1 cópia <text:s text:c="11"/>02 - Controle remoto Universal para sala 511 = 1</text:p>
          </table:table-cell>
          <table:covered-table-cell table:number-columns-repeated="9"/>
          <table:table-cell office:value-type="string" table:number-columns-spanned="2" table:number-rows-spanned="1" table:style-name="ce24">
            <text:p>R$ 184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31 - PR-BA - PROCURADORIA DA REPUBLICA - BAHI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LDERICO EUSTAQUIO DOS SANTOS FILHO - CPF: 529.309.985-0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2/07/2024 a 04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5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8/2024</text:p>
          </table:table-cell>
          <table:covered-table-cell/>
          <table:table-cell office:value-type="string" table:number-columns-spanned="8" table:number-rows-spanned="1" table:style-name="ce22">
            <text:p>BLOCOLAR MATERIAL PARA CONSTRUÇÕ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2.905.551/0001-83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DAS INSTALAÇÕES DA PRM ILHEU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08/2024</text:p>
          </table:table-cell>
          <table:covered-table-cell/>
          <table:table-cell office:value-type="string" table:number-columns-spanned="8" table:number-rows-spanned="1" table:style-name="ce22">
            <text:p>MULTI MARCAS</text:p>
          </table:table-cell>
          <table:covered-table-cell table:number-columns-repeated="7"/>
          <table:table-cell office:value-type="string" table:number-columns-spanned="3" table:number-rows-spanned="1" table:style-name="ce21">
            <text:p>13.727.098/0001-25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EQUIPAMENTO DA PRM ILHEU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8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08/2024</text:p>
          </table:table-cell>
          <table:covered-table-cell/>
          <table:table-cell office:value-type="string" table:number-columns-spanned="8" table:number-rows-spanned="1" table:style-name="ce22">
            <text:p>GS ARAUJO SISTEMAS DE SEGURANÇA E MATERIAIS ELETRICOS</text:p>
          </table:table-cell>
          <table:covered-table-cell table:number-columns-repeated="7"/>
          <table:table-cell office:value-type="string" table:number-columns-spanned="3" table:number-rows-spanned="1" table:style-name="ce21">
            <text:p>15.010.263/0001-59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DE EQUIPAMENETOS ELETRONICOS DA PRM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08/2024</text:p>
          </table:table-cell>
          <table:covered-table-cell/>
          <table:table-cell office:value-type="string" table:number-columns-spanned="8" table:number-rows-spanned="1" table:style-name="ce22">
            <text:p>MM MENDONÇA E CIA LTDA<text:s/></text:p>
          </table:table-cell>
          <table:covered-table-cell table:number-columns-repeated="7"/>
          <table:table-cell office:value-type="string" table:number-columns-spanned="3" table:number-rows-spanned="1" table:style-name="ce21">
            <text:p>02.409.008/0009-99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PREDIAL DA PRM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82,43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8/2024</text:p>
          </table:table-cell>
          <table:covered-table-cell/>
          <table:table-cell office:value-type="string" table:number-columns-spanned="8" table:number-rows-spanned="1" table:style-name="ce22">
            <text:p>BLOCOLAR MATERIAL PARA CONSTRUÇÕ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2.905.551/0001-83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,87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OURIVAN DA SILVA PORTUGAL - CPF: 667.851.975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6/08/2024 a 01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8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1/08/2024</text:p>
          </table:table-cell>
          <table:covered-table-cell/>
          <table:table-cell office:value-type="string" table:number-columns-spanned="8" table:number-rows-spanned="1" table:style-name="ce22">
            <text:p>DN COMUNICAÇÃO VISUAL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7.079.326/0001-03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LACAS PERSONALIZADAS PARA PORTAS DAS SALAS DA PRM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2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8/2024</text:p>
          </table:table-cell>
          <table:covered-table-cell/>
          <table:table-cell office:value-type="string" table:number-columns-spanned="8" table:number-rows-spanned="1" table:style-name="ce22">
            <text:p>CASA DAS CONEXÕES</text:p>
          </table:table-cell>
          <table:covered-table-cell table:number-columns-repeated="7"/>
          <table:table-cell office:value-type="string" table:number-columns-spanned="3" table:number-rows-spanned="1" table:style-name="ce21">
            <text:p>19.021.532/0001-33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NTA ASFÁLTICA PARA PRM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8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FABIO JOSE SOUSA DE JESUS SANTOS - CPF: 001.768.835-3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6/07/2024 a 18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6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8/2024</text:p>
          </table:table-cell>
          <table:covered-table-cell/>
          <table:table-cell office:value-type="string" table:number-columns-spanned="8" table:number-rows-spanned="1" table:style-name="ce22">
            <text:p>SUPERMERCADOS IRMAOS RONDELLI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1.293.480/0001-99</text:p>
          </table:table-cell>
          <table:covered-table-cell table:number-columns-repeated="2"/>
          <table:table-cell office:value-type="string" table:number-columns-spanned="10" table:number-rows-spanned="1" table:style-name="ce23">
            <text:p>AUTORIZAÇÃO PARA AQUISIÇÃO DE AÇÚCAR PARA PRM/VITÓRIA DA CONQUIST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2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7/08/2024</text:p>
          </table:table-cell>
          <table:covered-table-cell/>
          <table:table-cell office:value-type="string" table:number-columns-spanned="8" table:number-rows-spanned="1" table:style-name="ce22">
            <text:p>QUEDISSON SOUSA DO PRADO</text:p>
          </table:table-cell>
          <table:covered-table-cell table:number-columns-repeated="7"/>
          <table:table-cell office:value-type="string" table:number-columns-spanned="3" table:number-rows-spanned="1" table:style-name="ce21">
            <text:p>04.443.706/0001-89</text:p>
          </table:table-cell>
          <table:covered-table-cell table:number-columns-repeated="2"/>
          <table:table-cell office:value-type="string" table:number-columns-spanned="10" table:number-rows-spanned="1" table:style-name="ce23">
            <text:p>09 Cópias de chaves para salas da PRM/Vitória da Conquista/B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UTAILDSON DOS SANTOS CARVALHO - CPF: 802.374.525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3/05/2024 a 09/08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9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08/2024</text:p>
          </table:table-cell>
          <table:covered-table-cell/>
          <table:table-cell office:value-type="string" table:number-columns-spanned="8" table:number-rows-spanned="1" table:style-name="ce22">
            <text:p>GILMAR OLIVEIRA ALVES - ME</text:p>
          </table:table-cell>
          <table:covered-table-cell table:number-columns-repeated="7"/>
          <table:table-cell office:value-type="string" table:number-columns-spanned="3" table:number-rows-spanned="1" table:style-name="ce21">
            <text:p>11.087.171/0001-16</text:p>
          </table:table-cell>
          <table:covered-table-cell table:number-columns-repeated="2"/>
          <table:table-cell office:value-type="string" table:number-columns-spanned="10" table:number-rows-spanned="1" table:style-name="ce23">
            <text:p>CONSERTO DA PLACA SECUNDÁRIA DO PORTAL DETECTOR DE METIA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5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LIANDRA LOUBACK GONCALVES - CPF: 957.922.445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6/06/2024 a 30/08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4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05/08/2024</text:p>
          </table:table-cell>
          <table:covered-table-cell/>
          <table:table-cell office:value-type="string" table:number-columns-spanned="8" table:number-rows-spanned="1" table:style-name="ce22">
            <text:p>FERRAGENS CONQUISTA ATACADO E VAREJO DE FERR.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5.812.762/0001-60</text:p>
          </table:table-cell>
          <table:covered-table-cell table:number-columns-repeated="2"/>
          <table:table-cell office:value-type="string" table:number-columns-spanned="10" table:number-rows-spanned="1" table:style-name="ce23">
            <text:p>A SER UTILIZADA PARA COBERTURA DA VIATURA HILUX, PLACA POLICIAL NYT 9199. O VEÍCULO FOI OBJETO DE SINISTRO NO MUNICÍPIO DE PAULO AFONSO, ENCONTRANDO-SE NO ESTACIONAMENTO EXTERNO DA INSTITUIÇÃO. A OBTENÇÃO DO MATERIAL VISA EVITAR POTENCIAIS FOCOS DE PROLIFERAÇÃO DO MOSQUITO AEDES AEGYPTI ¿ <text:s/>TRANSMISSOR DE DOENÇAS COMO A DENGUE, ZICA E CHIKUNGUNYA ¿, IMPEDINDO O ACÚMULO DE ÁGUA PARADA, VISTO QUE NOS ENCONTRAMOS NO INVERNO, EM UM PERÍODO DE CHUVAS INTENSA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35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6/08/2024</text:p>
          </table:table-cell>
          <table:covered-table-cell/>
          <table:table-cell office:value-type="string" table:number-columns-spanned="8" table:number-rows-spanned="1" table:style-name="ce22">
            <text:p>LG ELECTRONICS DO BRASIL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1.166.372/0014-70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E AQUISIÇÃO DE CONTROLE REMOTO PARA A TV LG MODELO 42LN700-8A INSTALADA NO GABINETE DO PROCURADOR DA REPÚBLICA SAMIR CABUS NACHEF JUNIOR (GAB 2 ¿ 9º ANDAR) TENDO EM VISTA QUE O CONTROLE ANTERIOR APRESENTOU DEFEIT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9,14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08/08/2024</text:p>
          </table:table-cell>
          <table:covered-table-cell/>
          <table:table-cell office:value-type="string" table:number-columns-spanned="8" table:number-rows-spanned="1" table:style-name="ce22">
            <text:p>FERREIRA COSTA CI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0.230.480/0003-00</text:p>
          </table:table-cell>
          <table:covered-table-cell table:number-columns-repeated="2"/>
          <table:table-cell office:value-type="string" table:number-columns-spanned="10" table:number-rows-spanned="1" table:style-name="ce23">
            <text:p>A SER UTILIZADA PARA COBERTURA DA VIATURA HILUX, PLACA POLICIAL NYT 9199. O VEÍCULO FOI OBJETO DE SINISTRO NO MUNICÍPIO DE PAULO AFONSO, ENCONTRANDO-SE NO ESTACIONAMENTO EXTERNO DA INSTITUIÇÃO. A OBTENÇÃO DO MATERIAL VISA EVITAR POTENCIAIS FOCOS DE PROLIFERAÇÃO DO MOSQUITO AEDES AEGYPTI ¿ <text:s/>TRANSMISSOR DE DOENÇAS COMO A DENGUE, ZICA E CHIKUNGUNYA ¿, IMPEDINDO O ACÚMULO DE ÁGUA PARADA, VISTO QUE NOS ENCONTRAMOS NO INVERNO, EM UM PERÍODO DE CHUVAS INTENSA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4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8/2024</text:p>
          </table:table-cell>
          <table:covered-table-cell/>
          <table:table-cell office:value-type="string" table:number-columns-spanned="8" table:number-rows-spanned="1" table:style-name="ce22">
            <text:p>FERREIRA COSTA CI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0.230.480/0003-00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CONTINUIDADE DO PROCESSO DE AMPLIAÇÃO DO CFTV DA PRB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39,60</text:p>
          </table:table-cell>
          <table:covered-table-cell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1">
            <text:p>16/08/2024</text:p>
          </table:table-cell>
          <table:covered-table-cell/>
          <table:table-cell office:value-type="string" table:number-columns-spanned="8" table:number-rows-spanned="1" table:style-name="ce22">
            <text:p>RODRIGO SILVA ALV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8.271.760/0001-52</text:p>
          </table:table-cell>
          <table:covered-table-cell table:number-columns-repeated="2"/>
          <table:table-cell office:value-type="string" table:number-columns-spanned="10" table:number-rows-spanned="1" table:style-name="ce23">
            <text:p>DEVIDO AO FATO DA AREA SE <text:s/>ENCONTRAR <text:s/>ATUALMENTE <text:s/>COM <text:s/>ACENTUADO <text:s/>CRESCIMENTO <text:s/>DE <text:s/>MATO <text:s/>IMPEDINDO <text:s/>A <text:s/>MANUTENÇÃO <text:s/>DA REDE DOS POSTES DE ILUMINAÇÃO, BEM COMO DE GALHOS DE ARVORES INVADINDO O ESPAÇO DA CERCA ELÉTRICA INSTALADA SOBRE OS MUROS, CAUSANDO PANE NESSE SISTEM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.105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0/08/2024</text:p>
          </table:table-cell>
          <table:covered-table-cell/>
          <table:table-cell office:value-type="string" table:number-columns-spanned="8" table:number-rows-spanned="1" table:style-name="ce22">
            <text:p>TEC TECNICA MOTORES ELETRIC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0.574.006/0001-97</text:p>
          </table:table-cell>
          <table:covered-table-cell table:number-columns-repeated="2"/>
          <table:table-cell office:value-type="string" table:number-columns-spanned="10" table:number-rows-spanned="1" table:style-name="ce23">
            <text:p>REPARO DE UMA BOMBA DE RECALQUE DE ÁGUA DO PRÉDIO PR/BA, EM VIRTUDE DA MESMA JUNTAMENTE COM A RESERVA, TEREM APRESENTADO DEFEITO EM UM MESMO MOMENTO, DEIXANDO PORTANTO O ABASTECIMENTO DO TANQUE SUPERIOR, INVIABILIZADO ATRAVÉS DO SISTEMA AUTOMÁTIC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128,78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82 - PR-CE - PROCURADORIA DA REPUBLICA - CEAR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NTONIO CLAUDIO BARROS - CPF: 422.503.153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2/06/2024 a 09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5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8/2024</text:p>
          </table:table-cell>
          <table:covered-table-cell/>
          <table:table-cell office:value-type="string" table:number-columns-spanned="8" table:number-rows-spanned="1" table:style-name="ce22">
            <text:p>CHAVEIRO ALMEIDA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07.315.989/0001-71</text:p>
          </table:table-cell>
          <table:covered-table-cell table:number-columns-repeated="2"/>
          <table:table-cell office:value-type="string" table:number-columns-spanned="10" table:number-rows-spanned="1" table:style-name="ce23">
            <text:p>SOLICITA CONFECÇÃO DE 04 (QUATRO) CÓPIAS DE CHAVES CONFORME SNP 1707978 E SNP 1707447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0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9/08/2024</text:p>
          </table:table-cell>
          <table:covered-table-cell/>
          <table:table-cell office:value-type="string" table:number-columns-spanned="8" table:number-rows-spanned="1" table:style-name="ce22">
            <text:p>CHAVEIRO ALMEIDA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07.315.989/0001-71</text:p>
          </table:table-cell>
          <table:covered-table-cell table:number-columns-repeated="2"/>
          <table:table-cell office:value-type="string" table:number-columns-spanned="10" table:number-rows-spanned="1" table:style-name="ce23">
            <text:p>SOLICITAÇÃO DE CONFECÇÃO DE 09 (NOVE) CÓPIAS DE CHAVES CONFORME SNP 1711566, DOCUMENTO PR-CE-00047402/2024 E E-MAIL DO CHEFE DA SELOG, JOSÍ LUIS MENDONÇA UCHÔ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0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9/08/2024</text:p>
          </table:table-cell>
          <table:covered-table-cell/>
          <table:table-cell office:value-type="string" table:number-columns-spanned="8" table:number-rows-spanned="1" table:style-name="ce22">
            <text:p>SETE TECNOLOGIA E ELETRÔNICA</text:p>
          </table:table-cell>
          <table:covered-table-cell table:number-columns-repeated="7"/>
          <table:table-cell office:value-type="string" table:number-columns-spanned="3" table:number-rows-spanned="1" table:style-name="ce21">
            <text:p>12.002.506/0001-19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FONTE <text:s/>12V/5A <text:s/>PARA O DVR DO ANEXO II. <text:s/>COMPRA ESSA REALIZADA ONTEM, DIA 19/08/2024, COM A AUTORIZAÇÃO DO COORDENADOR DE ADMINISTRAÇÃO, FRANCISCO ERIVALDO DE SOUSA FILHO.C</text:p>
          </table:table-cell>
          <table:covered-table-cell table:number-columns-repeated="9"/>
          <table:table-cell office:value-type="string" table:number-columns-spanned="2" table:number-rows-spanned="1" table:style-name="ce24">
            <text:p>R$ 98,39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0/08/2024</text:p>
          </table:table-cell>
          <table:covered-table-cell/>
          <table:table-cell office:value-type="string" table:number-columns-spanned="8" table:number-rows-spanned="1" table:style-name="ce22">
            <text:p>CONSELHO RFEGIONAL DE ENGENHARIA E AGRONOMIA DO CEARÁ</text:p>
          </table:table-cell>
          <table:covered-table-cell table:number-columns-repeated="7"/>
          <table:table-cell office:value-type="string" table:number-columns-spanned="3" table:number-rows-spanned="1" table:style-name="ce21">
            <text:p>07.135.601/0001-50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BOLETO REFERENTE <text:s/>ART CE20241479573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9,64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0/08/2024</text:p>
          </table:table-cell>
          <table:covered-table-cell/>
          <table:table-cell office:value-type="string" table:number-columns-spanned="8" table:number-rows-spanned="1" table:style-name="ce22">
            <text:p>CHAVEIRO ALMEIDA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07.315.989/0001-71</text:p>
          </table:table-cell>
          <table:covered-table-cell table:number-columns-repeated="2"/>
          <table:table-cell office:value-type="string" table:number-columns-spanned="10" table:number-rows-spanned="1" table:style-name="ce23">
            <text:p>CONFECÇÃO DE 08 (OITO) CÓPIAS DE HAVES SOLICITADAS PELO SERVIDOR LEONARDO ROCHA LIMA FEITOSA E MAIS 01 (UMA) CÓPIA DE CHAVE DA PORTA 709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1/08/2024</text:p>
          </table:table-cell>
          <table:covered-table-cell/>
          <table:table-cell office:value-type="string" table:number-columns-spanned="8" table:number-rows-spanned="1" table:style-name="ce22">
            <text:p>L M COMÉRCIO DE GÁS E ÁGU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7.121.451/0001-26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02 (DOIS) BOTIJÕES DE GÁS GLP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0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3/08/2024</text:p>
          </table:table-cell>
          <table:covered-table-cell/>
          <table:table-cell office:value-type="string" table:number-columns-spanned="8" table:number-rows-spanned="1" table:style-name="ce22">
            <text:p>SUPERMERCADO COMET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6.887.668/0001-89</text:p>
          </table:table-cell>
          <table:covered-table-cell table:number-columns-repeated="2"/>
          <table:table-cell office:value-type="string" table:number-columns-spanned="10" table:number-rows-spanned="1" table:style-name="ce23">
            <text:p>De ordem do Coordenador de Administração, Francisco Erivaldo De Sousa Filho, foi realizada de forma emergencial, a compra de 10 (dez) detergentes para lavar louça, conforme cupom fiscal e recib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3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8/2024</text:p>
          </table:table-cell>
          <table:covered-table-cell/>
          <table:table-cell office:value-type="string" table:number-columns-spanned="8" table:number-rows-spanned="1" table:style-name="ce22">
            <text:p>CONSELHO RFEGIONAL DE ENGENHARIA E AGRONOMIA DO CEARÁ</text:p>
          </table:table-cell>
          <table:covered-table-cell table:number-columns-repeated="7"/>
          <table:table-cell office:value-type="string" table:number-columns-spanned="3" table:number-rows-spanned="1" table:style-name="ce21">
            <text:p>07.135.601/0001-50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O BOLETO AO BENEFICIÁRIO CREA-CE, REFERENTE A ART CE20241482725, NO VALOR DE R$ 99,6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9,64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7/08/2024</text:p>
          </table:table-cell>
          <table:covered-table-cell/>
          <table:table-cell office:value-type="string" table:number-columns-spanned="8" table:number-rows-spanned="1" table:style-name="ce22">
            <text:p>POWER EPI</text:p>
          </table:table-cell>
          <table:covered-table-cell table:number-columns-repeated="7"/>
          <table:table-cell office:value-type="string" table:number-columns-spanned="3" table:number-rows-spanned="1" table:style-name="ce21">
            <text:p>11.093.170/0001-84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<text:s/>DE UM PAR DE PERNEIRAS QUE SERÃO UTILIZADAS PARA PROTEÇÃO CONTRA PICADAS DE ANIMAIS PEÇONHENTOS, <text:s/>NO SERVIÇO DE LEVANTAMENTO DAS ÁREAS E MATÉRIAS, QUE SERÃO DEMOLIDOS EM SOBR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5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SILVIO ROBERTO MACHADO E SILVA - CPF: 585.109.233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7/07/2024 a 15/08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4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8/2024</text:p>
          </table:table-cell>
          <table:covered-table-cell/>
          <table:table-cell office:value-type="string" table:number-columns-spanned="8" table:number-rows-spanned="1" table:style-name="ce22">
            <text:p>RODRIGUES VERAS REVENDEDOR DE GÁS E ÁGU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50.623.308/0001-61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BOTIJÃO DE GÁS DE 13KG A SER UTILIZADO NA COPA DA PRM/SOBR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8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23 - PR-DF - PROCURADORIA DA REPUBLICA - DISTRITO FEDERAL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GIVALDO GUERREIRO ARAUJO - CPF: 314.718.463-3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0/06/2024 a 05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500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7">
          <table:table-cell office:value-type="string" table:number-columns-spanned="2" table:number-rows-spanned="1" table:style-name="ce21">
            <text:p>02/08/2024</text:p>
          </table:table-cell>
          <table:covered-table-cell/>
          <table:table-cell office:value-type="string" table:number-columns-spanned="8" table:number-rows-spanned="1" table:style-name="ce22">
            <text:p>WM SEGURANÇA ELETRÔNICA</text:p>
          </table:table-cell>
          <table:covered-table-cell table:number-columns-repeated="7"/>
          <table:table-cell office:value-type="string" table:number-columns-spanned="3" table:number-rows-spanned="1" table:style-name="ce21">
            <text:p>29.355.130/0001-29</text:p>
          </table:table-cell>
          <table:covered-table-cell table:number-columns-repeated="2"/>
          <table:table-cell office:value-type="string" table:number-columns-spanned="10" table:number-rows-spanned="1" table:style-name="ce23">
            <text:p>CONTRATAÇÃO DE SERVIÇO DE <text:s/>MANUTENÇÃO <text:s/>AVULSA <text:s/>A <text:s/>SER <text:s/>REALIZADO <text:s/>NA <text:s/>CANCELA <text:s/>DE <text:s/>ALTO <text:s/>FLUXO, <text:s/>MARCA <text:s/>GAREN, <text:s/>NÚMERO <text:s/>DE PATRIMÔNIO 16017298. A DEMANDA SE FAZ NECESSÁRIA PELO FATO DO EQUIPAMENTO CITADO TER APRESENTADO DEFEITO <text:s/>E <text:s/>DEIXADO <text:s/>DE <text:s/>FUNCIONAR, <text:s/>ESTANDO <text:s/>INOPERANTE. <text:s/>DESTA <text:s/>FORMA, <text:s/>O <text:s/>SISTEMA <text:s/>DE <text:s/>CONTROLE <text:s/>DE ACESSO <text:s/>DO <text:s/>ESTACIONAMENTO <text:s/>G1 <text:s/>FICA <text:s/>COMPROMETIDO, <text:s/>POIS <text:s/>A <text:s/>IDENTIFICAÇÃO <text:s/>DOS <text:s/>VEÍCULOS <text:s/>DE SERVIDORES, ESTAGIÁRIOS E COLABORADORES TORNA SE MENOS EFICAZ, NÃO TENDO A BARREIRA DA CANCELA COMO APOIO PARA O CONTROL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5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CIO ANTONIO FIGUEROA - CPF: 214.658.941-8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2/07/2024 a 17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5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1/08/2024</text:p>
          </table:table-cell>
          <table:covered-table-cell/>
          <table:table-cell office:value-type="string" table:number-columns-spanned="8" table:number-rows-spanned="1" table:style-name="ce22">
            <text:p>MODESTO CAPACHOS</text:p>
          </table:table-cell>
          <table:covered-table-cell table:number-columns-repeated="7"/>
          <table:table-cell office:value-type="string" table:number-columns-spanned="3" table:number-rows-spanned="1" table:style-name="ce21">
            <text:p>34.546.162/0001-41</text:p>
          </table:table-cell>
          <table:covered-table-cell table:number-columns-repeated="2"/>
          <table:table-cell office:value-type="string" table:number-columns-spanned="10" table:number-rows-spanned="1" table:style-name="ce23">
            <text:p>TRATA-SE DA NECESSIDADE DE SUBSTITUIÇÃO DO CAPACHO QUE FICA LOCALIZADO NA ENTRADA DO TÉRREO DO EDIFÍCIO DA PROCURADORIA DA REPÚBLICA NO DF, VISTO QUE O MESMO APRESENTA DESGASTES OCASIONADO PELO USO CONSTANTE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812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38 - PR-ES - PROCURADORIA DA REPUBLICA - ESPIRITO SANT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HERVERTON FERREIRA DE SOUZA SOBRINHO - CPF: 860.336.462-1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3/06/2024 a 13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5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8/2024</text:p>
          </table:table-cell>
          <table:covered-table-cell/>
          <table:table-cell office:value-type="string" table:number-columns-spanned="8" table:number-rows-spanned="1" table:style-name="ce22">
            <text:p>CASA RARA COMERCIAL LTDA EPP</text:p>
          </table:table-cell>
          <table:covered-table-cell table:number-columns-repeated="7"/>
          <table:table-cell office:value-type="string" table:number-columns-spanned="3" table:number-rows-spanned="1" table:style-name="ce21">
            <text:p>08.838.255/0001-30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URGENTE DE ADQUIRIR REPARO PARA TORNEIRA COM PROBLEMAS</text:p>
          </table:table-cell>
          <table:covered-table-cell table:number-columns-repeated="9"/>
          <table:table-cell office:value-type="string" table:number-columns-spanned="2" table:number-rows-spanned="1" table:style-name="ce24">
            <text:p>R$ 85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08/2024</text:p>
          </table:table-cell>
          <table:covered-table-cell/>
          <table:table-cell office:value-type="string" table:number-columns-spanned="8" table:number-rows-spanned="1" table:style-name="ce22">
            <text:p>BOA PRAÇA EPI</text:p>
          </table:table-cell>
          <table:covered-table-cell table:number-columns-repeated="7"/>
          <table:table-cell office:value-type="string" table:number-columns-spanned="3" table:number-rows-spanned="1" table:style-name="ce21">
            <text:p>39.786.504/0004-67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URGENTE DE BOTINA PARA NOVA ESTAGIÁRIA DA OBRA DA NOVA SEDE</text:p>
          </table:table-cell>
          <table:covered-table-cell table:number-columns-repeated="9"/>
          <table:table-cell office:value-type="string" table:number-columns-spanned="2" table:number-rows-spanned="1" table:style-name="ce24">
            <text:p>R$ 6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08/2024</text:p>
          </table:table-cell>
          <table:covered-table-cell/>
          <table:table-cell office:value-type="string" table:number-columns-spanned="8" table:number-rows-spanned="1" table:style-name="ce22">
            <text:p>CASA RARA COMERCIAL LTDA EPP</text:p>
          </table:table-cell>
          <table:covered-table-cell table:number-columns-repeated="7"/>
          <table:table-cell office:value-type="string" table:number-columns-spanned="3" table:number-rows-spanned="1" table:style-name="ce21">
            <text:p>08.838.255/0001-30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URGENTE DE MATERIAIS NÃO CONSTANTES EM ALMOXARIFADO</text:p>
          </table:table-cell>
          <table:covered-table-cell table:number-columns-repeated="9"/>
          <table:table-cell office:value-type="string" table:number-columns-spanned="2" table:number-rows-spanned="1" table:style-name="ce24">
            <text:p>R$ 31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08/2024</text:p>
          </table:table-cell>
          <table:covered-table-cell/>
          <table:table-cell office:value-type="string" table:number-columns-spanned="8" table:number-rows-spanned="1" table:style-name="ce22">
            <text:p>ATACADO SÃO PAULO</text:p>
          </table:table-cell>
          <table:covered-table-cell table:number-columns-repeated="7"/>
          <table:table-cell office:value-type="string" table:number-columns-spanned="3" table:number-rows-spanned="1" table:style-name="ce21">
            <text:p>28.410.074/0001-15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PILHAS NECESSÁRIAS PARA FECHADURAS BIOMÉTRICAS EM MODELO NÃO CONSTANTE EM ALMOXARIFAD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1,94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66 - PR-GO - PROCURADORIA DA REPUBLICA - GOIAS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EOCLECIANO COSTA FARIAS - CPF: 553.889.571-8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5/06/2024 a 02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4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08/2024</text:p>
          </table:table-cell>
          <table:covered-table-cell/>
          <table:table-cell office:value-type="string" table:number-columns-spanned="8" table:number-rows-spanned="1" table:style-name="ce22">
            <text:p>GOMES FACUNDES DIGITAL LTDA - ME</text:p>
          </table:table-cell>
          <table:covered-table-cell table:number-columns-repeated="7"/>
          <table:table-cell office:value-type="string" table:number-columns-spanned="3" table:number-rows-spanned="1" table:style-name="ce21">
            <text:p>20.957.339/0001-98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ADESIVO PARA IDENTIFICAÇÃO DO SETOR DE SEGURANÇA DA PRGO - POLÍCIA MPU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2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1/08/2024</text:p>
          </table:table-cell>
          <table:covered-table-cell/>
          <table:table-cell office:value-type="string" table:number-columns-spanned="8" table:number-rows-spanned="1" table:style-name="ce22">
            <text:p>SISTEMA PROJETOR - ASSISTÊNCIA TÉCNICA</text:p>
          </table:table-cell>
          <table:covered-table-cell table:number-columns-repeated="7"/>
          <table:table-cell office:value-type="string" table:number-columns-spanned="3" table:number-rows-spanned="1" table:style-name="ce21">
            <text:p>38.114.798/0001-75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REALIZADA EM PROJETOR UTILIZADO NA SALA DE TREINAMENTO DA PRG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9/08/2024</text:p>
          </table:table-cell>
          <table:covered-table-cell/>
          <table:table-cell office:value-type="string" table:number-columns-spanned="8" table:number-rows-spanned="1" table:style-name="ce22">
            <text:p>ARENA AUTO PLACAS</text:p>
          </table:table-cell>
          <table:covered-table-cell table:number-columns-repeated="7"/>
          <table:table-cell office:value-type="string" table:number-columns-spanned="3" table:number-rows-spanned="1" table:style-name="ce21">
            <text:p>42.088.962/0001-94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LACAS VEICULARES PELA SESOT AUTORIZADA PELA SECRETÁRIA ESTADUAL DA PRG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0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IKE QUEIROZ DA CRUZ - CPF: 014.281.341-9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2/06/2024 a 10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5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08/2024</text:p>
          </table:table-cell>
          <table:covered-table-cell/>
          <table:table-cell office:value-type="string" table:number-columns-spanned="8" table:number-rows-spanned="1" table:style-name="ce22">
            <text:p>ROSA E RODRIGU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5.456.880/0001-29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IS NECESSÁRIOS PARA EMBALAR OS MOBILIÁRIOS TRANSFERIDOS PARA A PRG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23,96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35 - PR-MG - PROCURADORIA DA REPUBLICA - MINAS GERAIS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RLEM MARQUES DA SILVA - CPF: 030.293.186-4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9/07/2024 a 08/08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3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9/08/2024</text:p>
          </table:table-cell>
          <table:covered-table-cell/>
          <table:table-cell office:value-type="string" table:number-columns-spanned="8" table:number-rows-spanned="1" table:style-name="ce22">
            <text:p>SETE LAGOAS CONTROLE E SERVIC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9.121.877/0001-05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 DE MANUTENÇÃO NOS BANHEIRO: VAZAMENTOS SIGNIFICATIVOS NAS VÁLVULAS DOS VASOS, MICTÓRIOS, LAVATÓRIOS E DUCHA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5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ENISE RODRIGUES DE SOUZA - CPF: 811.278.807-3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5/08/2024 a 04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8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8/2024</text:p>
          </table:table-cell>
          <table:covered-table-cell/>
          <table:table-cell office:value-type="string" table:number-columns-spanned="8" table:number-rows-spanned="1" table:style-name="ce22">
            <text:p>FERNANDO LUIZ ESTEVES DA SILVA SERVIÇOS DE LAVANDERIA</text:p>
          </table:table-cell>
          <table:covered-table-cell table:number-columns-repeated="7"/>
          <table:table-cell office:value-type="string" table:number-columns-spanned="3" table:number-rows-spanned="1" table:style-name="ce21">
            <text:p>11.467.924/0001-19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DEMANDA DA PRMG</text:p>
          </table:table-cell>
          <table:covered-table-cell table:number-columns-repeated="9"/>
          <table:table-cell office:value-type="string" table:number-columns-spanned="2" table:number-rows-spanned="1" table:style-name="ce24">
            <text:p>R$ 225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ENISE RODRIGUES DE SOUZA - CPF: 811.278.807-3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9/08/2024 a 08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0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08/2024</text:p>
          </table:table-cell>
          <table:covered-table-cell/>
          <table:table-cell office:value-type="string" table:number-columns-spanned="8" table:number-rows-spanned="1" table:style-name="ce22">
            <text:p>LOJA ELÉTRIC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7.155.342/0005-07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DEMANDA DA PRMG</text:p>
          </table:table-cell>
          <table:covered-table-cell table:number-columns-repeated="9"/>
          <table:table-cell office:value-type="string" table:number-columns-spanned="2" table:number-rows-spanned="1" table:style-name="ce24">
            <text:p>R$ 705,59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IOGO SOARES SILVA - CPF: 081.638.836-9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7/06/2024 a 27/07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9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8/2024</text:p>
          </table:table-cell>
          <table:covered-table-cell/>
          <table:table-cell office:value-type="string" table:number-columns-spanned="8" table:number-rows-spanned="1" table:style-name="ce22">
            <text:p>TECIDOS MIRAMONT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9.454.610/0001-93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UTILIZADO PARA MANUTENÇÃO NA PRM-UDI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3,52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8/2024</text:p>
          </table:table-cell>
          <table:covered-table-cell/>
          <table:table-cell office:value-type="string" table:number-columns-spanned="8" table:number-rows-spanned="1" table:style-name="ce22">
            <text:p>LANO SUPERMERCADO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17.794.769/0001-21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E TROCA DE MATER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9,8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08/2024</text:p>
          </table:table-cell>
          <table:covered-table-cell/>
          <table:table-cell office:value-type="string" table:number-columns-spanned="8" table:number-rows-spanned="1" table:style-name="ce22">
            <text:p>PINHAL &amp; CI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2.190.060/0001-57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IS DE MANUTENÇÃ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,3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08/2024</text:p>
          </table:table-cell>
          <table:covered-table-cell/>
          <table:table-cell office:value-type="string" table:number-columns-spanned="8" table:number-rows-spanned="1" table:style-name="ce22">
            <text:p>F C TUBOS E CONECCO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3.755.347/0003-02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IS PARA MANUTENÇÃ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6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LAURA FRANCINE GUIMARAES NICOLINI FROES - CPF: 053.752.716-8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4/08/2024 a 13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0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1/08/2024</text:p>
          </table:table-cell>
          <table:covered-table-cell/>
          <table:table-cell office:value-type="string" table:number-columns-spanned="8" table:number-rows-spanned="1" table:style-name="ce22">
            <text:p>COML DAHANA LTDA SN 686</text:p>
          </table:table-cell>
          <table:covered-table-cell table:number-columns-repeated="7"/>
          <table:table-cell office:value-type="string" table:number-columns-spanned="3" table:number-rows-spanned="1" table:style-name="ce21">
            <text:p>00.070.509/0005-34</text:p>
          </table:table-cell>
          <table:covered-table-cell table:number-columns-repeated="2"/>
          <table:table-cell office:value-type="string" table:number-columns-spanned="10" table:number-rows-spanned="1" table:style-name="ce23">
            <text:p>OFERECER COFFEE BREAK PARA EVENTOS INSTITUCIONAIS DA PR/M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9,95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8/2024</text:p>
          </table:table-cell>
          <table:covered-table-cell/>
          <table:table-cell office:value-type="string" table:number-columns-spanned="8" table:number-rows-spanned="1" table:style-name="ce22">
            <text:p>COML DAHANA LTDA SN 686</text:p>
          </table:table-cell>
          <table:covered-table-cell table:number-columns-repeated="7"/>
          <table:table-cell office:value-type="string" table:number-columns-spanned="3" table:number-rows-spanned="1" table:style-name="ce21">
            <text:p>00.070.509/0005-34</text:p>
          </table:table-cell>
          <table:covered-table-cell table:number-columns-repeated="2"/>
          <table:table-cell office:value-type="string" table:number-columns-spanned="10" table:number-rows-spanned="1" table:style-name="ce23">
            <text:p>OFERECER COFFEE BREAK PARA EVENTOS INSTITUCIONAIS DA PR/M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4,95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COS DA SILVA GERALDO - CPF: 484.978.606-5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7/08/2024 a 06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9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8/08/2024</text:p>
          </table:table-cell>
          <table:covered-table-cell/>
          <table:table-cell office:value-type="string" table:number-columns-spanned="8" table:number-rows-spanned="1" table:style-name="ce22">
            <text:p>TECFER COMERCIO E IND. DE FERRO E MAT. DE CONSTRUCA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2.979.237/0005-3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02 (DUAS) CHAPAS DE AÇO, PARA INSTALAÇÃO NAS JANELAS DA NOVA SALA DE DESMUNICIAMENTO DA PRMG, COM O MATERIAL NECESSÁRIO AO SERVIÇO (CANTONEIRA, DISCO DE CORTE, BROCA PARA FURADEIRA, COLA, PARAFUSOS E BUCHAS)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26,61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8/08/2024</text:p>
          </table:table-cell>
          <table:covered-table-cell/>
          <table:table-cell office:value-type="string" table:number-columns-spanned="8" table:number-rows-spanned="1" table:style-name="ce22">
            <text:p>TECFER COMERCIO E IND. DE FERRO E MAT. DE CONSTRUCA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2.979.237/0005-3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02 (DUAS) CHAPAS DE AÇO, PARA INSTALAÇÃO NAS JANELAS DA NOVA SALA DE DESMUNICIAMENTO DA PRMG, COM O MATERIAL NECESSÁRIO AO SERVIÇO (CANTONEIRA, DISCO DE CORTE, BROCA PARA FURADEIRA, COLA, PARAFUSOS E BUCHAS)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47,72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9/08/2024</text:p>
          </table:table-cell>
          <table:covered-table-cell/>
          <table:table-cell office:value-type="string" table:number-columns-spanned="8" table:number-rows-spanned="1" table:style-name="ce22">
            <text:p>TECFER COMERCIO E IND. DE FERRO E MAT. DE CONSTRUCA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2.979.237/0005-3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02 (DUAS) CHAPAS DE AÇO, PARA INSTALAÇÃO NAS JANELAS DA NOVA SALA DE DESMUNICIAMENTO DA PRMG, COM O MATERIAL NECESSÁRIO AO SERVIÇO (CANTONEIRA, DISCO DE CORTE, BROCA PARA FURADEIRA, COLA, PARAFUSOS E BUCHAS)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6,26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2/08/2024</text:p>
          </table:table-cell>
          <table:covered-table-cell/>
          <table:table-cell office:value-type="string" table:number-columns-spanned="8" table:number-rows-spanned="1" table:style-name="ce22">
            <text:p>LOJA DOS PARAFUS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2.061.279/0001-56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02 (DUAS) CHAPAS DE AÇO, PARA INSTALAÇÃO NAS JANELAS DA NOVA SALA DE DESMUNICIAMENTO DA PRMG, COM O MATERIAL NECESSÁRIO AO SERVIÇO (CANTONEIRA, DISCO DE CORTE, BROCA PARA FURADEIRA, COLA, PARAFUSOS E BUCHAS)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8,5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WILSON AKIO TAKEUTI - CPF: 047.795.108-2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5/08/2024 a 04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8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8/2024</text:p>
          </table:table-cell>
          <table:covered-table-cell/>
          <table:table-cell office:value-type="string" table:number-columns-spanned="8" table:number-rows-spanned="1" table:style-name="ce22">
            <text:p>PAULO RICARDO DA SILVA (PR AUTOMAÇÃO E SEGURANÇA ELETRICA)</text:p>
          </table:table-cell>
          <table:covered-table-cell table:number-columns-repeated="7"/>
          <table:table-cell office:value-type="string" table:number-columns-spanned="3" table:number-rows-spanned="1" table:style-name="ce21">
            <text:p>19.335.754/0001-20</text:p>
          </table:table-cell>
          <table:covered-table-cell table:number-columns-repeated="2"/>
          <table:table-cell office:value-type="string" table:number-columns-spanned="10" table:number-rows-spanned="1" table:style-name="ce23">
            <text:p>SUBSTITUIÇÃO DA CÂMERA 22301664 QUEIMAD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64 - PR-MT - PROCURADORIA DA REPUBLICA - MATO GROSS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LEXSANDER LIMA DOS SANTOS - CPF: 009.881.771-0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1/06/2024 a 16/08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8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8/2024</text:p>
          </table:table-cell>
          <table:covered-table-cell/>
          <table:table-cell office:value-type="string" table:number-columns-spanned="8" table:number-rows-spanned="1" table:style-name="ce22">
            <text:p>CENTRO OESTE COPIADORA E SERVIÇ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5.664.306/0001-66</text:p>
          </table:table-cell>
          <table:covered-table-cell table:number-columns-repeated="2"/>
          <table:table-cell office:value-type="string" table:number-columns-spanned="10" table:number-rows-spanned="1" table:style-name="ce23">
            <text:p>COPIA DE MAPA PARA ATENDIMENTO DE DEMAND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6,52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NA CARINA MESQUITA VILELA FERREIRA - CPF: 076.987.944-66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2/08/2024 a 20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0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9/08/2024</text:p>
          </table:table-cell>
          <table:covered-table-cell/>
          <table:table-cell office:value-type="string" table:number-columns-spanned="8" table:number-rows-spanned="1" table:style-name="ce22">
            <text:p>S. V. COMERCIO DE PRESENT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4.395.513/0022-88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CAIXAS ORGANIZADORAS (MATERIAL DE ACONDICIONAMENTO) PARA ARMAZENAR MIUDEZAS DA PROCURADORIA. DESPESA DE PEQUENO VULTO E SEM COBERTURA CONTRATU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39,98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9/08/2024</text:p>
          </table:table-cell>
          <table:covered-table-cell/>
          <table:table-cell office:value-type="string" table:number-columns-spanned="8" table:number-rows-spanned="1" table:style-name="ce22">
            <text:p>S. V. COMERCIO DE PRESENT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4.395.513/0022-88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ARTIGOS DE VIDRO PARA COPA E COZINHA (PORTA MANTIMENTOS PARA ARMAZENAMENTO DE ALIMENTOS UTILIZADOS NO REFEITÓRIO E EM REUNIÕES, TAIS QUAIS: LEITE EM PÓ, BOLACHAS, ETC). DESPESA DE PEQUENO VULTO E SEM COBERTURA CONTRATU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9,99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CELO VITOR ARCANJO DA SILVA - CPF: 007.362.311-3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5/07/2024 a 16/08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4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08/2024</text:p>
          </table:table-cell>
          <table:covered-table-cell/>
          <table:table-cell office:value-type="string" table:number-columns-spanned="8" table:number-rows-spanned="1" table:style-name="ce22">
            <text:p>CASA DO ADUBO S.A.</text:p>
          </table:table-cell>
          <table:covered-table-cell table:number-columns-repeated="7"/>
          <table:table-cell office:value-type="string" table:number-columns-spanned="3" table:number-rows-spanned="1" table:style-name="ce21">
            <text:p>28.138.113/0007-62</text:p>
          </table:table-cell>
          <table:covered-table-cell table:number-columns-repeated="2"/>
          <table:table-cell office:value-type="string" table:number-columns-spanned="10" table:number-rows-spanned="1" table:style-name="ce23">
            <text:p>INSETICIDA PARA ELIMINAR PEQUENOS INSETO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CELO VITOR ARCANJO DA SILVA - CPF: 007.362.311-3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1/08/2024 a 25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2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9/08/2024</text:p>
          </table:table-cell>
          <table:covered-table-cell/>
          <table:table-cell office:value-type="string" table:number-columns-spanned="8" table:number-rows-spanned="1" table:style-name="ce22">
            <text:p>JOSINEY DOS SANTOS CONCEIÇÃO</text:p>
          </table:table-cell>
          <table:covered-table-cell table:number-columns-repeated="7"/>
          <table:table-cell office:value-type="string" table:number-columns-spanned="3" table:number-rows-spanned="1" table:style-name="ce21">
            <text:p>37.452.240/0001-37</text:p>
          </table:table-cell>
          <table:covered-table-cell table:number-columns-repeated="2"/>
          <table:table-cell office:value-type="string" table:number-columns-spanned="10" table:number-rows-spanned="1" table:style-name="ce23">
            <text:p>EVENTO INSTITUCIONAL - PR-MT-00040095/2024</text:p>
          </table:table-cell>
          <table:covered-table-cell table:number-columns-repeated="9"/>
          <table:table-cell office:value-type="string" table:number-columns-spanned="2" table:number-rows-spanned="1" table:style-name="ce24">
            <text:p>R$ 945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75 - PR-PA - PROCURADORIA DA REPUBLICA - PAR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CLODOALDO ANTONIO DA SILVA CAVALCANTE - CPF: 338.500.112-9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30/07/2024 a 25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7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8/2024</text:p>
          </table:table-cell>
          <table:covered-table-cell/>
          <table:table-cell office:value-type="string" table:number-columns-spanned="8" table:number-rows-spanned="1" table:style-name="ce22">
            <text:p>HERIVAN TADEU DOS ANJOS SARMENTO</text:p>
          </table:table-cell>
          <table:covered-table-cell table:number-columns-repeated="7"/>
          <table:table-cell office:value-type="string" table:number-columns-spanned="3" table:number-rows-spanned="1" table:style-name="ce21">
            <text:p>43.291.941/0001-34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IS (ÓLEOS, FILTROS E GAXETA) PARA UTILIZAÇÃO NA REVISÃO DO MOTOR DA LANCHA AMANA DE PROPRIEDADE DO MPF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.01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8/2024</text:p>
          </table:table-cell>
          <table:covered-table-cell/>
          <table:table-cell office:value-type="string" table:number-columns-spanned="8" table:number-rows-spanned="1" table:style-name="ce22">
            <text:p>HERIVAN TADEU DOS ANJOS SARMENTO</text:p>
          </table:table-cell>
          <table:covered-table-cell table:number-columns-repeated="7"/>
          <table:table-cell office:value-type="string" table:number-columns-spanned="3" table:number-rows-spanned="1" table:style-name="ce21">
            <text:p>43.291.941/0001-34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S DE LIMPEZA DE BICOS INJETORES E MÃO DE OBRA DE REVISÃO DO MOTO DA LANCHA AMANA, DE PROPRIEDADE DO MPF</text:p>
          </table:table-cell>
          <table:covered-table-cell table:number-columns-repeated="9"/>
          <table:table-cell office:value-type="string" table:number-columns-spanned="2" table:number-rows-spanned="1" table:style-name="ce24">
            <text:p>R$ 680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2/08/2024</text:p>
          </table:table-cell>
          <table:covered-table-cell/>
          <table:table-cell office:value-type="string" table:number-columns-spanned="8" table:number-rows-spanned="1" table:style-name="ce22">
            <text:p>JANDERSON FELIPE COLARES DE SOUSA</text:p>
          </table:table-cell>
          <table:covered-table-cell table:number-columns-repeated="7"/>
          <table:table-cell office:value-type="string" table:number-columns-spanned="3" table:number-rows-spanned="1" table:style-name="ce21">
            <text:p>40.248.725/0001-18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S DE PILOTAGEM DA LANCHA AMANA DE PROPRIEDADE DO MPF, PARA LOCOMOÇÃO DE PROCURADOR E SERVIDORES EM MISSÃO INSTITUCIONAL, NO TRECHO COMPANHIA DOCAS DO PARÁ / COMUNIDADE ANINDUBA / COMPANHIA DOCAS DO PARÁ</text:p>
          </table:table-cell>
          <table:covered-table-cell table:number-columns-repeated="9"/>
          <table:table-cell office:value-type="string" table:number-columns-spanned="2" table:number-rows-spanned="1" table:style-name="ce24">
            <text:p>R$ 7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7/08/2024</text:p>
          </table:table-cell>
          <table:covered-table-cell/>
          <table:table-cell office:value-type="string" table:number-columns-spanned="8" table:number-rows-spanned="1" table:style-name="ce22">
            <text:p>RAFAEL LIMA ARAUJO</text:p>
          </table:table-cell>
          <table:covered-table-cell table:number-columns-repeated="7"/>
          <table:table-cell office:value-type="string" table:number-columns-spanned="3" table:number-rows-spanned="1" table:style-name="ce21">
            <text:p>30.258.277/0001-80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S DE LAVAGENS SIMPLES DOS VEÍCULOS OFICIAIS DA PRM-SANTARÉM</text:p>
          </table:table-cell>
          <table:covered-table-cell table:number-columns-repeated="9"/>
          <table:table-cell office:value-type="string" table:number-columns-spanned="2" table:number-rows-spanned="1" table:style-name="ce24">
            <text:p>R$ 32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VOLNEI MARTINS FIGUEIREDO - CPF: 410.517.692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5/06/2024 a 20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8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1/08/2024</text:p>
          </table:table-cell>
          <table:covered-table-cell/>
          <table:table-cell office:value-type="string" table:number-columns-spanned="8" table:number-rows-spanned="1" table:style-name="ce22">
            <text:p>C. BORDALO</text:p>
          </table:table-cell>
          <table:covered-table-cell table:number-columns-repeated="7"/>
          <table:table-cell office:value-type="string" table:number-columns-spanned="3" table:number-rows-spanned="1" table:style-name="ce21">
            <text:p>52.799.896/0001-14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NGUEIRA PARA REPOR A PEÇA DANIFICADA DO ASPIRADOR DE PÓ DE PROPRIEDADE DA PRPA E FITA ISOLANTE PARA REPARO NA INSTALAÇÃO ELÉTRICA DAS TOMADAS DO PRÉDIO DA PRP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67,50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05/08/2024</text:p>
          </table:table-cell>
          <table:covered-table-cell/>
          <table:table-cell office:value-type="string" table:number-columns-spanned="8" table:number-rows-spanned="1" table:style-name="ce22">
            <text:p>VAZ BARROS E PEN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7.078.634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30 LITROS DE COMBUSTÍVEL DO TIPO ÓLEO DIESEL S10, PARA O VEÍCULO OFICIAL DA PRPA, JEEP COMPASS PLACA QVR2I79, EM VIRTUDE DILIGÊNCIA REALIZADA NA CIDADE DE SALVATERRA, SENDO QUE O ÚNICO POSTO CONVENIADO COM O SISTEMA DE CARTÕES PRIME , O AERPOSTO NA AV. PAULO RIBEIRO SN NO BAIRRO DO AEROPORTO EM SALVATERRA-PA, NÃO TER DISPONÍVEL PARA ABASTECIMENTO ÓLEO DIESEL S10, SENDO NECESSÁRIO A COMPRA VIA SUPRIMENTO DE FUNDOS NA FORMA CRÉDITO, EM OUTRO POSTO DE COMBUSTÍVEL DA CIDAD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3,7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8/2024</text:p>
          </table:table-cell>
          <table:covered-table-cell/>
          <table:table-cell office:value-type="string" table:number-columns-spanned="8" table:number-rows-spanned="1" table:style-name="ce22">
            <text:p>RONALDO B. PRESTES ME</text:p>
          </table:table-cell>
          <table:covered-table-cell table:number-columns-repeated="7"/>
          <table:table-cell office:value-type="string" table:number-columns-spanned="3" table:number-rows-spanned="1" table:style-name="ce21">
            <text:p>06.203.581/0001-45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SEIS CONTROLES REMOTOS PARA OS AR-CONDICIONADO DO PRÉDIO ANEXO DA PRPA</text:p>
          </table:table-cell>
          <table:covered-table-cell table:number-columns-repeated="9"/>
          <table:table-cell office:value-type="string" table:number-columns-spanned="2" table:number-rows-spanned="1" table:style-name="ce24">
            <text:p>R$ 288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08/2024</text:p>
          </table:table-cell>
          <table:covered-table-cell/>
          <table:table-cell office:value-type="string" table:number-columns-spanned="8" table:number-rows-spanned="1" table:style-name="ce22">
            <text:p>ALFA E OMEGA COMERCIO DE ELETRODOMESTICO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14.207.813/0001-61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MANGUEIRA PARA LAVADORA TIPO LAVADORA DE ALTA PRESSÃO, DE PROPRIEDADE DA PRP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0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3/08/2024</text:p>
          </table:table-cell>
          <table:covered-table-cell/>
          <table:table-cell office:value-type="string" table:number-columns-spanned="8" table:number-rows-spanned="1" table:style-name="ce22">
            <text:p>ALEXANDRE AUGUSTO FERREIRA MEIRA</text:p>
          </table:table-cell>
          <table:covered-table-cell table:number-columns-repeated="7"/>
          <table:table-cell office:value-type="string" table:number-columns-spanned="3" table:number-rows-spanned="1" table:style-name="ce21">
            <text:p>619.855.382-53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 DE DESPACHANTE PARA LICENCIAMENTO DAS EMBARCAÇÕES CARUANAS E PARAUPAVAS, AMBAS DE PROPRIEDADE DA PRPA, JUNTO À CAPITANIA DOS PORTO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666,66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4/08/2024</text:p>
          </table:table-cell>
          <table:covered-table-cell/>
          <table:table-cell office:value-type="string" table:number-columns-spanned="8" table:number-rows-spanned="1" table:style-name="ce22">
            <text:p>J.C.M. NAVEGAÇÕ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6.517.029/0001-92</text:p>
          </table:table-cell>
          <table:covered-table-cell table:number-columns-repeated="2"/>
          <table:table-cell office:value-type="string" table:number-columns-spanned="10" table:number-rows-spanned="1" table:style-name="ce23">
            <text:p>TRANSPORTE EM BALSA DO VEÍCULO OFICIAL DA PRPA JEEP COMPASS DE PLACA QVR2I59, NO TRECHO MELGAÇO-BELÉM NO DIA 24/08/2024. PARA CONDUÇÃO DE TRÊS SERVIDORES <text:s/>EM EVENTO DO MPEDUC, PR-PA-00047661/202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00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4/08/2024</text:p>
          </table:table-cell>
          <table:covered-table-cell/>
          <table:table-cell office:value-type="string" table:number-columns-spanned="8" table:number-rows-spanned="1" table:style-name="ce22">
            <text:p>J.C.M. NAVEGAÇÕ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6.517.029/0001-92</text:p>
          </table:table-cell>
          <table:covered-table-cell table:number-columns-repeated="2"/>
          <table:table-cell office:value-type="string" table:number-columns-spanned="10" table:number-rows-spanned="1" table:style-name="ce23">
            <text:p>TRANSPORTE EM BALSA DO VEÍCULO OFICIAL DA PRPA JEEP COMPASS DE PLACA QVR2I59, NO TRECHO BELÉM-MELGAÇO NO DIA 19/08/2024. PARA CONDUÇÃO DE TRÊS SERVIDORES S EM EVENTO DO MPEDUC, PR-PA-00047661/202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1/08/2024</text:p>
          </table:table-cell>
          <table:covered-table-cell/>
          <table:table-cell office:value-type="string" table:number-columns-spanned="8" table:number-rows-spanned="1" table:style-name="ce22">
            <text:p>IMPORTADORA OPLIM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4.945.481/0001-69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L DE TUBULAÇÃO DE ÁGUA DO BANHEIRO DO GABINETE PROCURADOR CHEF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3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8/2024</text:p>
          </table:table-cell>
          <table:covered-table-cell/>
          <table:table-cell office:value-type="string" table:number-columns-spanned="8" table:number-rows-spanned="1" table:style-name="ce22">
            <text:p>48.403.233 IVAY LOBO FARIAS</text:p>
          </table:table-cell>
          <table:covered-table-cell table:number-columns-repeated="7"/>
          <table:table-cell office:value-type="string" table:number-columns-spanned="3" table:number-rows-spanned="1" table:style-name="ce21">
            <text:p>48.403.233/0001-61</text:p>
          </table:table-cell>
          <table:covered-table-cell table:number-columns-repeated="2"/>
          <table:table-cell office:value-type="string" table:number-columns-spanned="10" table:number-rows-spanned="1" table:style-name="ce23">
            <text:p>ADESIVAÇÃO DO NÚMERO DE INSCRIÇÃO NA CAPITANIA DOS PORTOS, DA EMBARCAÇÃO CARUANAS DE PROPRIEDADE DA PRPA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3/08/2024</text:p>
          </table:table-cell>
          <table:covered-table-cell/>
          <table:table-cell office:value-type="string" table:number-columns-spanned="8" table:number-rows-spanned="1" table:style-name="ce22">
            <text:p>35.421.883 SILVIA MAYARA SANTIAGO DE SOUZA</text:p>
          </table:table-cell>
          <table:covered-table-cell table:number-columns-repeated="7"/>
          <table:table-cell office:value-type="string" table:number-columns-spanned="3" table:number-rows-spanned="1" table:style-name="ce21">
            <text:p>35.421.883/0001-98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VINTE E CINCO UNIDADES DE PRISMAS DE MESA EM ACRÍLICO PARA EVENTOS NA PRP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47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3/08/2024</text:p>
          </table:table-cell>
          <table:covered-table-cell/>
          <table:table-cell office:value-type="string" table:number-columns-spanned="8" table:number-rows-spanned="1" table:style-name="ce22">
            <text:p>ROGERIO GOMES PACHECO</text:p>
          </table:table-cell>
          <table:covered-table-cell table:number-columns-repeated="7"/>
          <table:table-cell office:value-type="string" table:number-columns-spanned="3" table:number-rows-spanned="1" table:style-name="ce21">
            <text:p>952.914.072-04</text:p>
          </table:table-cell>
          <table:covered-table-cell table:number-columns-repeated="2"/>
          <table:table-cell office:value-type="string" table:number-columns-spanned="10" table:number-rows-spanned="1" table:style-name="ce23">
            <text:p>TROCA DE PEÇA EM MADEIRA E REPARO EM HASTE DE MADEIRA DA CARRETA ENCALHE DA EMBARCAÇÃO CARUANAS DE PROPRIEDADE DA PRP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33,33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6/08/2024</text:p>
          </table:table-cell>
          <table:covered-table-cell/>
          <table:table-cell office:value-type="string" table:number-columns-spanned="8" table:number-rows-spanned="1" table:style-name="ce22">
            <text:p>NAVETUR-NAVEGAÇÃO, COMERCIO E SERVIÇ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8.043.758/0004-61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DUAS PASSAGENS DE CAMAROTE PARA TRANSPORTE DOS SERVIDORES SAVIO BARROS E VOLNEI FIGUEIREDO, DA CIDADE DE PORTEL-PA PARA CIDADE DE BELÉM-PA <text:s/>NO DIA 04/09/2024, EM <text:s/>DESLOCAMENTO PARA CUMPRIMENTO DE DILIGÊNCIA, PR-PA-00042144/202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0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87 - PR-PB - PROCURADORIA DA REPUBLICA - PARAIB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GRACE GALVAO RIBEIRO - CPF: 759.447.584-4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5/08/2024 a 12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1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8/2024</text:p>
          </table:table-cell>
          <table:covered-table-cell/>
          <table:table-cell office:value-type="string" table:number-columns-spanned="8" table:number-rows-spanned="1" table:style-name="ce22">
            <text:p>PORTAL DAS BANDEIRAS</text:p>
          </table:table-cell>
          <table:covered-table-cell table:number-columns-repeated="7"/>
          <table:table-cell office:value-type="string" table:number-columns-spanned="3" table:number-rows-spanned="1" table:style-name="ce21">
            <text:p>20.213.219/0002-67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90M DE CORDA PARA HASTEAMENTO DAS BANDEIRA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6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80 - PR-PI - PROCURADORIA DA REPUBLICA - PIAUI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GNALDO ARAUJO SOARES - CPF: 343.026.113-9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2/08/2024 a 16/08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7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08/2024</text:p>
          </table:table-cell>
          <table:covered-table-cell/>
          <table:table-cell office:value-type="string" table:number-columns-spanned="8" table:number-rows-spanned="1" table:style-name="ce22">
            <text:p>G C B E SILVA</text:p>
          </table:table-cell>
          <table:covered-table-cell table:number-columns-repeated="7"/>
          <table:table-cell office:value-type="string" table:number-columns-spanned="3" table:number-rows-spanned="1" table:style-name="ce21">
            <text:p>01.234.714/0001-27</text:p>
          </table:table-cell>
          <table:covered-table-cell table:number-columns-repeated="2"/>
          <table:table-cell office:value-type="string" table:number-columns-spanned="10" table:number-rows-spanned="1" table:style-name="ce23">
            <text:p>NOTA FISCAL DE SERVIÇO REFERENTE À LAVAGEM DE TOALHAS A SER USADAS NO COFFEE BREAK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08/2024</text:p>
          </table:table-cell>
          <table:covered-table-cell/>
          <table:table-cell office:value-type="string" table:number-columns-spanned="8" table:number-rows-spanned="1" table:style-name="ce22">
            <text:p>HORTFRUT CENTENARIO</text:p>
          </table:table-cell>
          <table:covered-table-cell table:number-columns-repeated="7"/>
          <table:table-cell office:value-type="string" table:number-columns-spanned="3" table:number-rows-spanned="1" table:style-name="ce21">
            <text:p>63.343.016/0001-17</text:p>
          </table:table-cell>
          <table:covered-table-cell table:number-columns-repeated="2"/>
          <table:table-cell office:value-type="string" table:number-columns-spanned="10" table:number-rows-spanned="1" table:style-name="ce23">
            <text:p>FORNECIMENTO DE COFFEE BREAK DURANTE CAPACITAÇÃO INSTITUCIONAL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1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08/2024</text:p>
          </table:table-cell>
          <table:covered-table-cell/>
          <table:table-cell office:value-type="string" table:number-columns-spanned="8" table:number-rows-spanned="1" table:style-name="ce22">
            <text:p>TRIGART</text:p>
          </table:table-cell>
          <table:covered-table-cell table:number-columns-repeated="7"/>
          <table:table-cell office:value-type="string" table:number-columns-spanned="3" table:number-rows-spanned="1" table:style-name="ce21">
            <text:p>08.318.561/0001-45</text:p>
          </table:table-cell>
          <table:covered-table-cell table:number-columns-repeated="2"/>
          <table:table-cell office:value-type="string" table:number-columns-spanned="10" table:number-rows-spanned="1" table:style-name="ce23">
            <text:p>FORNECIMENTO DE COFFEE BREAK DURANTE CAPACITAÇÃO INSTITUCIONAL</text:p>
          </table:table-cell>
          <table:covered-table-cell table:number-columns-repeated="9"/>
          <table:table-cell office:value-type="string" table:number-columns-spanned="2" table:number-rows-spanned="1" table:style-name="ce24">
            <text:p>R$ 16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08/2024</text:p>
          </table:table-cell>
          <table:covered-table-cell/>
          <table:table-cell office:value-type="string" table:number-columns-spanned="8" table:number-rows-spanned="1" table:style-name="ce22">
            <text:p>LA TRUPEL</text:p>
          </table:table-cell>
          <table:covered-table-cell table:number-columns-repeated="7"/>
          <table:table-cell office:value-type="string" table:number-columns-spanned="3" table:number-rows-spanned="1" table:style-name="ce21">
            <text:p>02.215.206/0001-64</text:p>
          </table:table-cell>
          <table:covered-table-cell table:number-columns-repeated="2"/>
          <table:table-cell office:value-type="string" table:number-columns-spanned="10" table:number-rows-spanned="1" table:style-name="ce23">
            <text:p>FORNECIMENTO DE COFFEE BREAK DURANTE CAPACITAÇÃO INSTITUCIONAL</text:p>
          </table:table-cell>
          <table:covered-table-cell table:number-columns-repeated="9"/>
          <table:table-cell office:value-type="string" table:number-columns-spanned="2" table:number-rows-spanned="1" table:style-name="ce24">
            <text:p>R$ 9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8/2024</text:p>
          </table:table-cell>
          <table:covered-table-cell/>
          <table:table-cell office:value-type="string" table:number-columns-spanned="8" table:number-rows-spanned="1" table:style-name="ce22">
            <text:p>LA TRUPEL</text:p>
          </table:table-cell>
          <table:covered-table-cell table:number-columns-repeated="7"/>
          <table:table-cell office:value-type="string" table:number-columns-spanned="3" table:number-rows-spanned="1" table:style-name="ce21">
            <text:p>02.215.206/0001-64</text:p>
          </table:table-cell>
          <table:covered-table-cell table:number-columns-repeated="2"/>
          <table:table-cell office:value-type="string" table:number-columns-spanned="10" table:number-rows-spanned="1" table:style-name="ce23">
            <text:p>FORNECIMENTO DE COFFEE BREAK DURANTE CAPACITAÇÃO INSTITUCIONAL</text:p>
          </table:table-cell>
          <table:covered-table-cell table:number-columns-repeated="9"/>
          <table:table-cell office:value-type="string" table:number-columns-spanned="2" table:number-rows-spanned="1" table:style-name="ce24">
            <text:p>R$ 13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8/2024</text:p>
          </table:table-cell>
          <table:covered-table-cell/>
          <table:table-cell office:value-type="string" table:number-columns-spanned="8" table:number-rows-spanned="1" table:style-name="ce22">
            <text:p>TRIGART</text:p>
          </table:table-cell>
          <table:covered-table-cell table:number-columns-repeated="7"/>
          <table:table-cell office:value-type="string" table:number-columns-spanned="3" table:number-rows-spanned="1" table:style-name="ce21">
            <text:p>08.318.561/0001-45</text:p>
          </table:table-cell>
          <table:covered-table-cell table:number-columns-repeated="2"/>
          <table:table-cell office:value-type="string" table:number-columns-spanned="10" table:number-rows-spanned="1" table:style-name="ce23">
            <text:p>FORNECIMENTO DE COFFEE BREAK DURANTE CAPACITAÇÃO INSTITUCION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6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GNALDO ARAUJO SOARES - CPF: 343.026.113-9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7/08/2024 a 13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4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7/08/2024</text:p>
          </table:table-cell>
          <table:covered-table-cell/>
          <table:table-cell office:value-type="string" table:number-columns-spanned="8" table:number-rows-spanned="1" table:style-name="ce22">
            <text:p>DISTRIBUIÇÃO DE ALIMENTOS VANGUARDA SA (CARVALHO SUPER - JOÃO XIII)</text:p>
          </table:table-cell>
          <table:covered-table-cell table:number-columns-repeated="7"/>
          <table:table-cell office:value-type="string" table:number-columns-spanned="3" table:number-rows-spanned="1" table:style-name="ce21">
            <text:p>31.838.128/0018-09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RODUTOS ALIMENTÍCIO PARA CONSUMO EM COFFEE-BREAK EM EVENTO NA PR/PI NOS DIAS 28/08/2024 E 3 A 4 DE SETEMBRO DE 202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2,23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7/08/2024</text:p>
          </table:table-cell>
          <table:covered-table-cell/>
          <table:table-cell office:value-type="string" table:number-columns-spanned="8" table:number-rows-spanned="1" table:style-name="ce22">
            <text:p>KATIVE FLORICULTUR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3.743.482/0001-68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RODUTOS A SER UTILIZADO EM EVENTO DE APRESENTAÇÃO DO ACORDO DE COOPERAÇÃO TÉCNICA DE CRIAÇÃO DA REDE DE DESENVOLVIMENTO DA GESTÃO PÚBLICA, REALIZADO EM 28 DE AGOSTO DE 202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7/08/2024</text:p>
          </table:table-cell>
          <table:covered-table-cell/>
          <table:table-cell office:value-type="string" table:number-columns-spanned="8" table:number-rows-spanned="1" table:style-name="ce22">
            <text:p>HORTFRUT CENTENARIO</text:p>
          </table:table-cell>
          <table:covered-table-cell table:number-columns-repeated="7"/>
          <table:table-cell office:value-type="string" table:number-columns-spanned="3" table:number-rows-spanned="1" table:style-name="ce21">
            <text:p>63.343.016/0001-1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SIÇÃO DE PRODUTOS ALIMENTÍCIO PARA CONSUMO EM COFFEE-BREAK EM EVENTO NA PR/PI NOS DIAS 28/08/2024 E 3 A 4 DE SETEMBRO DE 202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6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8/08/2024</text:p>
          </table:table-cell>
          <table:covered-table-cell/>
          <table:table-cell office:value-type="string" table:number-columns-spanned="8" table:number-rows-spanned="1" table:style-name="ce22">
            <text:p>TRIGART</text:p>
          </table:table-cell>
          <table:covered-table-cell table:number-columns-repeated="7"/>
          <table:table-cell office:value-type="string" table:number-columns-spanned="3" table:number-rows-spanned="1" table:style-name="ce21">
            <text:p>08.318.561/0001-45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RODUTOS ALIMENTÍCIO PARA CONSUMO EM COFFEE-BREAK EM EVENTO NA PR/PI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6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8/08/2024</text:p>
          </table:table-cell>
          <table:covered-table-cell/>
          <table:table-cell office:value-type="string" table:number-columns-spanned="8" table:number-rows-spanned="1" table:style-name="ce22">
            <text:p>LA TRUPEL</text:p>
          </table:table-cell>
          <table:covered-table-cell table:number-columns-repeated="7"/>
          <table:table-cell office:value-type="string" table:number-columns-spanned="3" table:number-rows-spanned="1" table:style-name="ce21">
            <text:p>02.215.206/0001-64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RODUTOS ALIMENTÍCIO PARA CONSUMO EM COFFEE-BREAK EM EVENTO NA PR/PI</text:p>
          </table:table-cell>
          <table:covered-table-cell table:number-columns-repeated="9"/>
          <table:table-cell office:value-type="string" table:number-columns-spanned="2" table:number-rows-spanned="1" table:style-name="ce24">
            <text:p>R$ 495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THIAGO PATRICK ROSA BRITO - CPF: 006.592.253-0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9/05/2024 a 09/08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6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3/08/2024</text:p>
          </table:table-cell>
          <table:covered-table-cell/>
          <table:table-cell office:value-type="string" table:number-columns-spanned="8" table:number-rows-spanned="1" table:style-name="ce22">
            <text:p>RAIMUNDO NONATO DE LIMA</text:p>
          </table:table-cell>
          <table:covered-table-cell table:number-columns-repeated="7"/>
          <table:table-cell office:value-type="string" table:number-columns-spanned="3" table:number-rows-spanned="1" table:style-name="ce21">
            <text:p>29.103.220/0001-22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AO DE SPLIT DA RECEPÇAO DA PRM S.R.NONATO, TENDO EM VISTA QUE APARELHO NAO REFRIGERAVA SENDO NECESSÁRIA A REALIZAÇÃO DE REPARO CONFORME DESCRITO NA NF 10215</text:p>
          </table:table-cell>
          <table:covered-table-cell table:number-columns-repeated="9"/>
          <table:table-cell office:value-type="string" table:number-columns-spanned="2" table:number-rows-spanned="1" table:style-name="ce24">
            <text:p>R$ 30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53 - PR-PR - PROCURADORIA DA REPUBLICA - PARAN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EDER DOS SANTOS BUENO - CPF: 604.602.539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0/06/2024 a 26/08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7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08/2024</text:p>
          </table:table-cell>
          <table:covered-table-cell/>
          <table:table-cell office:value-type="string" table:number-columns-spanned="8" table:number-rows-spanned="1" table:style-name="ce22">
            <text:p>MOVISTAR COM MATERIAL CONSTRUÇÃ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0.434.193/0004-95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SÃO DE PILHAS AA PARA USO DA PRM/CASCAVEL</text:p>
          </table:table-cell>
          <table:covered-table-cell table:number-columns-repeated="9"/>
          <table:table-cell office:value-type="string" table:number-columns-spanned="2" table:number-rows-spanned="1" table:style-name="ce24">
            <text:p>R$ 3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08/2024</text:p>
          </table:table-cell>
          <table:covered-table-cell/>
          <table:table-cell office:value-type="string" table:number-columns-spanned="8" table:number-rows-spanned="1" table:style-name="ce22">
            <text:p>EXTINVEL COMÉRCIO DE EXTINTOR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76.625.425/0001-58</text:p>
          </table:table-cell>
          <table:covered-table-cell table:number-columns-repeated="2"/>
          <table:table-cell office:value-type="string" table:number-columns-spanned="10" table:number-rows-spanned="1" table:style-name="ce23">
            <text:p>EMPATAÇÃO DE MANGUEIRAS DE INCÊNDIO DA PRM/CASCAVEL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5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30/08/2024</text:p>
          </table:table-cell>
          <table:covered-table-cell/>
          <table:table-cell office:value-type="string" table:number-columns-spanned="8" table:number-rows-spanned="1" table:style-name="ce22">
            <text:p>ESPAÇO NOBRE COMERCIO DE MÓVEIS E EQUIP. PARA ESCRITÓRI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7.453.081/0001-24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NOVOS RODIZIOS PARA CADEIRAS DE SERVIDORES TENDO EM VISTA QUE OS RODÍZIOS ATUAIS APRESENTARAM DESGASTE PELO TEMPO E US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0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OSE CARLOS SCHMIDT - CPF: 804.202.229-8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7/06/2024 a 24/08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4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5/08/2024</text:p>
          </table:table-cell>
          <table:covered-table-cell/>
          <table:table-cell office:value-type="string" table:number-columns-spanned="8" table:number-rows-spanned="1" table:style-name="ce22">
            <text:p>PONTA MASTER COMERCIO DE MATERIAIS HIDRAULICOS</text:p>
          </table:table-cell>
          <table:covered-table-cell table:number-columns-repeated="7"/>
          <table:table-cell office:value-type="string" table:number-columns-spanned="3" table:number-rows-spanned="1" table:style-name="ce21">
            <text:p>01.091.463/0001-79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MATERIAL DE PEQUENO VALOR PARA INSTALAÇÃO DE BEBEDOURO NOVOS E TROCA DE REPARO DE TORNEIRA DA PIA DO CORREDOR DO PRIMEIRO ANDA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6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08/2024</text:p>
          </table:table-cell>
          <table:covered-table-cell/>
          <table:table-cell office:value-type="string" table:number-columns-spanned="8" table:number-rows-spanned="1" table:style-name="ce22">
            <text:p>ESPAÇO AZUL MATERIAIS DE CONSTRUÇÃ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4.544.017/0001-6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UM TUBO DE SILICONE PARA VEDAR VAZAMENTO NA PIA DA COZINHA DO TÉRRE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,5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6/08/2024</text:p>
          </table:table-cell>
          <table:covered-table-cell/>
          <table:table-cell office:value-type="string" table:number-columns-spanned="8" table:number-rows-spanned="1" table:style-name="ce22">
            <text:p>PONTA MASTER COMERCIO DE MATERIAIS HIDRAULICOS</text:p>
          </table:table-cell>
          <table:covered-table-cell table:number-columns-repeated="7"/>
          <table:table-cell office:value-type="string" table:number-columns-spanned="3" table:number-rows-spanned="1" table:style-name="ce21">
            <text:p>01.091.463/0001-79</text:p>
          </table:table-cell>
          <table:covered-table-cell table:number-columns-repeated="2"/>
          <table:table-cell office:value-type="string" table:number-columns-spanned="10" table:number-rows-spanned="1" table:style-name="ce23">
            <text:p>NF DE COMPRA DE MANGUEIRA 1/4 PARA SUBSTITUIÇÃO EM FILTRO DE ÁGUA. A ANTIGA RESSECOU E QUEBROU EM VÁRIOS LUGARES, SENDO IMPOSSÍVEL FAZER O REAPROVEITAMENT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6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CELO VOLSI - CPF: 118.470.068-0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31/05/2024 a 24/08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3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0/08/2024</text:p>
          </table:table-cell>
          <table:covered-table-cell/>
          <table:table-cell office:value-type="string" table:number-columns-spanned="8" table:number-rows-spanned="1" table:style-name="ce22">
            <text:p>ARTE VIDROS COLOMBO - ME</text:p>
          </table:table-cell>
          <table:covered-table-cell table:number-columns-repeated="7"/>
          <table:table-cell office:value-type="string" table:number-columns-spanned="3" table:number-rows-spanned="1" table:style-name="ce21">
            <text:p>04.255.985/0001-57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DEMANDA URGENTE DA PRM/MARINGÁ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IO DE SOUSA MOURA - CPF: 218.536.608-4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7/06/2024 a 24/08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7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9/08/2024</text:p>
          </table:table-cell>
          <table:covered-table-cell/>
          <table:table-cell office:value-type="string" table:number-columns-spanned="8" table:number-rows-spanned="1" table:style-name="ce22">
            <text:p>VALMIR SEVIDANIS</text:p>
          </table:table-cell>
          <table:covered-table-cell table:number-columns-repeated="7"/>
          <table:table-cell office:value-type="string" table:number-columns-spanned="3" table:number-rows-spanned="1" table:style-name="ce21">
            <text:p>39.908.854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NFS-E Nº 3 - CONTRATAÇÃO PARA ATENDER NECESSIDADE EMERGENCIAL <text:s/>DA UNIDADE : SUBSTITUIÇÃO DE UM REPARO HIDRÁULICO, DOIS INTERRUPTORES E UMA LAMPADA</text:p>
          </table:table-cell>
          <table:covered-table-cell table:number-columns-repeated="9"/>
          <table:table-cell office:value-type="string" table:number-columns-spanned="2" table:number-rows-spanned="1" table:style-name="ce24">
            <text:p>R$ 165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RICARDO KALIL - CPF: 045.495.969-96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2/07/2024 a 23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1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8/2024</text:p>
          </table:table-cell>
          <table:covered-table-cell/>
          <table:table-cell office:value-type="string" table:number-columns-spanned="8" table:number-rows-spanned="1" table:style-name="ce22">
            <text:p>ELMO BRUM</text:p>
          </table:table-cell>
          <table:covered-table-cell table:number-columns-repeated="7"/>
          <table:table-cell office:value-type="string" table:number-columns-spanned="3" table:number-rows-spanned="1" table:style-name="ce21">
            <text:p>19.989.676/0001-88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 DE CONSERTO DE VAZAMENTO HIDRÁULICO E DE DANOS ELÉTRICO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8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8/2024</text:p>
          </table:table-cell>
          <table:covered-table-cell/>
          <table:table-cell office:value-type="string" table:number-columns-spanned="8" table:number-rows-spanned="1" table:style-name="ce22">
            <text:p>PAPELARIA KJL DISTRIBUIDORA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21.943.423/0001-15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FITA DUREX PARA UTILIZAÇÃO DA PROCURADORIA DA REPÚBLICA EM FRANCISCO BELTRÃ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9,6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WESLEY PEREIRA RESENDE - CPF: 978.250.779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8/05/2024 a 24/08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2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5/08/2024</text:p>
          </table:table-cell>
          <table:covered-table-cell/>
          <table:table-cell office:value-type="string" table:number-columns-spanned="8" table:number-rows-spanned="1" table:style-name="ce22">
            <text:p>HOTEL TRINDADE HALL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9.295.653/0001-10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GUARDA E ESTACIONAMENTO DOS VEÍCULOS OFICIAIS DO MPF/PR DURANTE O 3º TESTE DE APTIDÃO FÍSICA REALIZADO EM FLORIANÓPOLIS-S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4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43 - PR-RJ - PROCURADORIA DA REPUBLICA - RIO DE JANEIR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NGELO STROLIGO PECLY - CPF: 041.839.667-1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1/07/2024 a 08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3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8/2024</text:p>
          </table:table-cell>
          <table:covered-table-cell/>
          <table:table-cell office:value-type="string" table:number-columns-spanned="8" table:number-rows-spanned="1" table:style-name="ce22">
            <text:p>CASA IZA ELETRÔNIC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9.249.420/0001-41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MELHOR ORGANIZAÇÃO DA TV NA COZINHA</text:p>
          </table:table-cell>
          <table:covered-table-cell table:number-columns-repeated="9"/>
          <table:table-cell office:value-type="string" table:number-columns-spanned="2" table:number-rows-spanned="1" table:style-name="ce24">
            <text:p>R$ 98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08/2024</text:p>
          </table:table-cell>
          <table:covered-table-cell/>
          <table:table-cell office:value-type="string" table:number-columns-spanned="8" table:number-rows-spanned="1" table:style-name="ce22">
            <text:p>CASA IZA ELETRÔNIC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9.249.420/0001-41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REMANEJAR A TV DA COZINHA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,15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8/2024</text:p>
          </table:table-cell>
          <table:covered-table-cell/>
          <table:table-cell office:value-type="string" table:number-columns-spanned="8" table:number-rows-spanned="1" table:style-name="ce22">
            <text:p>G DE CARVALHO</text:p>
          </table:table-cell>
          <table:covered-table-cell table:number-columns-repeated="7"/>
          <table:table-cell office:value-type="string" table:number-columns-spanned="3" table:number-rows-spanned="1" table:style-name="ce21">
            <text:p>14.991.108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REPARO NO FILTRO DE AGUA MINERAL</text:p>
          </table:table-cell>
          <table:covered-table-cell table:number-columns-repeated="9"/>
          <table:table-cell office:value-type="string" table:number-columns-spanned="2" table:number-rows-spanned="1" table:style-name="ce24">
            <text:p>R$ 35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AISY DE AZEVEDO SIQUEIRA SANTOS - CPF: 890.424.257-6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9/07/2024 a 04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3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8/2024</text:p>
          </table:table-cell>
          <table:covered-table-cell/>
          <table:table-cell office:value-type="string" table:number-columns-spanned="8" table:number-rows-spanned="1" table:style-name="ce22">
            <text:p>OBRAMAX BMB MATERIAL DE CONSTRUÇÃO S.A.</text:p>
          </table:table-cell>
          <table:covered-table-cell table:number-columns-repeated="7"/>
          <table:table-cell office:value-type="string" table:number-columns-spanned="3" table:number-rows-spanned="1" table:style-name="ce21">
            <text:p>23.476.033/0005-31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56,4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8/2024</text:p>
          </table:table-cell>
          <table:covered-table-cell/>
          <table:table-cell office:value-type="string" table:number-columns-spanned="8" table:number-rows-spanned="1" table:style-name="ce22">
            <text:p>OBRAMAX BMB MATERIAL DE CONSTRUÇÃO S.A.</text:p>
          </table:table-cell>
          <table:covered-table-cell table:number-columns-repeated="7"/>
          <table:table-cell office:value-type="string" table:number-columns-spanned="3" table:number-rows-spanned="1" table:style-name="ce21">
            <text:p>23.476.033/0005-31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19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08/2024</text:p>
          </table:table-cell>
          <table:covered-table-cell/>
          <table:table-cell office:value-type="string" table:number-columns-spanned="8" table:number-rows-spanned="1" table:style-name="ce22">
            <text:p>POLY <text:s/>DO CENTRO TINTAS LTDA EPP</text:p>
          </table:table-cell>
          <table:covered-table-cell table:number-columns-repeated="7"/>
          <table:table-cell office:value-type="string" table:number-columns-spanned="3" table:number-rows-spanned="1" table:style-name="ce21">
            <text:p>05.445.467/0001-69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49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08/2024</text:p>
          </table:table-cell>
          <table:covered-table-cell/>
          <table:table-cell office:value-type="string" table:number-columns-spanned="8" table:number-rows-spanned="1" table:style-name="ce22">
            <text:p>ELETRIC POINT MATERIAL DE LIMPEZA E BAZAR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273.021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5,7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8/2024</text:p>
          </table:table-cell>
          <table:covered-table-cell/>
          <table:table-cell office:value-type="string" table:number-columns-spanned="8" table:number-rows-spanned="1" table:style-name="ce22">
            <text:p>SMAIS DISTRIBUIDORA E COMERCIO</text:p>
          </table:table-cell>
          <table:covered-table-cell table:number-columns-repeated="7"/>
          <table:table-cell office:value-type="string" table:number-columns-spanned="3" table:number-rows-spanned="1" table:style-name="ce21">
            <text:p>30.399.805/0001-1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64,9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AISY DE AZEVEDO SIQUEIRA SANTOS - CPF: 890.424.257-6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9/08/2024 a 06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0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0/08/2024</text:p>
          </table:table-cell>
          <table:covered-table-cell/>
          <table:table-cell office:value-type="string" table:number-columns-spanned="8" table:number-rows-spanned="1" table:style-name="ce22">
            <text:p>AJA REFRIGERAÇÃ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2.023.752/0001-5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8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0/08/2024</text:p>
          </table:table-cell>
          <table:covered-table-cell/>
          <table:table-cell office:value-type="string" table:number-columns-spanned="8" table:number-rows-spanned="1" table:style-name="ce22">
            <text:p>ICE HAMMER REFRIGERAÇÃ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4.552.769/0001-73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8/2024</text:p>
          </table:table-cell>
          <table:covered-table-cell/>
          <table:table-cell office:value-type="string" table:number-columns-spanned="8" table:number-rows-spanned="1" table:style-name="ce22">
            <text:p>ELETRIC POINT MATERIAL DE LIMPEZA E BAZAR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273.021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9,8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AMIANI PASSOS SILVA - CPF: 087.853.007-0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1/07/2024 a 27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0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9/08/2024</text:p>
          </table:table-cell>
          <table:covered-table-cell/>
          <table:table-cell office:value-type="string" table:number-columns-spanned="8" table:number-rows-spanned="1" table:style-name="ce22">
            <text:p>CONFEITARIA RITA DE CASSI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4.079.186/0001-38</text:p>
          </table:table-cell>
          <table:covered-table-cell table:number-columns-repeated="2"/>
          <table:table-cell office:value-type="string" table:number-columns-spanned="10" table:number-rows-spanned="1" table:style-name="ce23">
            <text:p>SOLICITADO PARA EVENTO DO MEMORIAL DA PRRJ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2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FABIANA SALOMAO E SILVA GUIMARAES - CPF: 058.521.316-0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9/07/2024 a 16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5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8/2024</text:p>
          </table:table-cell>
          <table:covered-table-cell/>
          <table:table-cell office:value-type="string" table:number-columns-spanned="8" table:number-rows-spanned="1" table:style-name="ce22">
            <text:p>RIOPOLIS BAR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3.033.978/0001-09</text:p>
          </table:table-cell>
          <table:covered-table-cell table:number-columns-repeated="2"/>
          <table:table-cell office:value-type="string" table:number-columns-spanned="10" table:number-rows-spanned="1" table:style-name="ce23">
            <text:p>LANCHE JULIA PINTORA ARTE EXPOSICAO MARAMBAIA</text:p>
          </table:table-cell>
          <table:covered-table-cell table:number-columns-repeated="9"/>
          <table:table-cell office:value-type="string" table:number-columns-spanned="2" table:number-rows-spanned="1" table:style-name="ce24">
            <text:p>R$ 143,69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8/2024</text:p>
          </table:table-cell>
          <table:covered-table-cell/>
          <table:table-cell office:value-type="string" table:number-columns-spanned="8" table:number-rows-spanned="1" table:style-name="ce22">
            <text:p>RIOPOLIS BAR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3.033.978/0001-09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LANCHE JULIA PINTORA ARTE EXPOSICAO MARAMBAIA</text:p>
          </table:table-cell>
          <table:covered-table-cell table:number-columns-repeated="9"/>
          <table:table-cell office:value-type="string" table:number-columns-spanned="2" table:number-rows-spanned="1" table:style-name="ce24">
            <text:p>R$ 39,3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08/2024</text:p>
          </table:table-cell>
          <table:covered-table-cell/>
          <table:table-cell office:value-type="string" table:number-columns-spanned="8" table:number-rows-spanned="1" table:style-name="ce22">
            <text:p>RIOPOLIS BAR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3.033.978/0001-09</text:p>
          </table:table-cell>
          <table:covered-table-cell table:number-columns-repeated="2"/>
          <table:table-cell office:value-type="string" table:number-columns-spanned="10" table:number-rows-spanned="1" table:style-name="ce23">
            <text:p>LANCHE PINTORA JULIA ARTE EXPOSICAO MARAMBAIA</text:p>
          </table:table-cell>
          <table:covered-table-cell table:number-columns-repeated="9"/>
          <table:table-cell office:value-type="string" table:number-columns-spanned="2" table:number-rows-spanned="1" table:style-name="ce24">
            <text:p>R$ 245,44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08/2024</text:p>
          </table:table-cell>
          <table:covered-table-cell/>
          <table:table-cell office:value-type="string" table:number-columns-spanned="8" table:number-rows-spanned="1" table:style-name="ce22">
            <text:p>ELETRIC POINT MATERIAL DE LIMPEZA E BAZAR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273.021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PRA OBRA DO MEMORIAL PRRJ</text:p>
          </table:table-cell>
          <table:covered-table-cell table:number-columns-repeated="9"/>
          <table:table-cell office:value-type="string" table:number-columns-spanned="2" table:number-rows-spanned="1" table:style-name="ce24">
            <text:p>R$ 68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8/2024</text:p>
          </table:table-cell>
          <table:covered-table-cell/>
          <table:table-cell office:value-type="string" table:number-columns-spanned="8" table:number-rows-spanned="1" table:style-name="ce22">
            <text:p>OBRAMAX BMB MATERIAL DE CONSTRUÇÃO S.A.</text:p>
          </table:table-cell>
          <table:covered-table-cell table:number-columns-repeated="7"/>
          <table:table-cell office:value-type="string" table:number-columns-spanned="3" table:number-rows-spanned="1" table:style-name="ce21">
            <text:p>23.476.033/0005-31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S OBRA MEMORIAL EXPOSICAO MARAMBAIA</text:p>
          </table:table-cell>
          <table:covered-table-cell table:number-columns-repeated="9"/>
          <table:table-cell office:value-type="string" table:number-columns-spanned="2" table:number-rows-spanned="1" table:style-name="ce24">
            <text:p>R$ 476,39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8/2024</text:p>
          </table:table-cell>
          <table:covered-table-cell/>
          <table:table-cell office:value-type="string" table:number-columns-spanned="8" table:number-rows-spanned="1" table:style-name="ce22">
            <text:p>RIOPOLIS BAR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3.033.978/0001-09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LANCHE PINTORA JULIA ARTE EXPOSICAO MARAMABAIA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3,4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08/2024</text:p>
          </table:table-cell>
          <table:covered-table-cell/>
          <table:table-cell office:value-type="string" table:number-columns-spanned="8" table:number-rows-spanned="1" table:style-name="ce22">
            <text:p>CONFEITARIA RITA DE CASSI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4.079.186/0001-38</text:p>
          </table:table-cell>
          <table:covered-table-cell table:number-columns-repeated="2"/>
          <table:table-cell office:value-type="string" table:number-columns-spanned="10" table:number-rows-spanned="1" table:style-name="ce23">
            <text:p>EXPOSICAO MARAMBAIA</text:p>
          </table:table-cell>
          <table:covered-table-cell table:number-columns-repeated="9"/>
          <table:table-cell office:value-type="string" table:number-columns-spanned="2" table:number-rows-spanned="1" table:style-name="ce24">
            <text:p>R$ 303,06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08/2024</text:p>
          </table:table-cell>
          <table:covered-table-cell/>
          <table:table-cell office:value-type="string" table:number-columns-spanned="8" table:number-rows-spanned="1" table:style-name="ce22">
            <text:p>AMERICANAS SA</text:p>
          </table:table-cell>
          <table:covered-table-cell table:number-columns-repeated="7"/>
          <table:table-cell office:value-type="string" table:number-columns-spanned="3" table:number-rows-spanned="1" table:style-name="ce21">
            <text:p>00.776.574/2006-78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EXPOSICAO MARAMBAIA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0,76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1/08/2024</text:p>
          </table:table-cell>
          <table:covered-table-cell/>
          <table:table-cell office:value-type="string" table:number-columns-spanned="8" table:number-rows-spanned="1" table:style-name="ce22">
            <text:p>AGGIO SOLUCOES EM COMUNICACAO VISUAL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6.430.322/0001-18</text:p>
          </table:table-cell>
          <table:covered-table-cell table:number-columns-repeated="2"/>
          <table:table-cell office:value-type="string" table:number-columns-spanned="10" table:number-rows-spanned="1" table:style-name="ce23">
            <text:p>IMPRESSAO ADESIVO EXPOSICAO MARAMBAIA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FABIO GIL DOS SANTOS - CPF: 051.716.467-16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5/07/2024 a 02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2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08/2024</text:p>
          </table:table-cell>
          <table:covered-table-cell/>
          <table:table-cell office:value-type="string" table:number-columns-spanned="8" table:number-rows-spanned="1" table:style-name="ce22">
            <text:p>GRAFICA LITORAL DE MACAÉ LTDA - ME</text:p>
          </table:table-cell>
          <table:covered-table-cell table:number-columns-repeated="7"/>
          <table:table-cell office:value-type="string" table:number-columns-spanned="3" table:number-rows-spanned="1" table:style-name="ce21">
            <text:p>11.156.696/0001-66</text:p>
          </table:table-cell>
          <table:covered-table-cell table:number-columns-repeated="2"/>
          <table:table-cell office:value-type="string" table:number-columns-spanned="10" table:number-rows-spanned="1" table:style-name="ce23">
            <text:p>IMPRESSÕES DE CARTAZES COLORIDOS TAMANHO A4 PARA DIVULGAR O PROCESSO SELETIVO DE ESTAGIÁRIOS EM DIVERSOS LOCAI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6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8/08/2024</text:p>
          </table:table-cell>
          <table:covered-table-cell/>
          <table:table-cell office:value-type="string" table:number-columns-spanned="8" table:number-rows-spanned="1" table:style-name="ce22">
            <text:p>FLAVIO GABRIEL REZENDE NASCIMENTO</text:p>
          </table:table-cell>
          <table:covered-table-cell table:number-columns-repeated="7"/>
          <table:table-cell office:value-type="string" table:number-columns-spanned="3" table:number-rows-spanned="1" table:style-name="ce21">
            <text:p>54.153.080/0001-44</text:p>
          </table:table-cell>
          <table:covered-table-cell table:number-columns-repeated="2"/>
          <table:table-cell office:value-type="string" table:number-columns-spanned="10" table:number-rows-spanned="1" table:style-name="ce23">
            <text:p>URGÊNCIA PARA EXECUTAR O SERVIÇO DE INSTALAÇÃO DE CAIXA DE AR CONDICIONADO NA SALA 104. O APARELHO ESTAVA PRESO SOMENTE PELO BURACO COM RISCOS DE CAI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3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08/2024</text:p>
          </table:table-cell>
          <table:covered-table-cell/>
          <table:table-cell office:value-type="string" table:number-columns-spanned="8" table:number-rows-spanned="1" table:style-name="ce22">
            <text:p>MATEUS DE SOUZA ARAUJO</text:p>
          </table:table-cell>
          <table:covered-table-cell table:number-columns-repeated="7"/>
          <table:table-cell office:value-type="string" table:number-columns-spanned="3" table:number-rows-spanned="1" table:style-name="ce21">
            <text:p>36.739.847/0001-30</text:p>
          </table:table-cell>
          <table:covered-table-cell table:number-columns-repeated="2"/>
          <table:table-cell office:value-type="string" table:number-columns-spanned="10" table:number-rows-spanned="1" table:style-name="ce23">
            <text:p>LAVAGEM DA VIATURA OFICIAL, A FIM DE QUE ESTIVESSE EM BOAS CONDIÇÕES DE USO PARA OS PROCURADORES NOS COMPROMISSOS EXTERNO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GISELE FELIX DA SILVA - CPF: 083.027.977-66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8/07/2024 a 04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2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8/2024</text:p>
          </table:table-cell>
          <table:covered-table-cell/>
          <table:table-cell office:value-type="string" table:number-columns-spanned="8" table:number-rows-spanned="1" table:style-name="ce22">
            <text:p>POLY <text:s/>DO CENTRO TINTAS LTDA EPP</text:p>
          </table:table-cell>
          <table:covered-table-cell table:number-columns-repeated="7"/>
          <table:table-cell office:value-type="string" table:number-columns-spanned="3" table:number-rows-spanned="1" table:style-name="ce21">
            <text:p>05.445.467/0001-69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TINTAS PARA MEMORIAL</text:p>
          </table:table-cell>
          <table:covered-table-cell table:number-columns-repeated="9"/>
          <table:table-cell office:value-type="string" table:number-columns-spanned="2" table:number-rows-spanned="1" table:style-name="ce24">
            <text:p>R$ 199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08/2024</text:p>
          </table:table-cell>
          <table:covered-table-cell/>
          <table:table-cell office:value-type="string" table:number-columns-spanned="8" table:number-rows-spanned="1" table:style-name="ce22">
            <text:p>PALACIO DA FERRAMENTA MAQUIN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2.101.436/0005-4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8,4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08/2024</text:p>
          </table:table-cell>
          <table:covered-table-cell/>
          <table:table-cell office:value-type="string" table:number-columns-spanned="8" table:number-rows-spanned="1" table:style-name="ce22">
            <text:p>PALACIO DA FERRAMENTA MAQUIN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2.101.436/0001-1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7,8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GISELE FELIX DA SILVA - CPF: 083.027.977-66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5/07/2024 a 22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6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7/08/2024</text:p>
          </table:table-cell>
          <table:covered-table-cell/>
          <table:table-cell office:value-type="string" table:number-columns-spanned="8" table:number-rows-spanned="1" table:style-name="ce22">
            <text:p>POLY <text:s/>DO CENTRO TINTAS LTDA EPP</text:p>
          </table:table-cell>
          <table:covered-table-cell table:number-columns-repeated="7"/>
          <table:table-cell office:value-type="string" table:number-columns-spanned="3" table:number-rows-spanned="1" table:style-name="ce21">
            <text:p>05.445.467/0001-69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65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7/08/2024</text:p>
          </table:table-cell>
          <table:covered-table-cell/>
          <table:table-cell office:value-type="string" table:number-columns-spanned="8" table:number-rows-spanned="1" table:style-name="ce22">
            <text:p>ELETRIC POINT MATERIAL DE LIMPEZA E BAZAR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273.021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37,8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7/08/2024</text:p>
          </table:table-cell>
          <table:covered-table-cell/>
          <table:table-cell office:value-type="string" table:number-columns-spanned="8" table:number-rows-spanned="1" table:style-name="ce22">
            <text:p>POLY <text:s/>DO CENTRO TINTAS LTDA EPP</text:p>
          </table:table-cell>
          <table:covered-table-cell table:number-columns-repeated="7"/>
          <table:table-cell office:value-type="string" table:number-columns-spanned="3" table:number-rows-spanned="1" table:style-name="ce21">
            <text:p>05.445.467/0001-69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64,5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HUMBERTO DE DEUS PINNA JUNIOR - CPF: 964.013.707-3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4/08/2024 a 11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text:s/>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1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08/2024</text:p>
          </table:table-cell>
          <table:covered-table-cell/>
          <table:table-cell office:value-type="string" table:number-columns-spanned="8" table:number-rows-spanned="1" table:style-name="ce22">
            <text:p>BOTTINO MATERIAIS DE CONSTRUÇÃ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5.879.152/0006-34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2,6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8/2024</text:p>
          </table:table-cell>
          <table:covered-table-cell/>
          <table:table-cell office:value-type="string" table:number-columns-spanned="8" table:number-rows-spanned="1" table:style-name="ce22">
            <text:p>OBRAMAX BMB MATERIAL DE CONSTRUÇÃO S.A.</text:p>
          </table:table-cell>
          <table:covered-table-cell table:number-columns-repeated="7"/>
          <table:table-cell office:value-type="string" table:number-columns-spanned="3" table:number-rows-spanned="1" table:style-name="ce21">
            <text:p>23.476.033/0005-31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,6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8/2024</text:p>
          </table:table-cell>
          <table:covered-table-cell/>
          <table:table-cell office:value-type="string" table:number-columns-spanned="8" table:number-rows-spanned="1" table:style-name="ce22">
            <text:p>OBRAMAX BMB MATERIAL DE CONSTRUÇÃO S.A.</text:p>
          </table:table-cell>
          <table:covered-table-cell table:number-columns-repeated="7"/>
          <table:table-cell office:value-type="string" table:number-columns-spanned="3" table:number-rows-spanned="1" table:style-name="ce21">
            <text:p>23.476.033/0005-31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49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ULIO BAPTISTA CORREA - CPF: 113.933.027-6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1/07/2024 a 08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3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8/2024</text:p>
          </table:table-cell>
          <table:covered-table-cell/>
          <table:table-cell office:value-type="string" table:number-columns-spanned="8" table:number-rows-spanned="1" table:style-name="ce22">
            <text:p>CONSTRUSERRA MATERIAIS DE COSNTRUÇÃ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2.606.792/0001-39</text:p>
          </table:table-cell>
          <table:covered-table-cell table:number-columns-repeated="2"/>
          <table:table-cell office:value-type="string" table:number-columns-spanned="10" table:number-rows-spanned="1" table:style-name="ce23">
            <text:p>O MATERIAL FOI ADQUIRIDO PARA COBRIR FALHA NO PISO EM UMA DAS ENTRADAS DA UNIDADE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8/2024</text:p>
          </table:table-cell>
          <table:covered-table-cell/>
          <table:table-cell office:value-type="string" table:number-columns-spanned="8" table:number-rows-spanned="1" table:style-name="ce22">
            <text:p>FERRAGENS MONTECARNEIR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0.802.193/0001-65</text:p>
          </table:table-cell>
          <table:covered-table-cell table:number-columns-repeated="2"/>
          <table:table-cell office:value-type="string" table:number-columns-spanned="10" table:number-rows-spanned="1" table:style-name="ce23">
            <text:p>FOI TROCADA A TAMPA DO VASO SANITÁRIO DE UM DOS GABINETES DA PRM</text:p>
          </table:table-cell>
          <table:covered-table-cell table:number-columns-repeated="9"/>
          <table:table-cell office:value-type="string" table:number-columns-spanned="2" table:number-rows-spanned="1" table:style-name="ce24">
            <text:p>R$ 149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8/2024</text:p>
          </table:table-cell>
          <table:covered-table-cell/>
          <table:table-cell office:value-type="string" table:number-columns-spanned="8" table:number-rows-spanned="1" table:style-name="ce22">
            <text:p>SANTOS CARNEIRO MAT ELET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1.116.882/0001-89</text:p>
          </table:table-cell>
          <table:covered-table-cell table:number-columns-repeated="2"/>
          <table:table-cell office:value-type="string" table:number-columns-spanned="10" table:number-rows-spanned="1" table:style-name="ce23">
            <text:p>FOI ADQUIRIDO O PRODUTO PARA REALIZAR A LUBRIFICAÇÃO DAS DOBRADIÇAS DE PORTAS E JANELAS DA UNIDADE</text:p>
          </table:table-cell>
          <table:covered-table-cell table:number-columns-repeated="9"/>
          <table:table-cell office:value-type="string" table:number-columns-spanned="2" table:number-rows-spanned="1" table:style-name="ce24">
            <text:p>R$ 55,9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LEONARDO DA SILVA BARBIERO - CPF: 070.145.257-9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3/08/2024 a 20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3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7/08/2024</text:p>
          </table:table-cell>
          <table:covered-table-cell/>
          <table:table-cell office:value-type="string" table:number-columns-spanned="8" table:number-rows-spanned="1" table:style-name="ce22">
            <text:p>MEDEIROS PITZER</text:p>
          </table:table-cell>
          <table:covered-table-cell table:number-columns-repeated="7"/>
          <table:table-cell office:value-type="string" table:number-columns-spanned="3" table:number-rows-spanned="1" table:style-name="ce21">
            <text:p>23.592.665/0001-37</text:p>
          </table:table-cell>
          <table:covered-table-cell table:number-columns-repeated="2"/>
          <table:table-cell office:value-type="string" table:number-columns-spanned="10" table:number-rows-spanned="1" table:style-name="ce23">
            <text:p>SUBSTITUIÇÃO DE FECHADURA DE BANHEIRO QUEBRAD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4,9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LEONARDO NUNES JANNUZZI - CPF: 094.113.837-26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1/08/2024 a 29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8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8/2024</text:p>
          </table:table-cell>
          <table:covered-table-cell/>
          <table:table-cell office:value-type="string" table:number-columns-spanned="8" table:number-rows-spanned="1" table:style-name="ce22">
            <text:p>S7S3W INFORMATIC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3.371.239/0001-8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2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8/2024</text:p>
          </table:table-cell>
          <table:covered-table-cell/>
          <table:table-cell office:value-type="string" table:number-columns-spanned="8" table:number-rows-spanned="1" table:style-name="ce22">
            <text:p>ELETRIC POINT MATERIAL DE LIMPEZA E BAZAR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273.021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6,8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8/08/2024</text:p>
          </table:table-cell>
          <table:covered-table-cell/>
          <table:table-cell office:value-type="string" table:number-columns-spanned="8" table:number-rows-spanned="1" table:style-name="ce22">
            <text:p>ELETRIC POINT MATERIAL DE LIMPEZA E BAZAR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273.021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7,7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8/2024</text:p>
          </table:table-cell>
          <table:covered-table-cell/>
          <table:table-cell office:value-type="string" table:number-columns-spanned="8" table:number-rows-spanned="1" table:style-name="ce22">
            <text:p>ELETRIC POINT MATERIAL DE LIMPEZA E BAZAR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273.021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3,9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LIVIA NUNES RODRIGUES LEME - CPF: 091.279.167-5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4/07/2024 a 21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6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08/2024</text:p>
          </table:table-cell>
          <table:covered-table-cell/>
          <table:table-cell office:value-type="string" table:number-columns-spanned="8" table:number-rows-spanned="1" table:style-name="ce22">
            <text:p>RAIO X MATERIAL HOSPITALAR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3.191.277/0001-90</text:p>
          </table:table-cell>
          <table:covered-table-cell table:number-columns-repeated="2"/>
          <table:table-cell office:value-type="string" table:number-columns-spanned="10" table:number-rows-spanned="1" table:style-name="ce23">
            <text:p>ITENS EM FALTA OU PRESTES A ACABAR, NECESSÁRIOS PARA O ATENDIMENTO NA SEASB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80,6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08/2024</text:p>
          </table:table-cell>
          <table:covered-table-cell/>
          <table:table-cell office:value-type="string" table:number-columns-spanned="8" table:number-rows-spanned="1" table:style-name="ce22">
            <text:p>DROGARIAS PACHECO SA</text:p>
          </table:table-cell>
          <table:covered-table-cell table:number-columns-repeated="7"/>
          <table:table-cell office:value-type="string" table:number-columns-spanned="3" table:number-rows-spanned="1" table:style-name="ce21">
            <text:p>33.438.250/0161-60</text:p>
          </table:table-cell>
          <table:covered-table-cell table:number-columns-repeated="2"/>
          <table:table-cell office:value-type="string" table:number-columns-spanned="10" table:number-rows-spanned="1" table:style-name="ce23">
            <text:p>ITENS EM FALTA OU PRESTES A ACABAR, NECESSÁRIOS PARA O ATENDIMENTO NA SEASB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7,15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IA DE JESUS DOS SANTOS CARVALHO - CPF: 872.163.967-1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3/06/2024 a 10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6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8/2024</text:p>
          </table:table-cell>
          <table:covered-table-cell/>
          <table:table-cell office:value-type="string" table:number-columns-spanned="8" table:number-rows-spanned="1" table:style-name="ce22">
            <text:p>VITOR VALLE LIMA</text:p>
          </table:table-cell>
          <table:covered-table-cell table:number-columns-repeated="7"/>
          <table:table-cell office:value-type="string" table:number-columns-spanned="3" table:number-rows-spanned="1" table:style-name="ce21">
            <text:p>53.618.900/0001-63</text:p>
          </table:table-cell>
          <table:covered-table-cell table:number-columns-repeated="2"/>
          <table:table-cell office:value-type="string" table:number-columns-spanned="10" table:number-rows-spanned="1" table:style-name="ce23">
            <text:p>GRAVAÇÃO DE 3 PLACAS PARA PORTAS DO <text:s/>GABINETE DA DRA. SOLANGE E DA POLICIA INSTITUCIONAL</text:p>
          </table:table-cell>
          <table:covered-table-cell table:number-columns-repeated="9"/>
          <table:table-cell office:value-type="string" table:number-columns-spanned="2" table:number-rows-spanned="1" table:style-name="ce24">
            <text:p>R$ 14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08/2024</text:p>
          </table:table-cell>
          <table:covered-table-cell/>
          <table:table-cell office:value-type="string" table:number-columns-spanned="8" table:number-rows-spanned="1" table:style-name="ce22">
            <text:p>PAPELARIA E LIVRARIA ICARAI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0.066.344/0001-64</text:p>
          </table:table-cell>
          <table:covered-table-cell table:number-columns-repeated="2"/>
          <table:table-cell office:value-type="string" table:number-columns-spanned="10" table:number-rows-spanned="1" table:style-name="ce23">
            <text:p>ROLO DE FITILHO PARA EMPACOTAR LIVROS DA BIBLIOTECA</text:p>
          </table:table-cell>
          <table:covered-table-cell table:number-columns-repeated="9"/>
          <table:table-cell office:value-type="string" table:number-columns-spanned="2" table:number-rows-spanned="1" table:style-name="ce24">
            <text:p>R$ 28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08/2024</text:p>
          </table:table-cell>
          <table:covered-table-cell/>
          <table:table-cell office:value-type="string" table:number-columns-spanned="8" table:number-rows-spanned="1" table:style-name="ce22">
            <text:p>PAPELARIA E LIVRARIA ICARAI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0.066.344/0001-64</text:p>
          </table:table-cell>
          <table:covered-table-cell table:number-columns-repeated="2"/>
          <table:table-cell office:value-type="string" table:number-columns-spanned="10" table:number-rows-spanned="1" table:style-name="ce23">
            <text:p>ROLOS DE FITILHO PARA EMBALAR LIVROS DA BIBLIOTECA</text:p>
          </table:table-cell>
          <table:covered-table-cell table:number-columns-repeated="9"/>
          <table:table-cell office:value-type="string" table:number-columns-spanned="2" table:number-rows-spanned="1" table:style-name="ce24">
            <text:p>R$ 51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0/08/2024</text:p>
          </table:table-cell>
          <table:covered-table-cell/>
          <table:table-cell office:value-type="string" table:number-columns-spanned="8" table:number-rows-spanned="1" table:style-name="ce22">
            <text:p>ESTORIL DE NITEROI MATERIAIS DE CONSTRUÇAO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00.091.673/0001-02</text:p>
          </table:table-cell>
          <table:covered-table-cell table:number-columns-repeated="2"/>
          <table:table-cell office:value-type="string" table:number-columns-spanned="10" table:number-rows-spanned="1" table:style-name="ce23">
            <text:p>ENGATE PVC PARA CONSERTO BANHEIRO</text:p>
          </table:table-cell>
          <table:covered-table-cell table:number-columns-repeated="9"/>
          <table:table-cell office:value-type="string" table:number-columns-spanned="2" table:number-rows-spanned="1" table:style-name="ce24">
            <text:p>R$ 8,59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PAULO ROBERTO DA SILVA VIDAL - CPF: 032.150.187-0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7/06/2024 a 13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7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8/2024</text:p>
          </table:table-cell>
          <table:covered-table-cell/>
          <table:table-cell office:value-type="string" table:number-columns-spanned="8" table:number-rows-spanned="1" table:style-name="ce22">
            <text:p>S7S3W INFORMATIC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3.371.239/0001-80</text:p>
          </table:table-cell>
          <table:covered-table-cell table:number-columns-repeated="2"/>
          <table:table-cell office:value-type="string" table:number-columns-spanned="10" table:number-rows-spanned="1" table:style-name="ce23">
            <text:p>CONFECÇÃO DE CARIMBO PARA A BIBLIOTECA DO MPF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4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SANDRO FERREIRA TAVARES - CPF: 023.072.807-3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0/06/2024 a 06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5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08/2024</text:p>
          </table:table-cell>
          <table:covered-table-cell/>
          <table:table-cell office:value-type="string" table:number-columns-spanned="8" table:number-rows-spanned="1" table:style-name="ce22">
            <text:p>BAZAR PONTO CERTO DE VILAR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2.420.069/0001-07</text:p>
          </table:table-cell>
          <table:covered-table-cell table:number-columns-repeated="2"/>
          <table:table-cell office:value-type="string" table:number-columns-spanned="10" table:number-rows-spanned="1" table:style-name="ce23">
            <text:p>BATERIA DURACEL 9V PARA A FECHADURA ELETRÔNICA E PILHA PEQUENA PARA OS COFRES DA SALA DE ARMAMENTOS</text:p>
          </table:table-cell>
          <table:covered-table-cell table:number-columns-repeated="9"/>
          <table:table-cell office:value-type="string" table:number-columns-spanned="2" table:number-rows-spanned="1" table:style-name="ce24">
            <text:p>R$ 13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8/2024</text:p>
          </table:table-cell>
          <table:covered-table-cell/>
          <table:table-cell office:value-type="string" table:number-columns-spanned="8" table:number-rows-spanned="1" table:style-name="ce22">
            <text:p>NOVA PATINHA MATERIAIS DE CONTRUÇÃO</text:p>
          </table:table-cell>
          <table:covered-table-cell table:number-columns-repeated="7"/>
          <table:table-cell office:value-type="string" table:number-columns-spanned="3" table:number-rows-spanned="1" table:style-name="ce21">
            <text:p>11.277.109/0001-97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ELÉTRICO PARA INSTALAÇÃO DE TOMADAS NA SALA DO RACK DE INFORMÁTICA</text:p>
          </table:table-cell>
          <table:covered-table-cell table:number-columns-repeated="9"/>
          <table:table-cell office:value-type="string" table:number-columns-spanned="2" table:number-rows-spanned="1" table:style-name="ce24">
            <text:p>R$ 23,46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08/2024</text:p>
          </table:table-cell>
          <table:covered-table-cell/>
          <table:table-cell office:value-type="string" table:number-columns-spanned="8" table:number-rows-spanned="1" table:style-name="ce22">
            <text:p>GILSON DUTRA DA SILVA - ME - LESTE GAS E ÁGUA MINERAL</text:p>
          </table:table-cell>
          <table:covered-table-cell table:number-columns-repeated="7"/>
          <table:table-cell office:value-type="string" table:number-columns-spanned="3" table:number-rows-spanned="1" table:style-name="ce21">
            <text:p>01.790.899/0001-56</text:p>
          </table:table-cell>
          <table:covered-table-cell table:number-columns-repeated="2"/>
          <table:table-cell office:value-type="string" table:number-columns-spanned="10" table:number-rows-spanned="1" table:style-name="ce23">
            <text:p>FUSIVEL PARA CONSERTAR MICRO-ONDA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08/2024</text:p>
          </table:table-cell>
          <table:covered-table-cell/>
          <table:table-cell office:value-type="string" table:number-columns-spanned="8" table:number-rows-spanned="1" table:style-name="ce22">
            <text:p>BAZAR PONTO CERTO DE VILAR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2.420.069/0001-07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NECESSÁRIO PARA TROCA DE TOMADAS QUEIMADAS NA PRM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1,7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08/2024</text:p>
          </table:table-cell>
          <table:covered-table-cell/>
          <table:table-cell office:value-type="string" table:number-columns-spanned="8" table:number-rows-spanned="1" table:style-name="ce22">
            <text:p>BAZAR PONTO CERTO DE VILAR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2.420.069/0001-07</text:p>
          </table:table-cell>
          <table:covered-table-cell table:number-columns-repeated="2"/>
          <table:table-cell office:value-type="string" table:number-columns-spanned="10" table:number-rows-spanned="1" table:style-name="ce23">
            <text:p>TOMADAS E MÓDULOS PARA REPOSIÇÃO DAS TOMADAS QUEIMADAS NA COP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6,6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ULISSES MANHAES DA SILVA - CPF: 072.199.917-46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6/07/2024 a 11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4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8/2024</text:p>
          </table:table-cell>
          <table:covered-table-cell/>
          <table:table-cell office:value-type="string" table:number-columns-spanned="8" table:number-rows-spanned="1" table:style-name="ce22">
            <text:p>F. J. F. COMERCIO DE PLASTICOS E METAI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6.232.644/0001-91</text:p>
          </table:table-cell>
          <table:covered-table-cell table:number-columns-repeated="2"/>
          <table:table-cell office:value-type="string" table:number-columns-spanned="10" table:number-rows-spanned="1" table:style-name="ce23">
            <text:p>BATERIA DE LÍTIO PARA TROCA NA PLACA MÃE DE ALGUNS COMPUTADORES, VISTO QUE A BATERIA ORIGINAL NÃO ESTAVA MAIS SUSTENTANDO CARG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4,95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46 - PR-RO - PROCURADORIA DA REPUBLICA - RONDONI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SEBASTIAO CARVALHO DE SOUZA NETO - CPF: 142.780.302-1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1/08/2024 a 30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text:s/>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8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08/2024</text:p>
          </table:table-cell>
          <table:covered-table-cell/>
          <table:table-cell office:value-type="string" table:number-columns-spanned="8" table:number-rows-spanned="1" table:style-name="ce22">
            <text:p>CONTATO TELECOM LTDA - ME</text:p>
          </table:table-cell>
          <table:covered-table-cell table:number-columns-repeated="7"/>
          <table:table-cell office:value-type="string" table:number-columns-spanned="3" table:number-rows-spanned="1" table:style-name="ce21">
            <text:p>63.745.434/0001-30</text:p>
          </table:table-cell>
          <table:covered-table-cell table:number-columns-repeated="2"/>
          <table:table-cell office:value-type="string" table:number-columns-spanned="10" table:number-rows-spanned="1" table:style-name="ce23">
            <text:p>CONTROLE DO MOTOR DO PORTÃO DO ESTACIONAMENT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6/08/2024</text:p>
          </table:table-cell>
          <table:covered-table-cell/>
          <table:table-cell office:value-type="string" table:number-columns-spanned="8" table:number-rows-spanned="1" table:style-name="ce22">
            <text:p>MASTER UNIFORMES PROFISSIONAIS</text:p>
          </table:table-cell>
          <table:covered-table-cell table:number-columns-repeated="7"/>
          <table:table-cell office:value-type="string" table:number-columns-spanned="3" table:number-rows-spanned="1" table:style-name="ce21">
            <text:p>43.577.753/0001-77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CAMISETAS POLOS PRETAS, PROPORCIONAR IDENTIDADE VISUAL UNIFICADA PARA OS MEMBROS DA PROCURADORIA REGIONAL ELEITOR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30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380006 - PR-RR - PROCURADORIA DA REPUBLICA - RORAIM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OAO CARLOS COELHO - CPF: 225.127.212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2/07/2024 a 02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9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1">
            <text:p>12/08/2024</text:p>
          </table:table-cell>
          <table:covered-table-cell/>
          <table:table-cell office:value-type="string" table:number-columns-spanned="8" table:number-rows-spanned="1" table:style-name="ce22">
            <text:p>ABRAAO F. DE SOUZA-ME</text:p>
          </table:table-cell>
          <table:covered-table-cell table:number-columns-repeated="7"/>
          <table:table-cell office:value-type="string" table:number-columns-spanned="3" table:number-rows-spanned="1" table:style-name="ce21">
            <text:p>84.027.176/0001-27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A DEMANDAS DE CONTRATAÇÕES DE PEQUENOS VALORES QUE SÃO DE UTILIZAÇÃO IMEDIATA E NÃO PASSÍVEIS DE PLANEJAMENTO E PARA CONTRATAÇÕES EM CARATER EXCEPCIONAL QUE POR SUA NATUREZA E URGÊNCIA NÃO PODEM SER CONTRATADAS POR MEIO DE PROCESSO NORMAL DE LICITAÇÃO OU DISPENS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.30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61 - PR-RS - PROCURADORIA DA REPUBLICA - RIO GRANDE DO SUL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ELINES DIAS BENEDETTI - CPF: 741.114.850-4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9/07/2024 a 17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text:s/>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5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8/2024</text:p>
          </table:table-cell>
          <table:covered-table-cell/>
          <table:table-cell office:value-type="string" table:number-columns-spanned="8" table:number-rows-spanned="1" table:style-name="ce22">
            <text:p>PRINTCENTER GRÁFICA E EDITIRA</text:p>
          </table:table-cell>
          <table:covered-table-cell table:number-columns-repeated="7"/>
          <table:table-cell office:value-type="string" table:number-columns-spanned="3" table:number-rows-spanned="1" table:style-name="ce21">
            <text:p>20.305.628/0001-02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02 (DOIS) BANNERS INSTITUCIONAIS PARA EVENTOS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THEUS BALDESSAR - CPF: 967.659.840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7/06/2024 a 05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5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3/08/2024</text:p>
          </table:table-cell>
          <table:covered-table-cell/>
          <table:table-cell office:value-type="string" table:number-columns-spanned="8" table:number-rows-spanned="1" table:style-name="ce22">
            <text:p>ENGENHARIA DO SOM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24.581.232/0001-49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CABOS PARA COLOCAR EM FUNCIONAMENTO CAIXAS ACÚSTICAS DA PRM, COM O OBJETIVO DE MELHORAR AS CONDIÇÕES TÉCNICAS DO AUDITÓRIO DA UNIDADE PARA RECEBER EVENTOS INSTITUCIONAIS AGENDADOS PARA AS PRÓXIMAS SEMANA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80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3/08/2024</text:p>
          </table:table-cell>
          <table:covered-table-cell/>
          <table:table-cell office:value-type="string" table:number-columns-spanned="8" table:number-rows-spanned="1" table:style-name="ce22">
            <text:p>LP INSTRUMENTOS E AUDI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52.442.754/0001-03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CABO PARA LIGAÇÃO DE CAIXAS ACÚSTICAS DO AUDITÓRIO DA PRM CAXIAS DO SUL, A FIM DE MELHORAR A CAPACIDADE TÉCNICA DO AMBIENTE PARA A REALIZAÇÃO DE EVENTOS INSTITUCIONAI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37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RENATO MENNA DUARTE - CPF: 597.054.500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8/08/2024 a 06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9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16/08/2024</text:p>
          </table:table-cell>
          <table:covered-table-cell/>
          <table:table-cell office:value-type="string" table:number-columns-spanned="8" table:number-rows-spanned="1" table:style-name="ce22">
            <text:p>TELMO JESUS DA SILVA RODRIGUES</text:p>
          </table:table-cell>
          <table:covered-table-cell table:number-columns-repeated="7"/>
          <table:table-cell office:value-type="string" table:number-columns-spanned="3" table:number-rows-spanned="1" table:style-name="ce21">
            <text:p>94.644.788/0001-12</text:p>
          </table:table-cell>
          <table:covered-table-cell table:number-columns-repeated="2"/>
          <table:table-cell office:value-type="string" table:number-columns-spanned="10" table:number-rows-spanned="1" table:style-name="ce23">
            <text:p>AGENTE DE SEGURANÇA ESTÁ PRESTES A RECEBER ARMAMENTO E POIS, NECESSITA ARMAZENAR O MATERIAL EMCOFRE ESPECÍFICO PARA TAL EXISTENTE NO SETOR DE SEGURANÇA DA NOSSA UNIDADE, E CONSIDERANDO QUE ALÉM DA SENHA, NECESSITA CHAVE PARA ACESSO AO MESMO, SENDO QUE AS DUAS CHAVES JÁ EXISTENTES ENCONTRAM-SE COM OS OUTROS DOIS AGENTES, SOLICITA-SE SEUS PRÉSTIMOS PARA PROVIDENCIAR CÓPIA DA REFERIDA CHAVE.CONSIDERANDO VALORES E NATUREZA DO GASTO, INDICA-SE O USO DO CARTÃO DE SUPRIMENTO DE FUNDOS PARA PAGTO. DE TAL SERVIÇO</text:p>
          </table:table-cell>
          <table:covered-table-cell table:number-columns-repeated="9"/>
          <table:table-cell office:value-type="string" table:number-columns-spanned="2" table:number-rows-spanned="1" table:style-name="ce24">
            <text:p>R$ 3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RONI EDERSON RIBEIRO - CPF: 631.973.080-3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3/08/2024 a 11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1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8/2024</text:p>
          </table:table-cell>
          <table:covered-table-cell/>
          <table:table-cell office:value-type="string" table:number-columns-spanned="8" table:number-rows-spanned="1" table:style-name="ce22">
            <text:p>PRISCILA GRACIELA DOS PASSOS ANTONINI 00075861089</text:p>
          </table:table-cell>
          <table:covered-table-cell table:number-columns-repeated="7"/>
          <table:table-cell office:value-type="string" table:number-columns-spanned="3" table:number-rows-spanned="1" table:style-name="ce21">
            <text:p>29.730.999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COFRE DA DISOT PRECISAVA SER ABERTO PARA RETIRADA DO DRONE PARA UTILIZAÇÃO EM TREINAMENTO</text:p>
          </table:table-cell>
          <table:covered-table-cell table:number-columns-repeated="9"/>
          <table:table-cell office:value-type="string" table:number-columns-spanned="2" table:number-rows-spanned="1" table:style-name="ce24">
            <text:p>R$ 45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WAGNER FERREIRA VALLES - CPF: 809.583.380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9/07/2024 a 07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3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8/2024</text:p>
          </table:table-cell>
          <table:covered-table-cell/>
          <table:table-cell office:value-type="string" table:number-columns-spanned="8" table:number-rows-spanned="1" table:style-name="ce22">
            <text:p>LEROY MERLIN COMPANHIA BRASILEIRA DE BRICOLAGEM</text:p>
          </table:table-cell>
          <table:covered-table-cell table:number-columns-repeated="7"/>
          <table:table-cell office:value-type="string" table:number-columns-spanned="3" table:number-rows-spanned="1" table:style-name="ce21">
            <text:p>01.438.784/0068-04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NECESSÁRIO PARA RECUPERAÇÃO DOS ARQUIVOS DA PR/RS ATINGIDOS PELAS ENCHENTES NO R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91,6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8/2024</text:p>
          </table:table-cell>
          <table:covered-table-cell/>
          <table:table-cell office:value-type="string" table:number-columns-spanned="8" table:number-rows-spanned="1" table:style-name="ce22">
            <text:p>COMERCIAL DE ALIMENTOS SH LTDA CRISTAL</text:p>
          </table:table-cell>
          <table:covered-table-cell table:number-columns-repeated="7"/>
          <table:table-cell office:value-type="string" table:number-columns-spanned="3" table:number-rows-spanned="1" table:style-name="ce21">
            <text:p>05.597.069/0004-00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NECESSÁRIO PARA RECUPERAÇÃO DOS ARQUIVOS DA PR/RS ATINGIDOS PELAS ENCHENTES NO R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,85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WAGNER FERREIRA VALLES - CPF: 809.583.380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0/05/2024 a 08/08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8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8/2024</text:p>
          </table:table-cell>
          <table:covered-table-cell/>
          <table:table-cell office:value-type="string" table:number-columns-spanned="8" table:number-rows-spanned="1" table:style-name="ce22">
            <text:p>COMPANHIA ZAFFARI COMERCIO E INDUSTRIA</text:p>
          </table:table-cell>
          <table:covered-table-cell table:number-columns-repeated="7"/>
          <table:table-cell office:value-type="string" table:number-columns-spanned="3" table:number-rows-spanned="1" table:style-name="ce21">
            <text:p>93.015.006/0059-3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L PARA RECUPERAÇÃO DO ARQUIVO DA PR/R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,54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8/2024</text:p>
          </table:table-cell>
          <table:covered-table-cell/>
          <table:table-cell office:value-type="string" table:number-columns-spanned="8" table:number-rows-spanned="1" table:style-name="ce22">
            <text:p>HENRIQUE DA SILVA ZAFANELLI</text:p>
          </table:table-cell>
          <table:covered-table-cell table:number-columns-repeated="7"/>
          <table:table-cell office:value-type="string" table:number-columns-spanned="3" table:number-rows-spanned="1" table:style-name="ce21">
            <text:p>52.977.427/0001-48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E CÓPIA DE CHAVES PARA ADAPTAÇÃO DE SALAS PARA ATENDER A DISOT, SAC E SECRETARIA ESTADUAL</text:p>
          </table:table-cell>
          <table:covered-table-cell table:number-columns-repeated="9"/>
          <table:table-cell office:value-type="string" table:number-columns-spanned="2" table:number-rows-spanned="1" table:style-name="ce24">
            <text:p>R$ 141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WAGNER FERREIRA VALLES - CPF: 809.583.380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9/07/2024 a 07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3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8/2024</text:p>
          </table:table-cell>
          <table:covered-table-cell/>
          <table:table-cell office:value-type="string" table:number-columns-spanned="8" table:number-rows-spanned="1" table:style-name="ce22">
            <text:p>PREVESUL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90.473.216/0001-67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NECESSÁRIO PARA RECUPERAÇÃO DOS ARQUIVOS DA PR/RS ATINGIDOS PELAS ENCHENTES NO R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4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8/2024</text:p>
          </table:table-cell>
          <table:covered-table-cell/>
          <table:table-cell office:value-type="string" table:number-columns-spanned="8" table:number-rows-spanned="1" table:style-name="ce22">
            <text:p>KALUNGA COM. E IND. GRÁFIC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3.283.811/0159-39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NECESSÁRIO PARA RECUPERAÇÃO DOS ARQUIVOS DA PR/RS ATINGIDOS PELAS ENCHENTES NO R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0,2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WAGNER FERREIRA VALLES - CPF: 809.583.380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0/05/2024 a 08/08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8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08/2024</text:p>
          </table:table-cell>
          <table:covered-table-cell/>
          <table:table-cell office:value-type="string" table:number-columns-spanned="8" table:number-rows-spanned="1" table:style-name="ce22">
            <text:p>COMPANHIA ZAFFARI COMERCIO E INDUSTRIA</text:p>
          </table:table-cell>
          <table:covered-table-cell table:number-columns-repeated="7"/>
          <table:table-cell office:value-type="string" table:number-columns-spanned="3" table:number-rows-spanned="1" table:style-name="ce21">
            <text:p>93.015.006/0059-3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L PARA RECUPERAÇÃO DO ARQUIVO DA PR/R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,72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WAGNER FERREIRA VALLES - CPF: 809.583.380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9/07/2024 a 07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3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8/2024</text:p>
          </table:table-cell>
          <table:covered-table-cell/>
          <table:table-cell office:value-type="string" table:number-columns-spanned="8" table:number-rows-spanned="1" table:style-name="ce22">
            <text:p>KALUNGA COM E IND G RÁFIC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3.283.811/0082-15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VIDEO WALL DA DISOT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91,6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58 - PR-SC - PROCURADORIA DA REPUBLICA - SANTA CATARIN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CAIRO HENKELS - CPF: 674.635.179-3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3/05/2024 a 19/08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9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6/08/2024</text:p>
          </table:table-cell>
          <table:covered-table-cell/>
          <table:table-cell office:value-type="string" table:number-columns-spanned="8" table:number-rows-spanned="1" table:style-name="ce22">
            <text:p>BLU CHAMA EXTINTORES LTDA EPP</text:p>
          </table:table-cell>
          <table:covered-table-cell table:number-columns-repeated="7"/>
          <table:table-cell office:value-type="string" table:number-columns-spanned="3" table:number-rows-spanned="1" table:style-name="ce21">
            <text:p>72.332.687/0001-73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 DE RECARGA DOS EXTINTORES E TESTE HIDROESTATICO DAS MANGUEIRAS DE INCÊNDIO DO PRÉDIO SEDE DA PRM BLUMENAU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5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CLECIO OTAVIO KUZNIARSKI - CPF: 024.032.629-6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5/07/2024 a 01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2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08/2024</text:p>
          </table:table-cell>
          <table:covered-table-cell/>
          <table:table-cell office:value-type="string" table:number-columns-spanned="8" table:number-rows-spanned="1" table:style-name="ce22">
            <text:p>LOJÃO ASTRAL - GP CPMERCIAL DE ARMARINHOS LTDA - JOINVILLE - FLORESTA</text:p>
          </table:table-cell>
          <table:covered-table-cell table:number-columns-repeated="7"/>
          <table:table-cell office:value-type="string" table:number-columns-spanned="3" table:number-rows-spanned="1" table:style-name="ce21">
            <text:p>10.679.643/0001-67</text:p>
          </table:table-cell>
          <table:covered-table-cell table:number-columns-repeated="2"/>
          <table:table-cell office:value-type="string" table:number-columns-spanned="10" table:number-rows-spanned="1" table:style-name="ce23">
            <text:p>PLACAS DE SINALIZAÇÃO PARA TENTAR EVITAR OBSTRUÇÃO DA ENTRADA DA PRM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9,96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08/2024</text:p>
          </table:table-cell>
          <table:covered-table-cell/>
          <table:table-cell office:value-type="string" table:number-columns-spanned="8" table:number-rows-spanned="1" table:style-name="ce22">
            <text:p>SAKAE - ANDRÉ FELIPE POLZIN</text:p>
          </table:table-cell>
          <table:covered-table-cell table:number-columns-repeated="7"/>
          <table:table-cell office:value-type="string" table:number-columns-spanned="3" table:number-rows-spanned="1" table:style-name="ce21">
            <text:p>36.316.418/0001-50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PREDIAL</text:p>
          </table:table-cell>
          <table:covered-table-cell table:number-columns-repeated="9"/>
          <table:table-cell office:value-type="string" table:number-columns-spanned="2" table:number-rows-spanned="1" table:style-name="ce24">
            <text:p>R$ 24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8/2024</text:p>
          </table:table-cell>
          <table:covered-table-cell/>
          <table:table-cell office:value-type="string" table:number-columns-spanned="8" table:number-rows-spanned="1" table:style-name="ce22">
            <text:p>VALGRI COMPONENTES ELETRONIC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3.940.429/0001-96</text:p>
          </table:table-cell>
          <table:covered-table-cell table:number-columns-repeated="2"/>
          <table:table-cell office:value-type="string" table:number-columns-spanned="10" table:number-rows-spanned="1" table:style-name="ce23">
            <text:p>LIMPEZA DE CONTATOS ELETRÔNICOS</text:p>
          </table:table-cell>
          <table:covered-table-cell table:number-columns-repeated="9"/>
          <table:table-cell office:value-type="string" table:number-columns-spanned="2" table:number-rows-spanned="1" table:style-name="ce24">
            <text:p>R$ 28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8/2024</text:p>
          </table:table-cell>
          <table:covered-table-cell/>
          <table:table-cell office:value-type="string" table:number-columns-spanned="8" table:number-rows-spanned="1" table:style-name="ce22">
            <text:p>CASA DO PARAFUSO LTDA - ANITA GARIBALDI - JOINVILLE</text:p>
          </table:table-cell>
          <table:covered-table-cell table:number-columns-repeated="7"/>
          <table:table-cell office:value-type="string" table:number-columns-spanned="3" table:number-rows-spanned="1" table:style-name="ce21">
            <text:p>79.939.484/0001-99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FUSOS PARABOLT CHUMBADOR PARA FIXAR AS GRELHAS DA CALHA DE CHUVA DA ENTRADA DA PRM</text:p>
          </table:table-cell>
          <table:covered-table-cell table:number-columns-repeated="9"/>
          <table:table-cell office:value-type="string" table:number-columns-spanned="2" table:number-rows-spanned="1" table:style-name="ce24">
            <text:p>R$ 64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8/2024</text:p>
          </table:table-cell>
          <table:covered-table-cell/>
          <table:table-cell office:value-type="string" table:number-columns-spanned="8" table:number-rows-spanned="1" table:style-name="ce22">
            <text:p>LOJAS DE DEPARTAMENTOS MILIUM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3.240.333/0003-87</text:p>
          </table:table-cell>
          <table:covered-table-cell table:number-columns-repeated="2"/>
          <table:table-cell office:value-type="string" table:number-columns-spanned="10" table:number-rows-spanned="1" table:style-name="ce23">
            <text:p>TROCAS NO GABINETE DO DR. MANOEL E NA SALA DE SEGURANÇA</text:p>
          </table:table-cell>
          <table:covered-table-cell table:number-columns-repeated="9"/>
          <table:table-cell office:value-type="string" table:number-columns-spanned="2" table:number-rows-spanned="1" table:style-name="ce24">
            <text:p>R$ 57,7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3/08/2024</text:p>
          </table:table-cell>
          <table:covered-table-cell/>
          <table:table-cell office:value-type="string" table:number-columns-spanned="8" table:number-rows-spanned="1" table:style-name="ce22">
            <text:p>SAKAE - ANDRÉ FELIPE POLZIN</text:p>
          </table:table-cell>
          <table:covered-table-cell table:number-columns-repeated="7"/>
          <table:table-cell office:value-type="string" table:number-columns-spanned="3" table:number-rows-spanned="1" table:style-name="ce21">
            <text:p>36.316.418/0001-50</text:p>
          </table:table-cell>
          <table:covered-table-cell table:number-columns-repeated="2"/>
          <table:table-cell office:value-type="string" table:number-columns-spanned="10" table:number-rows-spanned="1" table:style-name="ce23">
            <text:p>DISCOS PARA O CORTE DAS PONTAS DOS PARAFUSOS DE FIXAÇÃO DA GRADE DA CALHA DE CHUVA DA ENTRADA DA PRM. ABRAÇADEIRAS E FITAS PARA INSTALAÇÃO DE ITEN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0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4/08/2024</text:p>
          </table:table-cell>
          <table:covered-table-cell/>
          <table:table-cell office:value-type="string" table:number-columns-spanned="8" table:number-rows-spanned="1" table:style-name="ce22">
            <text:p>LOJAS MILIUM LTDA - BUCAREIN</text:p>
          </table:table-cell>
          <table:covered-table-cell table:number-columns-repeated="7"/>
          <table:table-cell office:value-type="string" table:number-columns-spanned="3" table:number-rows-spanned="1" table:style-name="ce21">
            <text:p>83.240.333/0005-49</text:p>
          </table:table-cell>
          <table:covered-table-cell table:number-columns-repeated="2"/>
          <table:table-cell office:value-type="string" table:number-columns-spanned="10" table:number-rows-spanned="1" table:style-name="ce23">
            <text:p>FILTRO (DEVIDO A CAFETEIRA ESTAR NO CONSERTO, FORAM GASTOS AS DUAS CAIXAS DE FILTRO MENSAIS DO CONTRATO) E A BROCA PARA FIXAÇÃO DAS GRADES DA CALHA DE CHUVA DA ENTRADA DA PRM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9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9/08/2024</text:p>
          </table:table-cell>
          <table:covered-table-cell/>
          <table:table-cell office:value-type="string" table:number-columns-spanned="8" table:number-rows-spanned="1" table:style-name="ce22">
            <text:p>JCI COMÉRCIO E ASSISTÊNCIA DE EQUIPAMENT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1.455.905/0001-19</text:p>
          </table:table-cell>
          <table:covered-table-cell table:number-columns-repeated="2"/>
          <table:table-cell office:value-type="string" table:number-columns-spanned="10" table:number-rows-spanned="1" table:style-name="ce23">
            <text:p>CONSERTO DA ÚNICA CAFETEIRA DA PRM</text:p>
          </table:table-cell>
          <table:covered-table-cell table:number-columns-repeated="9"/>
          <table:table-cell office:value-type="string" table:number-columns-spanned="2" table:number-rows-spanned="1" table:style-name="ce24">
            <text:p>R$ 370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9/08/2024</text:p>
          </table:table-cell>
          <table:covered-table-cell/>
          <table:table-cell office:value-type="string" table:number-columns-spanned="8" table:number-rows-spanned="1" table:style-name="ce22">
            <text:p>LOJAS DE DEPARTAMENTOS MILIUM LTDA - JOINVILLE - CENTRO</text:p>
          </table:table-cell>
          <table:covered-table-cell table:number-columns-repeated="7"/>
          <table:table-cell office:value-type="string" table:number-columns-spanned="3" table:number-rows-spanned="1" table:style-name="ce21">
            <text:p>83.240.333/0024-01</text:p>
          </table:table-cell>
          <table:covered-table-cell table:number-columns-repeated="2"/>
          <table:table-cell office:value-type="string" table:number-columns-spanned="10" table:number-rows-spanned="1" table:style-name="ce23">
            <text:p>DR. IVAN SOLICITOU INSTALAÇÃO DA SUA TV EM SUPORTE ARTICULADO. BENJAMIN'S PARA DIVERSAS TOMADAS QUE NECESSITAM LIGAR MAIS DE UM APARELH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78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8/2024</text:p>
          </table:table-cell>
          <table:covered-table-cell/>
          <table:table-cell office:value-type="string" table:number-columns-spanned="8" table:number-rows-spanned="1" table:style-name="ce22">
            <text:p>GIASSI E CIA LTDA - LJ14 - BUCAREIN</text:p>
          </table:table-cell>
          <table:covered-table-cell table:number-columns-repeated="7"/>
          <table:table-cell office:value-type="string" table:number-columns-spanned="3" table:number-rows-spanned="1" table:style-name="ce21">
            <text:p>83.648.477/0024-00</text:p>
          </table:table-cell>
          <table:covered-table-cell table:number-columns-repeated="2"/>
          <table:table-cell office:value-type="string" table:number-columns-spanned="10" table:number-rows-spanned="1" table:style-name="ce23">
            <text:p>DURANTE ADEQUAÇÃO DAS QUANTIDADES DE AÇÚCAR E COPOS NO CONTRATO, ACABOU FALTAND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7,82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ARIO CAMARGO DE FRANCA - CPF: 662.758.909-5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6/07/2024 a 21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6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08/2024</text:p>
          </table:table-cell>
          <table:covered-table-cell/>
          <table:table-cell office:value-type="string" table:number-columns-spanned="8" table:number-rows-spanned="1" table:style-name="ce22">
            <text:p>PAPELARIA CLASSIC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3.649.093/0001-78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RODUTOS PARA USO NA PRM BLUMENAU. SOLICITAÇÃO DO COORDENADOR CAIRO, APROVADA PELO SUBCOORDENADOR DÁRI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9,6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08/2024</text:p>
          </table:table-cell>
          <table:covered-table-cell/>
          <table:table-cell office:value-type="string" table:number-columns-spanned="8" table:number-rows-spanned="1" table:style-name="ce22">
            <text:p>RECICLAGEM SATURNO</text:p>
          </table:table-cell>
          <table:covered-table-cell table:number-columns-repeated="7"/>
          <table:table-cell office:value-type="string" table:number-columns-spanned="3" table:number-rows-spanned="1" table:style-name="ce21">
            <text:p>02.111.538/0001-0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RODUTO PARA USO NA PRM BLUMENAU. SOLICITAÇÃO DO COORDENADOR CAIRO, APROVADA PELO SUBCOORDENADOR DÁRI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6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08/2024</text:p>
          </table:table-cell>
          <table:covered-table-cell/>
          <table:table-cell office:value-type="string" table:number-columns-spanned="8" table:number-rows-spanned="1" table:style-name="ce22">
            <text:p>ELÉTRICA ZAT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0.963.598/0001-53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RODUTOS PARA USO NA PRM BLUMENAU. SOLICITAÇÃO DO COORDENADOR CAIRO, APROVADA PELO SUBCOORDENADOR DÁR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1,6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08/2024</text:p>
          </table:table-cell>
          <table:covered-table-cell/>
          <table:table-cell office:value-type="string" table:number-columns-spanned="8" table:number-rows-spanned="1" table:style-name="ce22">
            <text:p>ELÉTRICA ZAT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0.963.598/0001-53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RODUTOS PARA USO NA PRM BLUMENAU. SOLICITAÇÃO DA ZELADORIA, APROVADA PELA SUBCOORDENADORI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85,44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7/08/2024</text:p>
          </table:table-cell>
          <table:covered-table-cell/>
          <table:table-cell office:value-type="string" table:number-columns-spanned="8" table:number-rows-spanned="1" table:style-name="ce22">
            <text:p>MILIUM LOJAS DE DEPARTAMENTO LTDA - RUA BENJAMIN CONSTANT - BLUMENAU</text:p>
          </table:table-cell>
          <table:covered-table-cell table:number-columns-repeated="7"/>
          <table:table-cell office:value-type="string" table:number-columns-spanned="3" table:number-rows-spanned="1" table:style-name="ce21">
            <text:p>83.240.333/0060-75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RODUTOS PARA USO NA PRM BLUMENAU. SOLICITAÇÃO DO COORDENADOR CAIRO E DA ZELADORIA, APROVADA PELO SUBCOORDENADOR DÁRI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1,3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08/2024</text:p>
          </table:table-cell>
          <table:covered-table-cell/>
          <table:table-cell office:value-type="string" table:number-columns-spanned="8" table:number-rows-spanned="1" table:style-name="ce22">
            <text:p>LOJAS DE DEPARTAMENTOS MILIUM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3.240.333/0017-82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RODUTOS PARA USO NA PRM BLUMENAU. SOLICITAÇÃO DO COORDENADOR CAIRO, APROVADA PELO SUBCOORDENADOR DÁR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9,7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6/08/2024</text:p>
          </table:table-cell>
          <table:covered-table-cell/>
          <table:table-cell office:value-type="string" table:number-columns-spanned="8" table:number-rows-spanned="1" table:style-name="ce22">
            <text:p>BLU CHAMA EXTINTORES LTDA EPP</text:p>
          </table:table-cell>
          <table:covered-table-cell table:number-columns-repeated="7"/>
          <table:table-cell office:value-type="string" table:number-columns-spanned="3" table:number-rows-spanned="1" table:style-name="ce21">
            <text:p>72.332.687/0001-73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RODUTOS PARA USO NA PRM BLUMENAU. SOLICITAÇÃO DO COORDENADOR CAIRO, APROVADA PELO SUBCOORDENADOR DÁRI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25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HELINTON LUIS COSTA - CPF: 421.519.029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2/07/2024 a 17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5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8/2024</text:p>
          </table:table-cell>
          <table:covered-table-cell/>
          <table:table-cell office:value-type="string" table:number-columns-spanned="8" table:number-rows-spanned="1" table:style-name="ce22">
            <text:p>VISUAL SIGNS COMUNICAÇÃO VISUAL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00.181.794/0001-37</text:p>
          </table:table-cell>
          <table:covered-table-cell table:number-columns-repeated="2"/>
          <table:table-cell office:value-type="string" table:number-columns-spanned="10" table:number-rows-spanned="1" table:style-name="ce23">
            <text:p>IDENTIFICAÇÃO VISUAL DO MEMORIAL DA PRSC(LOGO EM ACRÍLICO)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286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IVAM SHIGUEYUKI SUZUKI - CPF: 313.011.708-36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8/06/2024 a 13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6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7/08/2024</text:p>
          </table:table-cell>
          <table:covered-table-cell/>
          <table:table-cell office:value-type="string" table:number-columns-spanned="8" table:number-rows-spanned="1" table:style-name="ce22">
            <text:p>HUANE SOL COMERCIO ATACADISTA E VAREJISTA DE PRESENT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1.391.184/0001-45</text:p>
          </table:table-cell>
          <table:covered-table-cell table:number-columns-repeated="2"/>
          <table:table-cell office:value-type="string" table:number-columns-spanned="10" table:number-rows-spanned="1" table:style-name="ce23">
            <text:p>ANTENA WIFI E CARREGADOR UNIVERSAL ADQUIRIDOS DEVIDO A NECESSIDADE EM MANTER A CONECTIVIDADE E OPERACIONALIDADE DOS SERVIÇOS ESSENCIAIS DA PROCURADORIA</text:p>
          </table:table-cell>
          <table:covered-table-cell table:number-columns-repeated="9"/>
          <table:table-cell office:value-type="string" table:number-columns-spanned="2" table:number-rows-spanned="1" table:style-name="ce24">
            <text:p>R$ 9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8/2024</text:p>
          </table:table-cell>
          <table:covered-table-cell/>
          <table:table-cell office:value-type="string" table:number-columns-spanned="8" table:number-rows-spanned="1" table:style-name="ce22">
            <text:p>KANG COMERCI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7.073.647/0001-53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E MANUTENÇÃO DE EQUIPAMENTOS ESSENCIAIS QUE DEPENDEM DESSAS BATERIAS PARA FUNCIONAR CORRETAMENT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6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1/08/2024</text:p>
          </table:table-cell>
          <table:covered-table-cell/>
          <table:table-cell office:value-type="string" table:number-columns-spanned="8" table:number-rows-spanned="1" table:style-name="ce22">
            <text:p>FAZOLO COMPONENTES ELETRONIC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79.822.110/0001-99</text:p>
          </table:table-cell>
          <table:covered-table-cell table:number-columns-repeated="2"/>
          <table:table-cell office:value-type="string" table:number-columns-spanned="10" table:number-rows-spanned="1" table:style-name="ce23">
            <text:p>manter a continuidade e a integridade dos serviços e equipamentos que dependem de energia ininterrupt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63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8/2024</text:p>
          </table:table-cell>
          <table:covered-table-cell/>
          <table:table-cell office:value-type="string" table:number-columns-spanned="8" table:number-rows-spanned="1" table:style-name="ce22">
            <text:p>PLAY JOGOS E DIVERSOES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42.333.837/0001-00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IMEDIATA DE PROTEGER EQUIPAMENTOS CRÍTICOS E GARANTIR A CONTINUIDADE DOS SERVIÇOS PRESTADOS À POPULAÇÃ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OEDILSON BRAGA DE AZEVEDO - CPF: 632.331.692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3/05/2024 a 31/07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4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08/2024</text:p>
          </table:table-cell>
          <table:covered-table-cell/>
          <table:table-cell office:value-type="string" table:number-columns-spanned="8" table:number-rows-spanned="1" table:style-name="ce22">
            <text:p>MOTORSUL BOMBAS E MOTORES ELETRIC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52.921.142/0001-95</text:p>
          </table:table-cell>
          <table:covered-table-cell table:number-columns-repeated="2"/>
          <table:table-cell office:value-type="string" table:number-columns-spanned="10" table:number-rows-spanned="1" table:style-name="ce23">
            <text:p>SUBSTITUIÇÃO DE AUTOMÁTICO DE NÍVE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08/2024</text:p>
          </table:table-cell>
          <table:covered-table-cell/>
          <table:table-cell office:value-type="string" table:number-columns-spanned="8" table:number-rows-spanned="1" table:style-name="ce22">
            <text:p>MOTORSUL BOMBAS E MOTORES ELETRIC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52.921.142/0001-95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NA BOMBA DÁGUA. MANUTENÇÃO GERAL. REIMPREGNACAO. LIMPEZA DE COMPONENTES. BOMBA ESTAVA APRESENTANDO BARULH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67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UAREZ CAVALCANTI BOTELHO - CPF: 006.614.277-6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7/05/2024 a 12/08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8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8/2024</text:p>
          </table:table-cell>
          <table:covered-table-cell/>
          <table:table-cell office:value-type="string" table:number-columns-spanned="8" table:number-rows-spanned="1" table:style-name="ce22">
            <text:p>HELP SISTEMAS DE SEGURANÇA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82.117.029/0001-12</text:p>
          </table:table-cell>
          <table:covered-table-cell table:number-columns-repeated="2"/>
          <table:table-cell office:value-type="string" table:number-columns-spanned="10" table:number-rows-spanned="1" table:style-name="ce23">
            <text:p>SUBSTITUIÇÃO DE CONTROLES DE ACESS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8/2024</text:p>
          </table:table-cell>
          <table:covered-table-cell/>
          <table:table-cell office:value-type="string" table:number-columns-spanned="8" table:number-rows-spanned="1" table:style-name="ce22">
            <text:p>MALF DOS SANTOS MATERIAIS DE CONSTRUCA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72.344.435/0001-64</text:p>
          </table:table-cell>
          <table:covered-table-cell table:number-columns-repeated="2"/>
          <table:table-cell office:value-type="string" table:number-columns-spanned="10" table:number-rows-spanned="1" table:style-name="ce23">
            <text:p>SUBSTITUIÇÃO SENSOR DE PRESENÇA E DE LUMINÁRIA DE EMERGÊNCIA</text:p>
          </table:table-cell>
          <table:covered-table-cell table:number-columns-repeated="9"/>
          <table:table-cell office:value-type="string" table:number-columns-spanned="2" table:number-rows-spanned="1" table:style-name="ce24">
            <text:p>R$ 79,4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8/2024</text:p>
          </table:table-cell>
          <table:covered-table-cell/>
          <table:table-cell office:value-type="string" table:number-columns-spanned="8" table:number-rows-spanned="1" table:style-name="ce22">
            <text:p>RV SOLUÇÕES EM ILUMINAÇÃ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55.856.853/0001-11</text:p>
          </table:table-cell>
          <table:covered-table-cell table:number-columns-repeated="2"/>
          <table:table-cell office:value-type="string" table:number-columns-spanned="10" table:number-rows-spanned="1" table:style-name="ce23">
            <text:p>SUBSTITUIÇÃO LUMINÁRIA DE LED</text:p>
          </table:table-cell>
          <table:covered-table-cell table:number-columns-repeated="9"/>
          <table:table-cell office:value-type="string" table:number-columns-spanned="2" table:number-rows-spanned="1" table:style-name="ce24">
            <text:p>R$ 59,8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COS ANTONIO SQUIZATTO DE OLIVEIRA - CPF: 547.793.919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5/05/2024 a 12/08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7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8/2024</text:p>
          </table:table-cell>
          <table:covered-table-cell/>
          <table:table-cell office:value-type="string" table:number-columns-spanned="8" table:number-rows-spanned="1" table:style-name="ce22">
            <text:p>CASA DAS CHAVES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02.148.373/0001-30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 DE TROCA DA CARCAÇA DA CHAVE DO VEÍCULO OFICIAL DA PRM TUBARÃO - CHEVROLET S10 - QHM2032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6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COS ANTONIO SQUIZATTO DE OLIVEIRA - CPF: 547.793.919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6/08/2024 a 13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1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9/08/2024</text:p>
          </table:table-cell>
          <table:covered-table-cell/>
          <table:table-cell office:value-type="string" table:number-columns-spanned="8" table:number-rows-spanned="1" table:style-name="ce22">
            <text:p>IRMÃS PA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4.625.834/0001-43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SACOS PLÁSTICOS TAMANHO GRANDE PARA EMBALAR CAIXAS DE ARQUIVO MORT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3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9/08/2024</text:p>
          </table:table-cell>
          <table:covered-table-cell/>
          <table:table-cell office:value-type="string" table:number-columns-spanned="8" table:number-rows-spanned="1" table:style-name="ce22">
            <text:p>EDEMILSON CORREA FERNANDES - SERVILAR</text:p>
          </table:table-cell>
          <table:covered-table-cell table:number-columns-repeated="7"/>
          <table:table-cell office:value-type="string" table:number-columns-spanned="3" table:number-rows-spanned="1" table:style-name="ce21">
            <text:p>10.984.225/0001-83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2 TAMPAS DE GARRAFA TÉRMICA (SISTEMA SANFONA -PRESSÃO) PARA SUBSTITUIÇÃO DE 2 PEÇAS QUE NÃO FUNCIONAM MAI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8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ICHELINE GARCIA CAVALCANTI DE ALMEIDA - CPF: 910.205.739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5/08/2024 a 11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0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1">
            <text:p>16/08/2024</text:p>
          </table:table-cell>
          <table:covered-table-cell/>
          <table:table-cell office:value-type="string" table:number-columns-spanned="8" table:number-rows-spanned="1" table:style-name="ce22">
            <text:p>INECIL INDUSTRIA E COMERCIO EIRELI - EPP</text:p>
          </table:table-cell>
          <table:covered-table-cell table:number-columns-repeated="7"/>
          <table:table-cell office:value-type="string" table:number-columns-spanned="3" table:number-rows-spanned="1" table:style-name="ce21">
            <text:p>89.191.134/0001-4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UMA MAÇANETA PARA SUSBTITUIÇÃO NA PORTA CORTA FOGO DA PRM-CRICIÚMA/SC. <text:s/>FOI REALIZADO UM SAQUE NO VALOR DE R$ 250,00 PARA O DEPÓSITO E O PAGAMENTO FOI FEITO ATRAVÉS DE UM PIX REALIZADO PELO COORDENADOR DA PRM-CRICIÚMA/SC PARA EMPRESA INECIL, POIS A EMPRESA É DE NOVO HAMBURGO/RS E O PRODUTO É MUITO ESPECÍFICO E NÃO FOI ENCONTRADO NA REGIÃO DE CRICIÚMA/S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8/2024</text:p>
          </table:table-cell>
          <table:covered-table-cell/>
          <table:table-cell office:value-type="string" table:number-columns-spanned="8" table:number-rows-spanned="1" table:style-name="ce22">
            <text:p>CAMPOSDIAS COMERCIO DE EXTINTOR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3.650.994/0001-19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NGUEIRAS DE INCÊNDIO PARA SUBSTITUIÇÃO DAS EXISTENTES NA PRM-CRICIÚMA/SC QUE FORAM REPROVADAS NO TESTE HIDROSTÁTIC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.1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8/2024</text:p>
          </table:table-cell>
          <table:covered-table-cell/>
          <table:table-cell office:value-type="string" table:number-columns-spanned="8" table:number-rows-spanned="1" table:style-name="ce22">
            <text:p>EXTINGUE FOGO COMERCIO DE EXTINTOR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5.391.720/0001-88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CARGA PARA OS EXTINTORES DE INCÊNDIO DA PRM-CRICIÚMA/S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65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ICHELINE GARCIA CAVALCANTI DE ALMEIDA - CPF: 910.205.739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8/08/2024 a 04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9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8/2024</text:p>
          </table:table-cell>
          <table:covered-table-cell/>
          <table:table-cell office:value-type="string" table:number-columns-spanned="8" table:number-rows-spanned="1" table:style-name="ce22">
            <text:p>EXTINGUE FOGO COMERCIO DE EXTINTOR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5.391.720/0001-88</text:p>
          </table:table-cell>
          <table:covered-table-cell table:number-columns-repeated="2"/>
          <table:table-cell office:value-type="string" table:number-columns-spanned="10" table:number-rows-spanned="1" table:style-name="ce23">
            <text:p>RETESTE DOS EXTINTORES E TESTE HIDROSTÁTICO NAS MANGUEIRAS DE INCÊNDIO DA PRM-CRICIÚMA/S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2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ICHELINE GARCIA CAVALCANTI DE ALMEIDA - CPF: 910.205.739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5/08/2024 a 11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0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8/2024</text:p>
          </table:table-cell>
          <table:covered-table-cell/>
          <table:table-cell office:value-type="string" table:number-columns-spanned="8" table:number-rows-spanned="1" table:style-name="ce22">
            <text:p>GIASSI &amp; CIA LTDA - LJ 11</text:p>
          </table:table-cell>
          <table:covered-table-cell table:number-columns-repeated="7"/>
          <table:table-cell office:value-type="string" table:number-columns-spanned="3" table:number-rows-spanned="1" table:style-name="ce21">
            <text:p>83.648.477/0020-78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OLIDOR DE METAIS PARA <text:s/>USO NA PRM-CRICIÚMA/S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,28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8/2024</text:p>
          </table:table-cell>
          <table:covered-table-cell/>
          <table:table-cell office:value-type="string" table:number-columns-spanned="8" table:number-rows-spanned="1" table:style-name="ce22">
            <text:p>S E C CENTER COMERCIO DE MATERIAIS DE CONSTRUÇÃ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5.305.837/0001-0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UM SUPORTE PARA MANGUEIRA FIX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9/08/2024</text:p>
          </table:table-cell>
          <table:covered-table-cell/>
          <table:table-cell office:value-type="string" table:number-columns-spanned="8" table:number-rows-spanned="1" table:style-name="ce22">
            <text:p>ALTERNATIVA MARKETING VISUAL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0.897.234/0001-3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LACA DE IDENTIFICAÇÃO EM PVC PARA USO NA PRM-CRICIÚMA/S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8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PAULO RICARDO DA SILVEIRA BALLINHAS - CPF: 449.793.550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3/07/2024 a 30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1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08/2024</text:p>
          </table:table-cell>
          <table:covered-table-cell/>
          <table:table-cell office:value-type="string" table:number-columns-spanned="8" table:number-rows-spanned="1" table:style-name="ce22">
            <text:p>LEROY MERLIN</text:p>
          </table:table-cell>
          <table:covered-table-cell table:number-columns-repeated="7"/>
          <table:table-cell office:value-type="string" table:number-columns-spanned="3" table:number-rows-spanned="1" table:style-name="ce21">
            <text:p>01.438.784/0044-3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2 EXTENSÕES VERTICAIS TIPO TOTEM, PARA USO NO AUDITÓRIO DA PRSC</text:p>
          </table:table-cell>
          <table:covered-table-cell table:number-columns-repeated="9"/>
          <table:table-cell office:value-type="string" table:number-columns-spanned="2" table:number-rows-spanned="1" table:style-name="ce24">
            <text:p>R$ 850,86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PAULO RICARDO DA SILVEIRA BALLINHAS - CPF: 449.793.550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7/07/2024 a 11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4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6/08/2024</text:p>
          </table:table-cell>
          <table:covered-table-cell/>
          <table:table-cell office:value-type="string" table:number-columns-spanned="8" table:number-rows-spanned="1" table:style-name="ce22">
            <text:p>MARCELO PAIVA XAVIER - CHAVEIRO</text:p>
          </table:table-cell>
          <table:covered-table-cell table:number-columns-repeated="7"/>
          <table:table-cell office:value-type="string" table:number-columns-spanned="3" table:number-rows-spanned="1" table:style-name="ce21">
            <text:p>29.810.042/0001-70</text:p>
          </table:table-cell>
          <table:covered-table-cell table:number-columns-repeated="2"/>
          <table:table-cell office:value-type="string" table:number-columns-spanned="10" table:number-rows-spanned="1" table:style-name="ce23">
            <text:p>6 CÓPIAS DE CHHAVE ÁTICO T1 - DISOT</text:p>
          </table:table-cell>
          <table:covered-table-cell table:number-columns-repeated="9"/>
          <table:table-cell office:value-type="string" table:number-columns-spanned="2" table:number-rows-spanned="1" table:style-name="ce24">
            <text:p>R$ 6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PAULO RICARDO DA SILVEIRA BALLINHAS - CPF: 449.793.550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3/07/2024 a 30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1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0/08/2024</text:p>
          </table:table-cell>
          <table:covered-table-cell/>
          <table:table-cell office:value-type="string" table:number-columns-spanned="8" table:number-rows-spanned="1" table:style-name="ce22">
            <text:p>CONTINENTAL FERRAGENS</text:p>
          </table:table-cell>
          <table:covered-table-cell table:number-columns-repeated="7"/>
          <table:table-cell office:value-type="string" table:number-columns-spanned="3" table:number-rows-spanned="1" table:style-name="ce21">
            <text:p>10.777.245/0001-83</text:p>
          </table:table-cell>
          <table:covered-table-cell table:number-columns-repeated="2"/>
          <table:table-cell office:value-type="string" table:number-columns-spanned="10" table:number-rows-spanned="1" table:style-name="ce23">
            <text:p>SUBSTITUIÇÃO FECHADURA BANHEIRO 3º ANDAR - TORRE 3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8/2024</text:p>
          </table:table-cell>
          <table:covered-table-cell/>
          <table:table-cell office:value-type="string" table:number-columns-spanned="8" table:number-rows-spanned="1" table:style-name="ce22">
            <text:p>MASTERPAPER - NOSSO PAPEL PAPELARIA E INFORMÁTICA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07.428.770/0001-89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L CFE. MEMORANDO N° 159/2024/NURAF/PRSC</text:p>
          </table:table-cell>
          <table:covered-table-cell table:number-columns-repeated="9"/>
          <table:table-cell office:value-type="string" table:number-columns-spanned="2" table:number-rows-spanned="1" table:style-name="ce24">
            <text:p>R$ 14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WILLIAN SAVI - CPF: 822.058.099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3/05/2024 a 19/08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69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8/2024</text:p>
          </table:table-cell>
          <table:covered-table-cell/>
          <table:table-cell office:value-type="string" table:number-columns-spanned="8" table:number-rows-spanned="1" table:style-name="ce22">
            <text:p>LOJAS MILIUM - JARDIM ELDORADO -PALHOÇA</text:p>
          </table:table-cell>
          <table:covered-table-cell table:number-columns-repeated="7"/>
          <table:table-cell office:value-type="string" table:number-columns-spanned="3" table:number-rows-spanned="1" table:style-name="ce21">
            <text:p>83.240.333/0083-61</text:p>
          </table:table-cell>
          <table:covered-table-cell table:number-columns-repeated="2"/>
          <table:table-cell office:value-type="string" table:number-columns-spanned="10" table:number-rows-spanned="1" table:style-name="ce23">
            <text:p>UTILIZAÇÃO NA SEART</text:p>
          </table:table-cell>
          <table:covered-table-cell table:number-columns-repeated="9"/>
          <table:table-cell office:value-type="string" table:number-columns-spanned="2" table:number-rows-spanned="1" table:style-name="ce24">
            <text:p>R$ 785,9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22 - PR-SE - PROCURADORIA DA REPUBLICA - SERGIPE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LUIZ CLAUDIO MENDONCA CONCEICAO - CPF: 235.021.265-3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5/07/2024 a 03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2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8/2024</text:p>
          </table:table-cell>
          <table:covered-table-cell/>
          <table:table-cell office:value-type="string" table:number-columns-spanned="8" table:number-rows-spanned="1" table:style-name="ce22">
            <text:p>KALUNGA SA</text:p>
          </table:table-cell>
          <table:covered-table-cell table:number-columns-repeated="7"/>
          <table:table-cell office:value-type="string" table:number-columns-spanned="3" table:number-rows-spanned="1" table:style-name="ce21">
            <text:p>43.283.811/0232-81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DEQUAR OS MONITORES (TV'S), A ALTURA DO SERVIDO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89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8/2024</text:p>
          </table:table-cell>
          <table:covered-table-cell/>
          <table:table-cell office:value-type="string" table:number-columns-spanned="8" table:number-rows-spanned="1" table:style-name="ce22">
            <text:p>SERVIÇO FEDERAL DE PROCESSAMENTO DE DADOS-SERPRO</text:p>
          </table:table-cell>
          <table:covered-table-cell table:number-columns-repeated="7"/>
          <table:table-cell office:value-type="string" table:number-columns-spanned="3" table:number-rows-spanned="1" table:style-name="ce21">
            <text:p>33.683.111/0002-80</text:p>
          </table:table-cell>
          <table:covered-table-cell table:number-columns-repeated="2"/>
          <table:table-cell office:value-type="string" table:number-columns-spanned="10" table:number-rows-spanned="1" table:style-name="ce23">
            <text:p>CONF. OF. CIRC. Nº 257/2024 - SPOC/S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9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8/2024</text:p>
          </table:table-cell>
          <table:covered-table-cell/>
          <table:table-cell office:value-type="string" table:number-columns-spanned="8" table:number-rows-spanned="1" table:style-name="ce22">
            <text:p>ELETRONICA UNIVERSAL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03.626.668/0001-37</text:p>
          </table:table-cell>
          <table:covered-table-cell table:number-columns-repeated="2"/>
          <table:table-cell office:value-type="string" table:number-columns-spanned="10" table:number-rows-spanned="1" table:style-name="ce23">
            <text:p>ADEQUAÇÃO DO POSTO DE TRABALHO DE SERVIDO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49 - PR-SP - PROCURADORIA DA REPUBLICA - SAO PAUL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CANDICE FRANCINE GOMES - CPF: 226.601.498-6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8/05/2024 a 16/08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1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8/2024</text:p>
          </table:table-cell>
          <table:covered-table-cell/>
          <table:table-cell office:value-type="string" table:number-columns-spanned="8" table:number-rows-spanned="1" table:style-name="ce22">
            <text:p>RODOVIAS INTEGRADAS DO OESTE S/A</text:p>
          </table:table-cell>
          <table:covered-table-cell table:number-columns-repeated="7"/>
          <table:table-cell office:value-type="string" table:number-columns-spanned="3" table:number-rows-spanned="1" table:style-name="ce21">
            <text:p>03.497.792/0001-40</text:p>
          </table:table-cell>
          <table:covered-table-cell table:number-columns-repeated="2"/>
          <table:table-cell office:value-type="string" table:number-columns-spanned="10" table:number-rows-spanned="1" table:style-name="ce23">
            <text:p>VIAGEM A SERVIÇO PARA O 3º TESTE DE APTIDÃO FÍSICA - TAF EM SÃO PAUL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8,3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8/2024</text:p>
          </table:table-cell>
          <table:covered-table-cell/>
          <table:table-cell office:value-type="string" table:number-columns-spanned="8" table:number-rows-spanned="1" table:style-name="ce22">
            <text:p>RODOVIAS INTEGRADAS DO OESTE S/A</text:p>
          </table:table-cell>
          <table:covered-table-cell table:number-columns-repeated="7"/>
          <table:table-cell office:value-type="string" table:number-columns-spanned="3" table:number-rows-spanned="1" table:style-name="ce21">
            <text:p>03.497.792/0001-40</text:p>
          </table:table-cell>
          <table:covered-table-cell table:number-columns-repeated="2"/>
          <table:table-cell office:value-type="string" table:number-columns-spanned="10" table:number-rows-spanned="1" table:style-name="ce23">
            <text:p>VIAGEM A SERVIÇO PARA O 3º TESTE DE APTIDÃO FÍSICA - TAF EM SÃO PAUL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8,3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8/2024</text:p>
          </table:table-cell>
          <table:covered-table-cell/>
          <table:table-cell office:value-type="string" table:number-columns-spanned="8" table:number-rows-spanned="1" table:style-name="ce22">
            <text:p>RODOVIAS INTEGRADAS DO OESTE S/A</text:p>
          </table:table-cell>
          <table:covered-table-cell table:number-columns-repeated="7"/>
          <table:table-cell office:value-type="string" table:number-columns-spanned="3" table:number-rows-spanned="1" table:style-name="ce21">
            <text:p>03.497.792/0001-40</text:p>
          </table:table-cell>
          <table:covered-table-cell table:number-columns-repeated="2"/>
          <table:table-cell office:value-type="string" table:number-columns-spanned="10" table:number-rows-spanned="1" table:style-name="ce23">
            <text:p>VIAGEM A SERVIÇO PARA O 3º TESTE DE APTIDÃO FÍSICA - TAF EM SÃO PAUL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,4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8/2024</text:p>
          </table:table-cell>
          <table:covered-table-cell/>
          <table:table-cell office:value-type="string" table:number-columns-spanned="8" table:number-rows-spanned="1" table:style-name="ce22">
            <text:p>CONCESSIONARIA AUTO RAPOSO TAVARES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531.501/0009-05</text:p>
          </table:table-cell>
          <table:covered-table-cell table:number-columns-repeated="2"/>
          <table:table-cell office:value-type="string" table:number-columns-spanned="10" table:number-rows-spanned="1" table:style-name="ce23">
            <text:p>VIAGEM A SERVIÇO PARA O 3º TESTE DE APTIDÃO FÍSICA - TAF EM SÃO PAUL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,8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8/2024</text:p>
          </table:table-cell>
          <table:covered-table-cell/>
          <table:table-cell office:value-type="string" table:number-columns-spanned="8" table:number-rows-spanned="1" table:style-name="ce22">
            <text:p>CONCESSIONARIA AUTO RAPOSO TAVARES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531.501/0010-49</text:p>
          </table:table-cell>
          <table:covered-table-cell table:number-columns-repeated="2"/>
          <table:table-cell office:value-type="string" table:number-columns-spanned="10" table:number-rows-spanned="1" table:style-name="ce23">
            <text:p>VIAGEM A SERVIÇO PARA O 3º TESTE DE APTIDÃO FÍSICA - TAF EM SÃO PAUL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,4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8/2024</text:p>
          </table:table-cell>
          <table:covered-table-cell/>
          <table:table-cell office:value-type="string" table:number-columns-spanned="8" table:number-rows-spanned="1" table:style-name="ce22">
            <text:p>CONCESSIONARIA AUTO RAPOSO TAVARES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531.501/0008-24</text:p>
          </table:table-cell>
          <table:covered-table-cell table:number-columns-repeated="2"/>
          <table:table-cell office:value-type="string" table:number-columns-spanned="10" table:number-rows-spanned="1" table:style-name="ce23">
            <text:p>VIAGEM A SERVIÇO PARA O 3º TESTE DE APTIDÃO FÍSICA - TAF EM SÃO PAUL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,6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0/08/2024</text:p>
          </table:table-cell>
          <table:covered-table-cell/>
          <table:table-cell office:value-type="string" table:number-columns-spanned="8" table:number-rows-spanned="1" table:style-name="ce22">
            <text:p>CONCESSIONARIA AUTO RAPOSO TAVARES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531.501/0008-24</text:p>
          </table:table-cell>
          <table:covered-table-cell table:number-columns-repeated="2"/>
          <table:table-cell office:value-type="string" table:number-columns-spanned="10" table:number-rows-spanned="1" table:style-name="ce23">
            <text:p>VIAGEM A SERVIÇO PARA O 3º TESTE DE APTIDÃO FÍSICA - TAF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,6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0/08/2024</text:p>
          </table:table-cell>
          <table:covered-table-cell/>
          <table:table-cell office:value-type="string" table:number-columns-spanned="8" table:number-rows-spanned="1" table:style-name="ce22">
            <text:p>CONCESSIONARIA AUTO RAPOSO TAVARES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531.501/0010-49</text:p>
          </table:table-cell>
          <table:covered-table-cell table:number-columns-repeated="2"/>
          <table:table-cell office:value-type="string" table:number-columns-spanned="10" table:number-rows-spanned="1" table:style-name="ce23">
            <text:p>VIAGEM A SERVIÇO PARA O 3º TESTE DE APTIDÃO FÍSICA - TAF</text:p>
          </table:table-cell>
          <table:covered-table-cell table:number-columns-repeated="9"/>
          <table:table-cell office:value-type="string" table:number-columns-spanned="2" table:number-rows-spanned="1" table:style-name="ce24">
            <text:p>R$ 9,4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0/08/2024</text:p>
          </table:table-cell>
          <table:covered-table-cell/>
          <table:table-cell office:value-type="string" table:number-columns-spanned="8" table:number-rows-spanned="1" table:style-name="ce22">
            <text:p>CONCESSIONARIA AUTO RAPOSO TAVARES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531.501/0009-05</text:p>
          </table:table-cell>
          <table:covered-table-cell table:number-columns-repeated="2"/>
          <table:table-cell office:value-type="string" table:number-columns-spanned="10" table:number-rows-spanned="1" table:style-name="ce23">
            <text:p>VIAGEM A SERVIÇO PARA O 3º TESTE DE APTIDÃO FÍSICA - TAF</text:p>
          </table:table-cell>
          <table:covered-table-cell table:number-columns-repeated="9"/>
          <table:table-cell office:value-type="string" table:number-columns-spanned="2" table:number-rows-spanned="1" table:style-name="ce24">
            <text:p>R$ 9,8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0/08/2024</text:p>
          </table:table-cell>
          <table:covered-table-cell/>
          <table:table-cell office:value-type="string" table:number-columns-spanned="8" table:number-rows-spanned="1" table:style-name="ce22">
            <text:p>POSTO DE SERVIÇOS NOVA CASTEL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60.579.836/0001-14</text:p>
          </table:table-cell>
          <table:covered-table-cell table:number-columns-repeated="2"/>
          <table:table-cell office:value-type="string" table:number-columns-spanned="10" table:number-rows-spanned="1" table:style-name="ce23">
            <text:p>VIAGEM A SERVIÇO PARA O 3º TESTE DE APTIDÃO FÍSICA - TAF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2,95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HERMEBERT HERMES SIQUEIRA DE SOUZA - CPF: 091.370.638-8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4/06/2024 a 20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8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8/2024</text:p>
          </table:table-cell>
          <table:covered-table-cell/>
          <table:table-cell office:value-type="string" table:number-columns-spanned="8" table:number-rows-spanned="1" table:style-name="ce22">
            <text:p>IDPROMO COMERCIAL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7.791.755/0001-54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E FORNECIMENTO A SERVIDORES E ESTAGIÁRIOS</text:p>
          </table:table-cell>
          <table:covered-table-cell table:number-columns-repeated="9"/>
          <table:table-cell office:value-type="string" table:number-columns-spanned="2" table:number-rows-spanned="1" table:style-name="ce24">
            <text:p>R$ 32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08/2024</text:p>
          </table:table-cell>
          <table:covered-table-cell/>
          <table:table-cell office:value-type="string" table:number-columns-spanned="8" table:number-rows-spanned="1" table:style-name="ce22">
            <text:p>16º TABELIÃO DE NOTAS DE SÃO PAULO</text:p>
          </table:table-cell>
          <table:covered-table-cell table:number-columns-repeated="7"/>
          <table:table-cell office:value-type="string" table:number-columns-spanned="3" table:number-rows-spanned="1" table:style-name="ce21">
            <text:p>45.572.567/0001-70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S DE CARTÓR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87,74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8/2024</text:p>
          </table:table-cell>
          <table:covered-table-cell/>
          <table:table-cell office:value-type="string" table:number-columns-spanned="8" table:number-rows-spanned="1" table:style-name="ce22">
            <text:p>CHAVEIRO PAULISTA AUGUST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7.705.055/0001-46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E COPIAS DE CHAVES PARA SETORES E GABINETES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8/2024</text:p>
          </table:table-cell>
          <table:covered-table-cell/>
          <table:table-cell office:value-type="string" table:number-columns-spanned="8" table:number-rows-spanned="1" table:style-name="ce22">
            <text:p>LIDIA KARAGULIAN FORTES ME</text:p>
          </table:table-cell>
          <table:covered-table-cell table:number-columns-repeated="7"/>
          <table:table-cell office:value-type="string" table:number-columns-spanned="3" table:number-rows-spanned="1" table:style-name="ce21">
            <text:p>01.758.679/0001-45</text:p>
          </table:table-cell>
          <table:covered-table-cell table:number-columns-repeated="2"/>
          <table:table-cell office:value-type="string" table:number-columns-spanned="10" table:number-rows-spanned="1" table:style-name="ce23">
            <text:p>PROTEÇÃO DE BENS DA SALA DO 1º ANDAR</text:p>
          </table:table-cell>
          <table:covered-table-cell table:number-columns-repeated="9"/>
          <table:table-cell office:value-type="string" table:number-columns-spanned="2" table:number-rows-spanned="1" table:style-name="ce24">
            <text:p>R$ 89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8/2024</text:p>
          </table:table-cell>
          <table:covered-table-cell/>
          <table:table-cell office:value-type="string" table:number-columns-spanned="8" table:number-rows-spanned="1" table:style-name="ce22">
            <text:p>CHAVEIRO PAULISTA AUGUST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7.705.055/0001-46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O GABIENETE</text:p>
          </table:table-cell>
          <table:covered-table-cell table:number-columns-repeated="9"/>
          <table:table-cell office:value-type="string" table:number-columns-spanned="2" table:number-rows-spanned="1" table:style-name="ce24">
            <text:p>R$ 7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8/2024</text:p>
          </table:table-cell>
          <table:covered-table-cell/>
          <table:table-cell office:value-type="string" table:number-columns-spanned="8" table:number-rows-spanned="1" table:style-name="ce22">
            <text:p>DENTAL RICARDO TANAK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52.083.326/0013-67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O MATERIAL NO SETOR MÉDICO</text:p>
          </table:table-cell>
          <table:covered-table-cell table:number-columns-repeated="9"/>
          <table:table-cell office:value-type="string" table:number-columns-spanned="2" table:number-rows-spanned="1" table:style-name="ce24">
            <text:p>R$ 5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EFERSON GUIMARAES ALMEIDA - CPF: 276.613.808-0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6/08/2024 a 21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text:s/>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9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8/2024</text:p>
          </table:table-cell>
          <table:covered-table-cell/>
          <table:table-cell office:value-type="string" table:number-columns-spanned="8" table:number-rows-spanned="1" table:style-name="ce22">
            <text:p>PRIMOS GÁS COMÉRCIO E REPRESENTAÇÕ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4.569.534/0001-94</text:p>
          </table:table-cell>
          <table:covered-table-cell table:number-columns-repeated="2"/>
          <table:table-cell office:value-type="string" table:number-columns-spanned="10" table:number-rows-spanned="1" table:style-name="ce23">
            <text:p>RECARGA DE BOTIJÃO DE GÁS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5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CIO DE CARVALHO CORAZZA - CPF: 289.856.608-0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4/06/2024 a 20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6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9/08/2024</text:p>
          </table:table-cell>
          <table:covered-table-cell/>
          <table:table-cell office:value-type="string" table:number-columns-spanned="8" table:number-rows-spanned="1" table:style-name="ce22">
            <text:p>ANA JULIA DE ARAUJO 14572190852</text:p>
          </table:table-cell>
          <table:covered-table-cell table:number-columns-repeated="7"/>
          <table:table-cell office:value-type="string" table:number-columns-spanned="3" table:number-rows-spanned="1" table:style-name="ce21">
            <text:p>22.174.309/0001-30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E CONSERTO DE ALGUMAS <text:s/>PERSIANAS QUE ESTÃO DANIFICADAS NO PRÉDIO DA PRM-MARÍLIA. VISANDO O ATENDIMENTO DE DESPESAS URGENTE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7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PEDRO REVELINO DE OLIVEIRA - CPF: 149.591.928-5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6/07/2024 a 21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7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8/2024</text:p>
          </table:table-cell>
          <table:covered-table-cell/>
          <table:table-cell office:value-type="string" table:number-columns-spanned="8" table:number-rows-spanned="1" table:style-name="ce22">
            <text:p>RODOVIAS DO INTERIOR PAULISTA S/A</text:p>
          </table:table-cell>
          <table:covered-table-cell table:number-columns-repeated="7"/>
          <table:table-cell office:value-type="string" table:number-columns-spanned="3" table:number-rows-spanned="1" table:style-name="ce21">
            <text:p>03.207.703/0001-83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ÁGIOS EM VIAGEM A SERVIÇO</text:p>
          </table:table-cell>
          <table:covered-table-cell table:number-columns-repeated="9"/>
          <table:table-cell office:value-type="string" table:number-columns-spanned="2" table:number-rows-spanned="1" table:style-name="ce24">
            <text:p>R$ 21,2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8/2024</text:p>
          </table:table-cell>
          <table:covered-table-cell/>
          <table:table-cell office:value-type="string" table:number-columns-spanned="8" table:number-rows-spanned="1" table:style-name="ce22">
            <text:p>AUTOBAN - ANHANGUERA BANDEIRANTES</text:p>
          </table:table-cell>
          <table:covered-table-cell table:number-columns-repeated="7"/>
          <table:table-cell office:value-type="string" table:number-columns-spanned="3" table:number-rows-spanned="1" table:style-name="ce21">
            <text:p>02.451.848/0001-62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ÁGIOS EM VIAGEM A SERVIÇO</text:p>
          </table:table-cell>
          <table:covered-table-cell table:number-columns-repeated="9"/>
          <table:table-cell office:value-type="string" table:number-columns-spanned="2" table:number-rows-spanned="1" table:style-name="ce24">
            <text:p>R$ 45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8/2024</text:p>
          </table:table-cell>
          <table:covered-table-cell/>
          <table:table-cell office:value-type="string" table:number-columns-spanned="8" table:number-rows-spanned="1" table:style-name="ce22">
            <text:p>VIA PAULISTA S/A</text:p>
          </table:table-cell>
          <table:covered-table-cell table:number-columns-repeated="7"/>
          <table:table-cell office:value-type="string" table:number-columns-spanned="3" table:number-rows-spanned="1" table:style-name="ce21">
            <text:p>28.019.100/0001-89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ÁGIOS EM VIAGEM A SERVIÇO</text:p>
          </table:table-cell>
          <table:covered-table-cell table:number-columns-repeated="9"/>
          <table:table-cell office:value-type="string" table:number-columns-spanned="2" table:number-rows-spanned="1" table:style-name="ce24">
            <text:p>R$ 40,2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0/08/2024</text:p>
          </table:table-cell>
          <table:covered-table-cell/>
          <table:table-cell office:value-type="string" table:number-columns-spanned="8" table:number-rows-spanned="1" table:style-name="ce22">
            <text:p>RODOVIAS DO INTERIOR PAULISTA S/A</text:p>
          </table:table-cell>
          <table:covered-table-cell table:number-columns-repeated="7"/>
          <table:table-cell office:value-type="string" table:number-columns-spanned="3" table:number-rows-spanned="1" table:style-name="ce21">
            <text:p>03.207.703/0001-83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ÁGIOS EM VIAGEM A SERVIÇO</text:p>
          </table:table-cell>
          <table:covered-table-cell table:number-columns-repeated="9"/>
          <table:table-cell office:value-type="string" table:number-columns-spanned="2" table:number-rows-spanned="1" table:style-name="ce24">
            <text:p>R$ 21,2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0/08/2024</text:p>
          </table:table-cell>
          <table:covered-table-cell/>
          <table:table-cell office:value-type="string" table:number-columns-spanned="8" table:number-rows-spanned="1" table:style-name="ce22">
            <text:p>VIA PAULISTA S/A</text:p>
          </table:table-cell>
          <table:covered-table-cell table:number-columns-repeated="7"/>
          <table:table-cell office:value-type="string" table:number-columns-spanned="3" table:number-rows-spanned="1" table:style-name="ce21">
            <text:p>28.019.100/0001-89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ÁGIOS EM VIAGEM A SERVIÇO</text:p>
          </table:table-cell>
          <table:covered-table-cell table:number-columns-repeated="9"/>
          <table:table-cell office:value-type="string" table:number-columns-spanned="2" table:number-rows-spanned="1" table:style-name="ce24">
            <text:p>R$ 40,2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0/08/2024</text:p>
          </table:table-cell>
          <table:covered-table-cell/>
          <table:table-cell office:value-type="string" table:number-columns-spanned="8" table:number-rows-spanned="1" table:style-name="ce22">
            <text:p>AUTOBAN - ANHANGUERA BANDEIRANTES</text:p>
          </table:table-cell>
          <table:covered-table-cell table:number-columns-repeated="7"/>
          <table:table-cell office:value-type="string" table:number-columns-spanned="3" table:number-rows-spanned="1" table:style-name="ce21">
            <text:p>02.451.848/0001-62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ÁGIOS EM VIAGEM A SERVIÇO</text:p>
          </table:table-cell>
          <table:covered-table-cell table:number-columns-repeated="9"/>
          <table:table-cell office:value-type="string" table:number-columns-spanned="2" table:number-rows-spanned="1" table:style-name="ce24">
            <text:p>R$ 45,9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WILSON KOJI URASHITA - CPF: 059.527.958-9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7/06/2024 a 04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7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5/08/2024</text:p>
          </table:table-cell>
          <table:covered-table-cell/>
          <table:table-cell office:value-type="string" table:number-columns-spanned="8" table:number-rows-spanned="1" table:style-name="ce22">
            <text:p>JOSE A. DE OLIVEIRA MATERIAIS DE CONSTRUCAO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06.024.175/0001-15</text:p>
          </table:table-cell>
          <table:covered-table-cell table:number-columns-repeated="2"/>
          <table:table-cell office:value-type="string" table:number-columns-spanned="10" table:number-rows-spanned="1" table:style-name="ce23">
            <text:p>APÓS VENTANIAS QUE DESTRUIRAM VASOS DA FRENTE DA PRM, FOI NECESSÁRIO COMPRAR VASOS FICOU FALTANDO ESSE MATERIAL QUE NAO TINHA COMO CALCULAR ANTES</text:p>
          </table:table-cell>
          <table:covered-table-cell table:number-columns-repeated="9"/>
          <table:table-cell office:value-type="string" table:number-columns-spanned="2" table:number-rows-spanned="1" table:style-name="ce24">
            <text:p>R$ 3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8/2024</text:p>
          </table:table-cell>
          <table:covered-table-cell/>
          <table:table-cell office:value-type="string" table:number-columns-spanned="8" table:number-rows-spanned="1" table:style-name="ce22">
            <text:p>SIRLEI PEREIRA DE SALES CASTRO</text:p>
          </table:table-cell>
          <table:covered-table-cell table:number-columns-repeated="7"/>
          <table:table-cell office:value-type="string" table:number-columns-spanned="3" table:number-rows-spanned="1" table:style-name="ce21">
            <text:p>08.685.431/0001-40</text:p>
          </table:table-cell>
          <table:covered-table-cell table:number-columns-repeated="2"/>
          <table:table-cell office:value-type="string" table:number-columns-spanned="10" table:number-rows-spanned="1" table:style-name="ce23">
            <text:p>APÓS VENTANIA QUE DESTRUIU OS VASOS DA FACHADA DA PRM, FOI NECESSARIO RECOMPRAR MATERIAL</text:p>
          </table:table-cell>
          <table:covered-table-cell table:number-columns-repeated="9"/>
          <table:table-cell office:value-type="string" table:number-columns-spanned="2" table:number-rows-spanned="1" table:style-name="ce24">
            <text:p>R$ 7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8/2024</text:p>
          </table:table-cell>
          <table:covered-table-cell/>
          <table:table-cell office:value-type="string" table:number-columns-spanned="8" table:number-rows-spanned="1" table:style-name="ce22">
            <text:p>MACHADO, RABELO &amp; CIA COM DE MATER ELETR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21.085.622/0001-30</text:p>
          </table:table-cell>
          <table:covered-table-cell table:number-columns-repeated="2"/>
          <table:table-cell office:value-type="string" table:number-columns-spanned="10" table:number-rows-spanned="1" table:style-name="ce23">
            <text:p>FITA DE ACO PERFURADA PARA SEGURAR OS VASOS DA FRENTE DA PROCURADORIA E EVITAR QUE OS VENTOS NOVAMENTE OS DESTRUAM</text:p>
          </table:table-cell>
          <table:covered-table-cell table:number-columns-repeated="9"/>
          <table:table-cell office:value-type="string" table:number-columns-spanned="2" table:number-rows-spanned="1" table:style-name="ce24">
            <text:p>R$ 5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208 - PRR1ª REGIÃO - PRR/1ª REGIAO - BRASILI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EDNALDO TERTO DOS SANTOS - CPF: 386.823.624-4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0/07/2024 a 30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3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8/2024</text:p>
          </table:table-cell>
          <table:covered-table-cell/>
          <table:table-cell office:value-type="string" table:number-columns-spanned="8" table:number-rows-spanned="1" table:style-name="ce22">
            <text:p>LEROY MERLIN</text:p>
          </table:table-cell>
          <table:covered-table-cell table:number-columns-repeated="7"/>
          <table:table-cell office:value-type="string" table:number-columns-spanned="3" table:number-rows-spanned="1" table:style-name="ce21">
            <text:p>01.438.784/0025-74</text:p>
          </table:table-cell>
          <table:covered-table-cell table:number-columns-repeated="2"/>
          <table:table-cell office:value-type="string" table:number-columns-spanned="10" table:number-rows-spanned="1" table:style-name="ce23">
            <text:p>REAPROVEITAMENTO DE BORRA DE CAFÉ PARA UTILIZAÇÃO COMO ADUBAÇÃO ORGÂNICA</text:p>
          </table:table-cell>
          <table:covered-table-cell table:number-columns-repeated="9"/>
          <table:table-cell office:value-type="string" table:number-columns-spanned="2" table:number-rows-spanned="1" table:style-name="ce24">
            <text:p>R$ 399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08/2024</text:p>
          </table:table-cell>
          <table:covered-table-cell/>
          <table:table-cell office:value-type="string" table:number-columns-spanned="8" table:number-rows-spanned="1" table:style-name="ce22">
            <text:p>ARMAZEM DO FAZENDEIRO LTDA - ME</text:p>
          </table:table-cell>
          <table:covered-table-cell table:number-columns-repeated="7"/>
          <table:table-cell office:value-type="string" table:number-columns-spanned="3" table:number-rows-spanned="1" table:style-name="ce21">
            <text:p>21.023.714/0001-95</text:p>
          </table:table-cell>
          <table:covered-table-cell table:number-columns-repeated="2"/>
          <table:table-cell office:value-type="string" table:number-columns-spanned="10" table:number-rows-spanned="1" table:style-name="ce23">
            <text:p>SOLICITAÇÃO DA COORADM PARA APLICAÇÃO EM CANTEIROS DE HORTA COMUNITÁRIA</text:p>
          </table:table-cell>
          <table:covered-table-cell table:number-columns-repeated="9"/>
          <table:table-cell office:value-type="string" table:number-columns-spanned="2" table:number-rows-spanned="1" table:style-name="ce24">
            <text:p>R$ 31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08/2024</text:p>
          </table:table-cell>
          <table:covered-table-cell/>
          <table:table-cell office:value-type="string" table:number-columns-spanned="8" table:number-rows-spanned="1" table:style-name="ce22">
            <text:p>VIDA PRODUTOS AGROPECUÁRIOS VET.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7.088.556/0009-49</text:p>
          </table:table-cell>
          <table:covered-table-cell table:number-columns-repeated="2"/>
          <table:table-cell office:value-type="string" table:number-columns-spanned="10" table:number-rows-spanned="1" table:style-name="ce23">
            <text:p>SOLICITAÇÃO DA COORADM PARA APLICAÇÃO EM HORTA COMUNITÁRIA</text:p>
          </table:table-cell>
          <table:covered-table-cell table:number-columns-repeated="9"/>
          <table:table-cell office:value-type="string" table:number-columns-spanned="2" table:number-rows-spanned="1" table:style-name="ce24">
            <text:p>R$ 75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204 - PRR3ª REGIÃO - PRR/3ª REGIAO - SAO PAUL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FERNANDO ROSSATO DE ALMEIDA SANTOS - CPF: 220.629.328-5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1/07/2024 a 27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1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8">
          <table:table-cell office:value-type="string" table:number-columns-spanned="2" table:number-rows-spanned="1" table:style-name="ce21">
            <text:p>16/08/2024</text:p>
          </table:table-cell>
          <table:covered-table-cell/>
          <table:table-cell office:value-type="string" table:number-columns-spanned="8" table:number-rows-spanned="1" table:style-name="ce22">
            <text:p>DUTRA MAQUINAS</text:p>
          </table:table-cell>
          <table:covered-table-cell table:number-columns-repeated="7"/>
          <table:table-cell office:value-type="string" table:number-columns-spanned="3" table:number-rows-spanned="1" table:style-name="ce21">
            <text:p>50.970.342/0003-74</text:p>
          </table:table-cell>
          <table:covered-table-cell table:number-columns-repeated="2"/>
          <table:table-cell office:value-type="string" table:number-columns-spanned="10" table:number-rows-spanned="1" table:style-name="ce23">
            <text:p>A BOMBA SUBMERSA QUE BOMBEIA ÁGUA DA CISTERNA PARA IRRIGAÇÃO DO JARDIM ESTÁ DANIFICADA POR TEMPO E USO. O EQUIPAMENTO, LOCALIZADO NO 3º SUBSOLO, BOMBEIA ÁGUA DE REUSO PARA A CISTERNA, LOCALIZADA NO 1º ANDAR. ATUALMENTE, E DE MANEIRA PROVISÓRIA, HÁ UMA BOMBA QUE BOMBEIA A ÁGUA PARA A CISTERNA, MAS POR SER DE BAIXA POTÊNCIA, NÃO CONSEGUE BOMBEAR DE MANEIRA EFETIVA. A AQUISIÇÃO É URGENTE PORQUE A BOMBA PROVISÓRIA NÃO É SUFICIENTE PARA SUPRIR A CISTERNA QUE DEVE SER COMPLETADA COM ÁGUA DA SABESP. ALÉM DE NÃO PROVIDENCIAR UMA IRRIGAÇÃO DO JARDIM SUSTENTÁVEL, A BOMBA PROVISÓRIA PODE QUEIMAR, SEM CONTAR QUE NÃO ESVAZIA A ÁGUA DO RESERVATÓRIO DO 3º SUBSOLO, DEIXANDO A ÁGUA PARADA E MAIS SUSCETÍVEL DE PROLIFERAÇÃO DE MOSQUITOS E OUTROS INSETO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20,9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102 - PRR4ª REGIÃO - PRR/4ª REGIAO - PORTO ALEGRE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IDALECIO MARTINS MORAES - CPF: 600.114.910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3/06/2024 a 23/08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1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1/08/2024</text:p>
          </table:table-cell>
          <table:covered-table-cell/>
          <table:table-cell office:value-type="string" table:number-columns-spanned="8" table:number-rows-spanned="1" table:style-name="ce22">
            <text:p>FIORI, <text:s text:c="2"/>MORES <text:s text:c="2"/>E <text:s text:c="2"/>CIA <text:s text:c="2"/>LTDA</text:p>
          </table:table-cell>
          <table:covered-table-cell table:number-columns-repeated="7"/>
          <table:table-cell office:value-type="string" table:number-columns-spanned="3" table:number-rows-spanned="1" table:style-name="ce21">
            <text:p>92.845.015/0001-79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ARAFUSOS E BUCHAS PARA REINSTALAÇÃO DO SISTEMA DE PISO ELEVADO NO PAVIMENTO TÉRREO, O QUAL FOI BASTANTE DANIFICADO PELA ENCHENTE OCORRIDA EM MAIO DE 202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60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1/08/2024</text:p>
          </table:table-cell>
          <table:covered-table-cell/>
          <table:table-cell office:value-type="string" table:number-columns-spanned="8" table:number-rows-spanned="1" table:style-name="ce22">
            <text:p>FIORI, <text:s text:c="2"/>MORES <text:s text:c="2"/>E <text:s text:c="2"/>CIA <text:s text:c="2"/>LTDA</text:p>
          </table:table-cell>
          <table:covered-table-cell table:number-columns-repeated="7"/>
          <table:table-cell office:value-type="string" table:number-columns-spanned="3" table:number-rows-spanned="1" table:style-name="ce21">
            <text:p>92.845.015/0001-79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ARAFUSOS E BUCHAS PARA REINSTALAÇÃO DO SISTEMA DE PISO ELEVADO NO PAVIMENTO TÉRREO, O QUAL FOI BASTANTE DANIFICADO PELA ENCHENTE OCORRIDA EM MAIO DE 202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92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08/2024</text:p>
          </table:table-cell>
          <table:covered-table-cell/>
          <table:table-cell office:value-type="string" table:number-columns-spanned="8" table:number-rows-spanned="1" table:style-name="ce22">
            <text:p>FERRAGEM PORÃO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95.114.922/0002-1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2 GALÕES DE COLA DE CONTATO PARA COLAGEM DE CARPETE NA RECEPÇÃ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5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IDALECIO MARTINS MORAES - CPF: 600.114.910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9/07/2024 a 18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7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7/08/2024</text:p>
          </table:table-cell>
          <table:covered-table-cell/>
          <table:table-cell office:value-type="string" table:number-columns-spanned="8" table:number-rows-spanned="1" table:style-name="ce22">
            <text:p>FIORI, <text:s text:c="2"/>MORES <text:s text:c="2"/>E <text:s text:c="2"/>CIA <text:s text:c="2"/>LTDA</text:p>
          </table:table-cell>
          <table:covered-table-cell table:number-columns-repeated="7"/>
          <table:table-cell office:value-type="string" table:number-columns-spanned="3" table:number-rows-spanned="1" table:style-name="ce21">
            <text:p>92.845.015/0001-79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100 PARAFUSOS PARA FIXAÇÃO DAS TOMADAS NAS CAIXAS DE PISO DO TÉRRE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3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ETER GONCALVES DUARTE - CPF: 423.493.380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9/06/2024 a 13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7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8/2024</text:p>
          </table:table-cell>
          <table:covered-table-cell/>
          <table:table-cell office:value-type="string" table:number-columns-spanned="8" table:number-rows-spanned="1" table:style-name="ce22">
            <text:p>J.A.SOARES ALVES E CI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93.532.976/0002-77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10 ¿REGUAS ELÉTRICAS DE 20A PARA USO NOS ANDARES EM QUE NÃO FOI LIGADA A ENERGI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65,2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8/2024</text:p>
          </table:table-cell>
          <table:covered-table-cell/>
          <table:table-cell office:value-type="string" table:number-columns-spanned="8" table:number-rows-spanned="1" table:style-name="ce22">
            <text:p>COMERCIAL TV TUBOLÂNDIA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87.104.030/0001-26</text:p>
          </table:table-cell>
          <table:covered-table-cell table:number-columns-repeated="2"/>
          <table:table-cell office:value-type="string" table:number-columns-spanned="10" table:number-rows-spanned="1" table:style-name="ce23">
            <text:p>DOIS CONTROLES FORAM PERDIDOS NO TEMPORAL DE MAIO DE 202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9,8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8/2024</text:p>
          </table:table-cell>
          <table:covered-table-cell/>
          <table:table-cell office:value-type="string" table:number-columns-spanned="8" table:number-rows-spanned="1" table:style-name="ce22">
            <text:p>METROLOGIA WG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8.466.944/0001-60</text:p>
          </table:table-cell>
          <table:covered-table-cell table:number-columns-repeated="2"/>
          <table:table-cell office:value-type="string" table:number-columns-spanned="10" table:number-rows-spanned="1" table:style-name="ce23">
            <text:p>TESTE EM QUATRO TAPETES PARA USO NA SUBSTAÇÃO DE ENERGIA ELÉTRIC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1/08/2024</text:p>
          </table:table-cell>
          <table:covered-table-cell/>
          <table:table-cell office:value-type="string" table:number-columns-spanned="8" table:number-rows-spanned="1" table:style-name="ce22">
            <text:p>PETRO LIDER COM DE EQUIPAMENTOS PARA ABASTECER E LUB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34.560.360/0001-60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10 BOMBONAS NECESSÁRIAS PARA ABASTECIMENTO DO GERADOR DE ENERGI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7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COS ANTONIO DOS SANTOS - CPF: 913.310.050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5/07/2024 a 04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3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8/2024</text:p>
          </table:table-cell>
          <table:covered-table-cell/>
          <table:table-cell office:value-type="string" table:number-columns-spanned="8" table:number-rows-spanned="1" table:style-name="ce22">
            <text:p>MARCIO SCHREINER PEREIRA ME</text:p>
          </table:table-cell>
          <table:covered-table-cell table:number-columns-repeated="7"/>
          <table:table-cell office:value-type="string" table:number-columns-spanned="3" table:number-rows-spanned="1" table:style-name="ce21">
            <text:p>94.583.481/0001-59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USO NOS VEÍCULOS DOS INTEGRANTES DA UNIDADE QUE POSSUEM AUTORIZAÇÃO PARA ESTACIONAR NA PRR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8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207 - PRR5ª REGIÃO - PRR/5ª REGIAO - RECIFE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UREA FREIRE AMORIM - CPF: 179.121.994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3/06/2024 a 10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text:s/>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6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8/2024</text:p>
          </table:table-cell>
          <table:covered-table-cell/>
          <table:table-cell office:value-type="string" table:number-columns-spanned="8" table:number-rows-spanned="1" table:style-name="ce22">
            <text:p>NOVODONTO - ROSARIO SOARES PAES DE OLIVEIRA ASSISTÊNCIA TÉCNICA</text:p>
          </table:table-cell>
          <table:covered-table-cell table:number-columns-repeated="7"/>
          <table:table-cell office:value-type="string" table:number-columns-spanned="3" table:number-rows-spanned="1" table:style-name="ce21">
            <text:p>55.206.286/0001-58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E AQUISIÇÃO DO PROTETOR DO REFLETOR DA CADEIRA ODONTOLÓGICA A FIM DE EVITAR ACIDENTES AOS PACIENTES EM ATENDIMENT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9,00</text:p>
          </table:table-cell>
          <table:covered-table-cell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1">
            <text:p>28/08/2024</text:p>
          </table:table-cell>
          <table:covered-table-cell/>
          <table:table-cell office:value-type="string" table:number-columns-spanned="8" table:number-rows-spanned="1" table:style-name="ce22">
            <text:p>NOVODONTO - ROSARIO SOARES PAES DE OLIVEIRA ASSISTÊNCIA TÉCNICA</text:p>
          </table:table-cell>
          <table:covered-table-cell table:number-columns-repeated="7"/>
          <table:table-cell office:value-type="string" table:number-columns-spanned="3" table:number-rows-spanned="1" table:style-name="ce21">
            <text:p>55.206.286/0001-58</text:p>
          </table:table-cell>
          <table:covered-table-cell table:number-columns-repeated="2"/>
          <table:table-cell office:value-type="string" table:number-columns-spanned="10" table:number-rows-spanned="1" table:style-name="ce23">
            <text:p>VALOR COMPLEMENTAR DA COMPRA DE PROTETOR PARA REFLETOR DA CADEIRA ODONTOLÓGICA. PRIMEIRA COMPRA DO PROTETOR FOI PAGA POR MEIO DA DANFE 000.001.242 DESSA MESMA EMPRESA, PORÉM O PROTETOR NÃO ERA O CORRETO PARA O REFLETOR DA CADEIRA. HOUVE ENTÃO A AQUISIÇÃO DO PROTETOR CORRETO POR MEIO DA DANFE 000.001247. PERFAZENDO O TOTAL DE R$ 129,69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0,69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OSE JODEILSON GOMES DE ANDRADE - CPF: 428.111.714-8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3/07/2024 a 01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1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8/2024</text:p>
          </table:table-cell>
          <table:covered-table-cell/>
          <table:table-cell office:value-type="string" table:number-columns-spanned="8" table:number-rows-spanned="1" table:style-name="ce22">
            <text:p>TUPAN CONSTRUÇÕ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0.279.531/0003-27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SOLICITADO PELA DLSG</text:p>
          </table:table-cell>
          <table:covered-table-cell table:number-columns-repeated="9"/>
          <table:table-cell office:value-type="string" table:number-columns-spanned="2" table:number-rows-spanned="1" table:style-name="ce24">
            <text:p>R$ 169,2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8/2024</text:p>
          </table:table-cell>
          <table:covered-table-cell/>
          <table:table-cell office:value-type="string" table:number-columns-spanned="8" table:number-rows-spanned="1" table:style-name="ce22">
            <text:p>TUPAN CONSTRUÇÕ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0.279.531/0003-27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SOLICITADO PELA DLSG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8/2024</text:p>
          </table:table-cell>
          <table:covered-table-cell/>
          <table:table-cell office:value-type="string" table:number-columns-spanned="8" table:number-rows-spanned="1" table:style-name="ce22">
            <text:p>D.M. CORREIA COMERCIO</text:p>
          </table:table-cell>
          <table:covered-table-cell table:number-columns-repeated="7"/>
          <table:table-cell office:value-type="string" table:number-columns-spanned="3" table:number-rows-spanned="1" table:style-name="ce21">
            <text:p>15.337.766/0001-33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SOLICITADO PELA DLSG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2,00</text:p>
          </table:table-cell>
          <table:covered-table-cell/>
          <table:table-cell table:number-columns-repeated="16359"/>
        </table:table-row>
        <table:table-row table:style-name="ro3">
          <table:table-cell table:style-name="ce9"/>
          <table:table-cell office:value-type="string" table:number-columns-spanned="8" table:number-rows-spanned="1" table:style-name="ce26">
            <text:p>Fonte da Informação: Sistema de Gestão Administrativa (SGA)</text:p>
          </table:table-cell>
          <table:covered-table-cell table:number-columns-repeated="7"/>
          <table:table-cell table:number-columns-repeated="15" table:style-name="ce10"/>
          <table:table-cell table:style-name="ce11"/>
          <table:table-cell table:number-columns-repeated="16359"/>
        </table:table-row>
        <table:table-row table:style-name="ro3">
          <table:table-cell table:style-name="ce9"/>
          <table:table-cell table:number-columns-repeated="4" table:style-name="ce10"/>
          <table:table-cell office:value-type="string" table:number-columns-spanned="2" table:number-rows-spanned="1" table:style-name="ce26">
            <text:p>04/12/2024</text:p>
          </table:table-cell>
          <table:covered-table-cell/>
          <table:table-cell table:style-name="ce12"/>
          <table:table-cell table:number-columns-repeated="16" table:style-name="ce10"/>
          <table:table-cell table:style-name="ce11"/>
          <table:table-cell table:number-columns-repeated="16359"/>
        </table:table-row>
        <table:table-row table:number-rows-repeated="1048081" table:style-name="ro9">
          <table:table-cell table:number-columns-repeated="16384"/>
        </table:table-row>
      </table:table>
      <table:named-expressions>
        <table:named-range table:name="JR_PAGE_ANCHOR_0_1" table:cell-range-address="Page_1.$A$1" table:base-cell-address="Page_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/>
    <dc:creator/>
    <meta:creation-date>2024-12-04T20:14:53Z</meta:creation-date>
    <dc:date>2024-12-04T20:14:56Z</dc:date>
  </office:meta>
</office:document-meta>
</file>